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7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0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2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3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68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8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48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7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6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4.15395833333333cm" style:use-optimal-column-width="true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er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43"/>
        <table:table-column table:style-name="co4" table:number-columns-repeated="16373" table:default-cell-style-name="ce1"/>
        <table:table-row table:style-name="ro1">
          <table:table-cell office:value-type="string" table:style-name="ce49">
            <text:p>Tabela 3 - Recursos de bens e serviços - 2017</text:p>
          </table:table-cell>
          <table:table-cell table:number-columns-repeated="6" table:style-name="ce49"/>
          <table:table-cell table:number-columns-repeated="3" table:style-name="ce17"/>
          <table:table-cell table:style-name="ce46"/>
          <table:table-cell table:number-columns-repeated="16373" table:style-name="ce18"/>
        </table:table-row>
        <table:table-row table:style-name="ro2">
          <table:table-cell table:number-columns-repeated="6" table:style-name="ce50"/>
          <table:table-cell table:style-name="ce51"/>
          <table:table-cell table:number-columns-repeated="3" table:style-name="ce1"/>
          <table:table-cell table:style-name="ce43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28">
            <text:p>Oferta de bens e serviços (preços do ano anterior em 1 000 000 R$)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style-name="ce28"/>
          <table:table-cell table:style-name="ce29"/>
          <table:table-cell table:style-name="ce30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7">
            <text:p>Oferta total</text:p>
            <text:p>a preço</text:p>
            <text:p>de consumidor</text:p>
          </table:table-cell>
          <table:table-cell office:value-type="string" table:style-name="ce27">
            <text:p>Margem<text:s/></text:p>
            <text:p>de</text:p>
            <text:p>comércio</text:p>
          </table:table-cell>
          <table:table-cell office:value-type="string" table:style-name="ce27">
            <text:p>Margem</text:p>
            <text:p>de</text:p>
            <text:p>transporte</text:p>
          </table:table-cell>
          <table:table-cell office:value-type="string" table:style-name="ce27">
            <text:p>Imposto</text:p>
            <text:p>de</text:p>
            <text:p>importação</text:p>
          </table:table-cell>
          <table:table-cell office:value-type="string" table:style-name="ce27">
            <text:p>IPI</text:p>
          </table:table-cell>
          <table:table-cell office:value-type="string" table:style-name="ce35">
            <text:p>ICMS</text:p>
          </table:table-cell>
          <table:table-cell office:value-type="string" table:style-name="ce27">
            <text:p>Outros impostos menos subsídios</text:p>
          </table:table-cell>
          <table:table-cell office:value-type="string" table:style-name="ce27">
            <text:p>Total de impostos líquidos de subsídios</text:p>
          </table:table-cell>
          <table:table-cell office:value-type="string" table:style-name="ce34">
            <text:p>Oferta total</text:p>
            <text:p><text:s/>a preço básico<text:s/></text:p>
          </table:table-cell>
          <table:table-cell table:number-columns-repeated="16373"/>
        </table:table-row>
        <table:table-row table:style-name="ro4">
          <table:table-cell table:number-columns-repeated="5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47"/>
          <table:table-cell table:number-columns-repeated="1637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21372" table:style-name="ce36">
            <text:p><text:s text:c="2"/>21 372</text:p>
          </table:table-cell>
          <table:table-cell office:value-type="float" office:value="2369" table:style-name="ce36">
            <text:p><text:s text:c="2"/>2 369</text:p>
          </table:table-cell>
          <table:table-cell office:value-type="float" office:value="1140" table:style-name="ce36">
            <text:p><text:s text:c="2"/>1 140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144" table:style-name="ce36">
            <text:p><text:s text:c="3"/>144</text:p>
          </table:table-cell>
          <table:table-cell office:value-type="float" office:value="269" table:style-name="ce36">
            <text:p><text:s text:c="3"/>269</text:p>
          </table:table-cell>
          <table:table-cell office:value-type="float" office:value="17594" table:style-name="ce36">
            <text:p><text:s text:c="2"/>17 59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62335" table:style-name="ce36">
            <text:p><text:s text:c="2"/>62 335</text:p>
          </table:table-cell>
          <table:table-cell office:value-type="float" office:value="7101" table:style-name="ce36">
            <text:p><text:s text:c="2"/>7 101</text:p>
          </table:table-cell>
          <table:table-cell office:value-type="float" office:value="2100" table:style-name="ce36">
            <text:p><text:s text:c="2"/>2 1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9" table:style-name="ce36">
            <text:p><text:s text:c="3"/>209</text:p>
          </table:table-cell>
          <table:table-cell office:value-type="float" office:value="-18" table:style-name="ce36">
            <text:p><text:s/>(-) <text:s text:c="2"/>18</text:p>
          </table:table-cell>
          <table:table-cell office:value-type="float" office:value="191" table:style-name="ce36">
            <text:p><text:s text:c="3"/>191</text:p>
          </table:table-cell>
          <table:table-cell office:value-type="float" office:value="52943" table:style-name="ce36">
            <text:p><text:s text:c="2"/>52 94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1969" table:style-name="ce36">
            <text:p><text:s text:c="2"/>11 969</text:p>
          </table:table-cell>
          <table:table-cell office:value-type="float" office:value="878" table:style-name="ce36">
            <text:p><text:s text:c="3"/>878</text:p>
          </table:table-cell>
          <table:table-cell office:value-type="float" office:value="295" table:style-name="ce36">
            <text:p><text:s text:c="3"/>29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161" table:style-name="ce36">
            <text:p><text:s text:c="3"/>161</text:p>
          </table:table-cell>
          <table:table-cell office:value-type="float" office:value="196" table:style-name="ce36">
            <text:p><text:s text:c="3"/>196</text:p>
          </table:table-cell>
          <table:table-cell office:value-type="float" office:value="10600" table:style-name="ce36">
            <text:p><text:s text:c="2"/>10 60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57132" table:style-name="ce36">
            <text:p><text:s text:c="2"/>57 1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24" table:style-name="ce36">
            <text:p><text:s text:c="2"/>2 5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1368" table:style-name="ce36">
            <text:p><text:s text:c="2"/>1 368</text:p>
          </table:table-cell>
          <table:table-cell office:value-type="float" office:value="1422" table:style-name="ce36">
            <text:p><text:s text:c="2"/>1 422</text:p>
          </table:table-cell>
          <table:table-cell office:value-type="float" office:value="53186" table:style-name="ce36">
            <text:p><text:s text:c="2"/>53 186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150625" table:style-name="ce36">
            <text:p><text:s text:c="2"/>150 625</text:p>
          </table:table-cell>
          <table:table-cell office:value-type="float" office:value="4776" table:style-name="ce36">
            <text:p><text:s text:c="2"/>4 776</text:p>
          </table:table-cell>
          <table:table-cell office:value-type="float" office:value="2539" table:style-name="ce36">
            <text:p><text:s text:c="2"/>2 5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3" table:style-name="ce36">
            <text:p><text:s text:c="3"/>113</text:p>
          </table:table-cell>
          <table:table-cell office:value-type="float" office:value="331" table:style-name="ce36">
            <text:p><text:s text:c="3"/>331</text:p>
          </table:table-cell>
          <table:table-cell office:value-type="float" office:value="444" table:style-name="ce36">
            <text:p><text:s text:c="3"/>444</text:p>
          </table:table-cell>
          <table:table-cell office:value-type="float" office:value="142866" table:style-name="ce36">
            <text:p><text:s text:c="2"/>142 86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99389" table:style-name="ce37">
            <text:p><text:s text:c="2"/>99 389</text:p>
          </table:table-cell>
          <table:table-cell office:value-type="float" office:value="23339" table:style-name="ce37">
            <text:p><text:s text:c="2"/>23 339</text:p>
          </table:table-cell>
          <table:table-cell office:value-type="float" office:value="1441" table:style-name="ce37">
            <text:p><text:s text:c="2"/>1 441</text:p>
          </table:table-cell>
          <table:table-cell office:value-type="float" office:value="249" table:style-name="ce37">
            <text:p><text:s text:c="3"/>2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30" table:style-name="ce37">
            <text:p><text:s text:c="2"/>2 230</text:p>
          </table:table-cell>
          <table:table-cell office:value-type="float" office:value="-27" table:style-name="ce37">
            <text:p><text:s/>(-) <text:s text:c="2"/>27</text:p>
          </table:table-cell>
          <table:table-cell office:value-type="float" office:value="2452" table:style-name="ce37">
            <text:p><text:s text:c="2"/>2 452</text:p>
          </table:table-cell>
          <table:table-cell office:value-type="float" office:value="72157" table:style-name="ce37">
            <text:p><text:s text:c="2"/>72 157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14279" table:style-name="ce37">
            <text:p><text:s text:c="2"/>14 279</text:p>
          </table:table-cell>
          <table:table-cell office:value-type="float" office:value="4220" table:style-name="ce37">
            <text:p><text:s text:c="2"/>4 220</text:p>
          </table:table-cell>
          <table:table-cell office:value-type="float" office:value="864" table:style-name="ce37">
            <text:p><text:s text:c="3"/>864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7" table:style-name="ce37">
            <text:p><text:s text:c="3"/>1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2" table:style-name="ce37">
            <text:p><text:s text:c="3"/>142</text:p>
          </table:table-cell>
          <table:table-cell office:value-type="float" office:value="9053" table:style-name="ce37">
            <text:p><text:s text:c="2"/>9 05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20904" table:style-name="ce37">
            <text:p><text:s text:c="2"/>20 904</text:p>
          </table:table-cell>
          <table:table-cell office:value-type="float" office:value="1747" table:style-name="ce37">
            <text:p><text:s text:c="2"/>1 747</text:p>
          </table:table-cell>
          <table:table-cell office:value-type="float" office:value="242" table:style-name="ce37">
            <text:p><text:s text:c="3"/>2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-296" table:style-name="ce37">
            <text:p><text:s/>(-) <text:s text:c="2"/>296</text:p>
          </table:table-cell>
          <table:table-cell office:value-type="float" office:value="-243" table:style-name="ce37">
            <text:p><text:s/>(-) <text:s text:c="2"/>243</text:p>
          </table:table-cell>
          <table:table-cell office:value-type="float" office:value="19158" table:style-name="ce37">
            <text:p><text:s text:c="2"/>19 15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44993" table:style-name="ce37">
            <text:p><text:s text:c="2"/>44 993</text:p>
          </table:table-cell>
          <table:table-cell office:value-type="float" office:value="11900" table:style-name="ce37">
            <text:p><text:s text:c="2"/>11 900</text:p>
          </table:table-cell>
          <table:table-cell office:value-type="float" office:value="697" table:style-name="ce37">
            <text:p><text:s text:c="3"/>697</text:p>
          </table:table-cell>
          <table:table-cell office:value-type="float" office:value="117" table:style-name="ce37">
            <text:p><text:s text:c="3"/>1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65" table:style-name="ce37">
            <text:p><text:s text:c="2"/>1 265</text:p>
          </table:table-cell>
          <table:table-cell office:value-type="float" office:value="564" table:style-name="ce37">
            <text:p><text:s text:c="3"/>564</text:p>
          </table:table-cell>
          <table:table-cell office:value-type="float" office:value="1946" table:style-name="ce37">
            <text:p><text:s text:c="2"/>1 946</text:p>
          </table:table-cell>
          <table:table-cell office:value-type="float" office:value="30450" table:style-name="ce37">
            <text:p><text:s text:c="2"/>30 450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84701" table:style-name="ce37">
            <text:p><text:s text:c="2"/>84 701</text:p>
          </table:table-cell>
          <table:table-cell office:value-type="float" office:value="6220" table:style-name="ce37">
            <text:p><text:s text:c="2"/>6 220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12" table:style-name="ce37">
            <text:p><text:s text:c="2"/>1 212</text:p>
          </table:table-cell>
          <table:table-cell office:value-type="float" office:value="1100" table:style-name="ce37">
            <text:p><text:s text:c="2"/>1 100</text:p>
          </table:table-cell>
          <table:table-cell office:value-type="float" office:value="2312" table:style-name="ce37">
            <text:p><text:s text:c="2"/>2 312</text:p>
          </table:table-cell>
          <table:table-cell office:value-type="float" office:value="76051" table:style-name="ce37">
            <text:p><text:s text:c="2"/>76 05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35212" table:style-name="ce36">
            <text:p><text:s text:c="2"/>35 212</text:p>
          </table:table-cell>
          <table:table-cell office:value-type="float" office:value="4912" table:style-name="ce36">
            <text:p><text:s text:c="2"/>4 912</text:p>
          </table:table-cell>
          <table:table-cell office:value-type="float" office:value="975" table:style-name="ce36">
            <text:p><text:s text:c="3"/>9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7" table:style-name="ce36">
            <text:p><text:s text:c="3"/>287</text:p>
          </table:table-cell>
          <table:table-cell office:value-type="float" office:value="273" table:style-name="ce36">
            <text:p><text:s text:c="3"/>273</text:p>
          </table:table-cell>
          <table:table-cell office:value-type="float" office:value="560" table:style-name="ce36">
            <text:p><text:s text:c="3"/>560</text:p>
          </table:table-cell>
          <table:table-cell office:value-type="float" office:value="28765" table:style-name="ce36">
            <text:p><text:s text:c="2"/>28 76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9816" table:style-name="ce36">
            <text:p><text:s text:c="2"/>9 816</text:p>
          </table:table-cell>
          <table:table-cell office:value-type="float" office:value="631" table:style-name="ce36">
            <text:p><text:s text:c="3"/>631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156" table:style-name="ce36">
            <text:p><text:s text:c="3"/>156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8993" table:style-name="ce36">
            <text:p><text:s text:c="2"/>8 99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34330" table:style-name="ce36">
            <text:p><text:s text:c="2"/>34 330</text:p>
          </table:table-cell>
          <table:table-cell office:value-type="float" office:value="3353" table:style-name="ce36">
            <text:p><text:s text:c="2"/>3 353</text:p>
          </table:table-cell>
          <table:table-cell office:value-type="float" office:value="182" table:style-name="ce36">
            <text:p><text:s text:c="3"/>1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8" table:style-name="ce36">
            <text:p><text:s text:c="3"/>668</text:p>
          </table:table-cell>
          <table:table-cell office:value-type="float" office:value="611" table:style-name="ce36">
            <text:p><text:s text:c="3"/>611</text:p>
          </table:table-cell>
          <table:table-cell office:value-type="float" office:value="1279" table:style-name="ce36">
            <text:p><text:s text:c="2"/>1 279</text:p>
          </table:table-cell>
          <table:table-cell office:value-type="float" office:value="29516" table:style-name="ce36">
            <text:p><text:s text:c="2"/>29 51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31111" table:style-name="ce36">
            <text:p><text:s text:c="2"/>31 111</text:p>
          </table:table-cell>
          <table:table-cell office:value-type="float" office:value="3600" table:style-name="ce36">
            <text:p><text:s text:c="2"/>3 600</text:p>
          </table:table-cell>
          <table:table-cell office:value-type="float" office:value="521" table:style-name="ce36">
            <text:p><text:s text:c="3"/>521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63" table:style-name="ce36">
            <text:p><text:s text:c="2"/>1 663</text:p>
          </table:table-cell>
          <table:table-cell office:value-type="float" office:value="467" table:style-name="ce36">
            <text:p><text:s text:c="3"/>467</text:p>
          </table:table-cell>
          <table:table-cell office:value-type="float" office:value="2185" table:style-name="ce36">
            <text:p><text:s text:c="2"/>2 185</text:p>
          </table:table-cell>
          <table:table-cell office:value-type="float" office:value="24805" table:style-name="ce36">
            <text:p><text:s text:c="2"/>24 805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9894" table:style-name="ce36">
            <text:p><text:s text:c="2"/>19 894</text:p>
          </table:table-cell>
          <table:table-cell office:value-type="float" office:value="3111" table:style-name="ce36">
            <text:p><text:s text:c="2"/>3 111</text:p>
          </table:table-cell>
          <table:table-cell office:value-type="float" office:value="73" table:style-name="ce36">
            <text:p><text:s text:c="3"/>73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02" table:style-name="ce36">
            <text:p><text:s text:c="2"/>1 102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1336" table:style-name="ce36">
            <text:p><text:s text:c="2"/>1 336</text:p>
          </table:table-cell>
          <table:table-cell office:value-type="float" office:value="15374" table:style-name="ce36">
            <text:p><text:s text:c="2"/>15 374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9111" table:style-name="ce37">
            <text:p><text:s text:c="2"/>9 1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9" table:style-name="ce37">
            <text:p><text:s text:c="3"/>9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52" table:style-name="ce37">
            <text:p><text:s text:c="2"/>8 15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26788" table:style-name="ce37">
            <text:p><text:s text:c="2"/>26 788</text:p>
          </table:table-cell>
          <table:table-cell office:value-type="float" office:value="3694" table:style-name="ce37">
            <text:p><text:s text:c="2"/>3 694</text:p>
          </table:table-cell>
          <table:table-cell office:value-type="float" office:value="1598" table:style-name="ce37">
            <text:p><text:s text:c="2"/>1 598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92" table:style-name="ce37">
            <text:p><text:s text:c="2"/>1 192</text:p>
          </table:table-cell>
          <table:table-cell office:value-type="float" office:value="495" table:style-name="ce37">
            <text:p><text:s text:c="3"/>495</text:p>
          </table:table-cell>
          <table:table-cell office:value-type="float" office:value="1705" table:style-name="ce37">
            <text:p><text:s text:c="2"/>1 705</text:p>
          </table:table-cell>
          <table:table-cell office:value-type="float" office:value="19791" table:style-name="ce37">
            <text:p><text:s text:c="2"/>19 79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136360" table:style-name="ce37">
            <text:p><text:s text:c="2"/>136 3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35" table:style-name="ce37">
            <text:p><text:s text:c="3"/>8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12" table:style-name="ce37">
            <text:p><text:s text:c="2"/>1 412</text:p>
          </table:table-cell>
          <table:table-cell office:value-type="float" office:value="1412" table:style-name="ce37">
            <text:p><text:s text:c="2"/>1 412</text:p>
          </table:table-cell>
          <table:table-cell office:value-type="float" office:value="134113" table:style-name="ce37">
            <text:p><text:s text:c="2"/>134 11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62396" table:style-name="ce37">
            <text:p><text:s text:c="2"/>62 396</text:p>
          </table:table-cell>
          <table:table-cell office:value-type="float" office:value="5083" table:style-name="ce37">
            <text:p><text:s text:c="2"/>5 083</text:p>
          </table:table-cell>
          <table:table-cell office:value-type="float" office:value="2276" table:style-name="ce37">
            <text:p><text:s text:c="2"/>2 2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4" table:style-name="ce37">
            <text:p><text:s text:c="3"/>174</text:p>
          </table:table-cell>
          <table:table-cell office:value-type="float" office:value="174" table:style-name="ce37">
            <text:p><text:s text:c="3"/>174</text:p>
          </table:table-cell>
          <table:table-cell office:value-type="float" office:value="54863" table:style-name="ce37">
            <text:p><text:s text:c="2"/>54 863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22443" table:style-name="ce37">
            <text:p><text:s text:c="2"/>22 443</text:p>
          </table:table-cell>
          <table:table-cell office:value-type="float" office:value="2032" table:style-name="ce37">
            <text:p><text:s text:c="2"/>2 032</text:p>
          </table:table-cell>
          <table:table-cell office:value-type="float" office:value="1022" table:style-name="ce37">
            <text:p><text:s text:c="2"/>1 022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1" table:style-name="ce37">
            <text:p><text:s text:c="3"/>471</text:p>
          </table:table-cell>
          <table:table-cell office:value-type="float" office:value="475" table:style-name="ce37">
            <text:p><text:s text:c="3"/>475</text:p>
          </table:table-cell>
          <table:table-cell office:value-type="float" office:value="18914" table:style-name="ce37">
            <text:p><text:s text:c="2"/>18 91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85468" table:style-name="ce36">
            <text:p><text:s text:c="2"/>185 468</text:p>
          </table:table-cell>
          <table:table-cell office:value-type="float" office:value="38143" table:style-name="ce36">
            <text:p><text:s text:c="2"/>38 143</text:p>
          </table:table-cell>
          <table:table-cell office:value-type="float" office:value="1402" table:style-name="ce36">
            <text:p><text:s text:c="2"/>1 402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30" table:style-name="ce36">
            <text:p><text:s text:c="2"/>11 130</text:p>
          </table:table-cell>
          <table:table-cell office:value-type="float" office:value="1246" table:style-name="ce36">
            <text:p><text:s text:c="2"/>1 246</text:p>
          </table:table-cell>
          <table:table-cell office:value-type="float" office:value="12415" table:style-name="ce36">
            <text:p><text:s text:c="2"/>12 415</text:p>
          </table:table-cell>
          <table:table-cell office:value-type="float" office:value="133508" table:style-name="ce36">
            <text:p><text:s text:c="2"/>133 50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8049" table:style-name="ce36">
            <text:p><text:s text:c="2"/>18 049</text:p>
          </table:table-cell>
          <table:table-cell office:value-type="float" office:value="2029" table:style-name="ce36">
            <text:p><text:s text:c="2"/>2 029</text:p>
          </table:table-cell>
          <table:table-cell office:value-type="float" office:value="115" table:style-name="ce36">
            <text:p><text:s text:c="3"/>1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9" table:style-name="ce36">
            <text:p><text:s text:c="3"/>769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824" table:style-name="ce36">
            <text:p><text:s text:c="3"/>824</text:p>
          </table:table-cell>
          <table:table-cell office:value-type="float" office:value="15081" table:style-name="ce36">
            <text:p><text:s text:c="2"/>15 08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71842" table:style-name="ce36">
            <text:p><text:s text:c="2"/>71 842</text:p>
          </table:table-cell>
          <table:table-cell office:value-type="float" office:value="9837" table:style-name="ce36">
            <text:p><text:s text:c="2"/>9 837</text:p>
          </table:table-cell>
          <table:table-cell office:value-type="float" office:value="808" table:style-name="ce36">
            <text:p><text:s text:c="3"/>8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43" table:style-name="ce36">
            <text:p><text:s text:c="2"/>3 743</text:p>
          </table:table-cell>
          <table:table-cell office:value-type="float" office:value="141" table:style-name="ce36">
            <text:p><text:s text:c="3"/>141</text:p>
          </table:table-cell>
          <table:table-cell office:value-type="float" office:value="3884" table:style-name="ce36">
            <text:p><text:s text:c="2"/>3 884</text:p>
          </table:table-cell>
          <table:table-cell office:value-type="float" office:value="57313" table:style-name="ce36">
            <text:p><text:s text:c="2"/>57 31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10377" table:style-name="ce36">
            <text:p><text:s text:c="2"/>10 377</text:p>
          </table:table-cell>
          <table:table-cell office:value-type="float" office:value="1841" table:style-name="ce36">
            <text:p><text:s text:c="2"/>1 841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131" table:style-name="ce36">
            <text:p><text:s text:c="3"/>131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941" table:style-name="ce36">
            <text:p><text:s text:c="3"/>941</text:p>
          </table:table-cell>
          <table:table-cell office:value-type="float" office:value="175" table:style-name="ce36">
            <text:p><text:s text:c="3"/>175</text:p>
          </table:table-cell>
          <table:table-cell office:value-type="float" office:value="1282" table:style-name="ce36">
            <text:p><text:s text:c="2"/>1 282</text:p>
          </table:table-cell>
          <table:table-cell office:value-type="float" office:value="7156" table:style-name="ce36">
            <text:p><text:s text:c="2"/>7 156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31177" table:style-name="ce36">
            <text:p><text:s text:c="2"/>31 177</text:p>
          </table:table-cell>
          <table:table-cell office:value-type="float" office:value="5808" table:style-name="ce36">
            <text:p><text:s text:c="2"/>5 808</text:p>
          </table:table-cell>
          <table:table-cell office:value-type="float" office:value="549" table:style-name="ce36">
            <text:p><text:s text:c="3"/>5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10" table:style-name="ce36">
            <text:p><text:s text:c="2"/>2 410</text:p>
          </table:table-cell>
          <table:table-cell office:value-type="float" office:value="722" table:style-name="ce36">
            <text:p><text:s text:c="3"/>722</text:p>
          </table:table-cell>
          <table:table-cell office:value-type="float" office:value="3132" table:style-name="ce36">
            <text:p><text:s text:c="2"/>3 132</text:p>
          </table:table-cell>
          <table:table-cell office:value-type="float" office:value="21688" table:style-name="ce36">
            <text:p><text:s text:c="2"/>21 68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78691" table:style-name="ce37">
            <text:p><text:s text:c="2"/>78 691</text:p>
          </table:table-cell>
          <table:table-cell office:value-type="float" office:value="15479" table:style-name="ce37">
            <text:p><text:s text:c="2"/>15 479</text:p>
          </table:table-cell>
          <table:table-cell office:value-type="float" office:value="504" table:style-name="ce37">
            <text:p><text:s text:c="3"/>504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271" table:style-name="ce37">
            <text:p><text:s text:c="3"/>271</text:p>
          </table:table-cell>
          <table:table-cell office:value-type="float" office:value="8126" table:style-name="ce37">
            <text:p><text:s text:c="2"/>8 126</text:p>
          </table:table-cell>
          <table:table-cell office:value-type="float" office:value="1690" table:style-name="ce37">
            <text:p><text:s text:c="2"/>1 690</text:p>
          </table:table-cell>
          <table:table-cell office:value-type="float" office:value="10139" table:style-name="ce37">
            <text:p><text:s text:c="2"/>10 139</text:p>
          </table:table-cell>
          <table:table-cell office:value-type="float" office:value="52569" table:style-name="ce37">
            <text:p><text:s text:c="2"/>52 56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62117" table:style-name="ce38">
            <text:p><text:s text:c="2"/>62 117</text:p>
          </table:table-cell>
          <table:table-cell office:value-type="float" office:value="9028" table:style-name="ce38">
            <text:p><text:s text:c="2"/>9 028</text:p>
          </table:table-cell>
          <table:table-cell office:value-type="float" office:value="1810" table:style-name="ce38">
            <text:p><text:s text:c="2"/>1 81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89" table:style-name="ce38">
            <text:p><text:s text:c="3"/>89</text:p>
          </table:table-cell>
          <table:table-cell office:value-type="float" office:value="1541" table:style-name="ce38">
            <text:p><text:s text:c="2"/>1 541</text:p>
          </table:table-cell>
          <table:table-cell office:value-type="float" office:value="67" table:style-name="ce38">
            <text:p><text:s text:c="3"/>67</text:p>
          </table:table-cell>
          <table:table-cell office:value-type="float" office:value="1698" table:style-name="ce38">
            <text:p><text:s text:c="2"/>1 698</text:p>
          </table:table-cell>
          <table:table-cell office:value-type="float" office:value="49581" table:style-name="ce38">
            <text:p><text:s text:c="2"/>49 58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48098" table:style-name="ce37">
            <text:p><text:s text:c="2"/>48 098</text:p>
          </table:table-cell>
          <table:table-cell office:value-type="float" office:value="10846" table:style-name="ce37">
            <text:p><text:s text:c="2"/>10 846</text:p>
          </table:table-cell>
          <table:table-cell office:value-type="float" office:value="449" table:style-name="ce37">
            <text:p><text:s text:c="3"/>449</text:p>
          </table:table-cell>
          <table:table-cell office:value-type="float" office:value="196" table:style-name="ce37">
            <text:p><text:s text:c="3"/>1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24" table:style-name="ce37">
            <text:p><text:s text:c="2"/>4 424</text:p>
          </table:table-cell>
          <table:table-cell office:value-type="float" office:value="762" table:style-name="ce37">
            <text:p><text:s text:c="3"/>762</text:p>
          </table:table-cell>
          <table:table-cell office:value-type="float" office:value="5382" table:style-name="ce37">
            <text:p><text:s text:c="2"/>5 382</text:p>
          </table:table-cell>
          <table:table-cell office:value-type="float" office:value="31421" table:style-name="ce37">
            <text:p><text:s text:c="2"/>31 42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81267" table:style-name="ce37">
            <text:p><text:s text:c="2"/>81 267</text:p>
          </table:table-cell>
          <table:table-cell office:value-type="float" office:value="5829" table:style-name="ce37">
            <text:p><text:s text:c="2"/>5 829</text:p>
          </table:table-cell>
          <table:table-cell office:value-type="float" office:value="1985" table:style-name="ce37">
            <text:p><text:s text:c="2"/>1 985</text:p>
          </table:table-cell>
          <table:table-cell office:value-type="float" office:value="219" table:style-name="ce37">
            <text:p><text:s text:c="3"/>2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18" table:style-name="ce37">
            <text:p><text:s text:c="2"/>2 818</text:p>
          </table:table-cell>
          <table:table-cell office:value-type="float" office:value="1255" table:style-name="ce37">
            <text:p><text:s text:c="2"/>1 255</text:p>
          </table:table-cell>
          <table:table-cell office:value-type="float" office:value="4292" table:style-name="ce37">
            <text:p><text:s text:c="2"/>4 292</text:p>
          </table:table-cell>
          <table:table-cell office:value-type="float" office:value="69161" table:style-name="ce37">
            <text:p><text:s text:c="2"/>69 161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22654" table:style-name="ce37">
            <text:p><text:s text:c="2"/>22 654</text:p>
          </table:table-cell>
          <table:table-cell office:value-type="float" office:value="6178" table:style-name="ce37">
            <text:p><text:s text:c="2"/>6 178</text:p>
          </table:table-cell>
          <table:table-cell office:value-type="float" office:value="228" table:style-name="ce37">
            <text:p><text:s text:c="3"/>228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96" table:style-name="ce37">
            <text:p><text:s text:c="2"/>2 196</text:p>
          </table:table-cell>
          <table:table-cell office:value-type="float" office:value="98" table:style-name="ce37">
            <text:p><text:s text:c="3"/>98</text:p>
          </table:table-cell>
          <table:table-cell office:value-type="float" office:value="2302" table:style-name="ce37">
            <text:p><text:s text:c="2"/>2 302</text:p>
          </table:table-cell>
          <table:table-cell office:value-type="float" office:value="13946" table:style-name="ce37">
            <text:p><text:s text:c="2"/>13 94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29409" table:style-name="ce36">
            <text:p><text:s text:c="2"/>29 409</text:p>
          </table:table-cell>
          <table:table-cell office:value-type="float" office:value="8785" table:style-name="ce36">
            <text:p><text:s text:c="2"/>8 785</text:p>
          </table:table-cell>
          <table:table-cell office:value-type="float" office:value="451" table:style-name="ce36">
            <text:p><text:s text:c="3"/>451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35" table:style-name="ce36">
            <text:p><text:s text:c="2"/>1 435</text:p>
          </table:table-cell>
          <table:table-cell office:value-type="float" office:value="627" table:style-name="ce36">
            <text:p><text:s text:c="3"/>627</text:p>
          </table:table-cell>
          <table:table-cell office:value-type="float" office:value="2065" table:style-name="ce36">
            <text:p><text:s text:c="2"/>2 065</text:p>
          </table:table-cell>
          <table:table-cell office:value-type="float" office:value="18108" table:style-name="ce36">
            <text:p><text:s text:c="2"/>18 10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58121" table:style-name="ce36">
            <text:p><text:s text:c="2"/>58 121</text:p>
          </table:table-cell>
          <table:table-cell office:value-type="float" office:value="13614" table:style-name="ce36">
            <text:p><text:s text:c="2"/>13 614</text:p>
          </table:table-cell>
          <table:table-cell office:value-type="float" office:value="851" table:style-name="ce36">
            <text:p><text:s text:c="3"/>851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654" table:style-name="ce36">
            <text:p><text:s text:c="2"/>2 654</text:p>
          </table:table-cell>
          <table:table-cell office:value-type="float" office:value="1131" table:style-name="ce36">
            <text:p><text:s text:c="2"/>1 131</text:p>
          </table:table-cell>
          <table:table-cell office:value-type="float" office:value="3822" table:style-name="ce36">
            <text:p><text:s text:c="2"/>3 822</text:p>
          </table:table-cell>
          <table:table-cell office:value-type="float" office:value="39834" table:style-name="ce36">
            <text:p><text:s text:c="2"/>39 83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49168" table:style-name="ce36">
            <text:p><text:s text:c="2"/>49 168</text:p>
          </table:table-cell>
          <table:table-cell office:value-type="float" office:value="8890" table:style-name="ce36">
            <text:p><text:s text:c="2"/>8 890</text:p>
          </table:table-cell>
          <table:table-cell office:value-type="float" office:value="1284" table:style-name="ce36">
            <text:p><text:s text:c="2"/>1 284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1904" table:style-name="ce36">
            <text:p><text:s text:c="2"/>1 904</text:p>
          </table:table-cell>
          <table:table-cell office:value-type="float" office:value="986" table:style-name="ce36">
            <text:p><text:s text:c="3"/>986</text:p>
          </table:table-cell>
          <table:table-cell office:value-type="float" office:value="3105" table:style-name="ce36">
            <text:p><text:s text:c="2"/>3 105</text:p>
          </table:table-cell>
          <table:table-cell office:value-type="float" office:value="35889" table:style-name="ce36">
            <text:p><text:s text:c="2"/>35 88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91984" table:style-name="ce36">
            <text:p><text:s text:c="2"/>191 984</text:p>
          </table:table-cell>
          <table:table-cell office:value-type="float" office:value="54821" table:style-name="ce36">
            <text:p><text:s text:c="2"/>54 821</text:p>
          </table:table-cell>
          <table:table-cell office:value-type="float" office:value="973" table:style-name="ce36">
            <text:p><text:s text:c="3"/>973</text:p>
          </table:table-cell>
          <table:table-cell office:value-type="float" office:value="467" table:style-name="ce36">
            <text:p><text:s text:c="3"/>467</text:p>
          </table:table-cell>
          <table:table-cell office:value-type="float" office:value="458" table:style-name="ce36">
            <text:p><text:s text:c="3"/>458</text:p>
          </table:table-cell>
          <table:table-cell office:value-type="float" office:value="16405" table:style-name="ce36">
            <text:p><text:s text:c="2"/>16 405</text:p>
          </table:table-cell>
          <table:table-cell office:value-type="float" office:value="2855" table:style-name="ce36">
            <text:p><text:s text:c="2"/>2 855</text:p>
          </table:table-cell>
          <table:table-cell office:value-type="float" office:value="20185" table:style-name="ce36">
            <text:p><text:s text:c="2"/>20 185</text:p>
          </table:table-cell>
          <table:table-cell office:value-type="float" office:value="116005" table:style-name="ce36">
            <text:p><text:s text:c="2"/>116 005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38264" table:style-name="ce36">
            <text:p><text:s text:c="2"/>138 264</text:p>
          </table:table-cell>
          <table:table-cell office:value-type="float" office:value="23670" table:style-name="ce36">
            <text:p><text:s text:c="2"/>23 670</text:p>
          </table:table-cell>
          <table:table-cell office:value-type="float" office:value="2019" table:style-name="ce36">
            <text:p><text:s text:c="2"/>2 019</text:p>
          </table:table-cell>
          <table:table-cell office:value-type="float" office:value="430" table:style-name="ce36">
            <text:p><text:s text:c="3"/>430</text:p>
          </table:table-cell>
          <table:table-cell office:value-type="float" office:value="4602" table:style-name="ce36">
            <text:p><text:s text:c="2"/>4 602</text:p>
          </table:table-cell>
          <table:table-cell office:value-type="float" office:value="13263" table:style-name="ce36">
            <text:p><text:s text:c="2"/>13 263</text:p>
          </table:table-cell>
          <table:table-cell office:value-type="float" office:value="7234" table:style-name="ce36">
            <text:p><text:s text:c="2"/>7 234</text:p>
          </table:table-cell>
          <table:table-cell office:value-type="float" office:value="25529" table:style-name="ce36">
            <text:p><text:s text:c="2"/>25 529</text:p>
          </table:table-cell>
          <table:table-cell office:value-type="float" office:value="87046" table:style-name="ce36">
            <text:p><text:s text:c="2"/>87 046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35236" table:style-name="ce37">
            <text:p><text:s text:c="2"/>35 236</text:p>
          </table:table-cell>
          <table:table-cell office:value-type="float" office:value="3179" table:style-name="ce37">
            <text:p><text:s text:c="2"/>3 179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3704" table:style-name="ce37">
            <text:p><text:s text:c="2"/>3 704</text:p>
          </table:table-cell>
          <table:table-cell office:value-type="float" office:value="4164" table:style-name="ce37">
            <text:p><text:s text:c="2"/>4 164</text:p>
          </table:table-cell>
          <table:table-cell office:value-type="float" office:value="807" table:style-name="ce37">
            <text:p><text:s text:c="3"/>807</text:p>
          </table:table-cell>
          <table:table-cell office:value-type="float" office:value="8697" table:style-name="ce37">
            <text:p><text:s text:c="2"/>8 697</text:p>
          </table:table-cell>
          <table:table-cell office:value-type="float" office:value="23331" table:style-name="ce37">
            <text:p><text:s text:c="2"/>23 33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5153" table:style-name="ce37">
            <text:p><text:s text:c="2"/>15 153</text:p>
          </table:table-cell>
          <table:table-cell office:value-type="float" office:value="2073" table:style-name="ce37">
            <text:p><text:s text:c="2"/>2 073</text:p>
          </table:table-cell>
          <table:table-cell office:value-type="float" office:value="153" table:style-name="ce37">
            <text:p><text:s text:c="3"/>153</text:p>
          </table:table-cell>
          <table:table-cell office:value-type="float" office:value="332" table:style-name="ce37">
            <text:p><text:s text:c="3"/>3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7" table:style-name="ce37">
            <text:p><text:s text:c="3"/>397</text:p>
          </table:table-cell>
          <table:table-cell office:value-type="float" office:value="397" table:style-name="ce37">
            <text:p><text:s text:c="3"/>397</text:p>
          </table:table-cell>
          <table:table-cell office:value-type="float" office:value="1126" table:style-name="ce37">
            <text:p><text:s text:c="2"/>1 126</text:p>
          </table:table-cell>
          <table:table-cell office:value-type="float" office:value="11801" table:style-name="ce37">
            <text:p><text:s text:c="2"/>11 80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30304" table:style-name="ce37">
            <text:p><text:s text:c="2"/>30 304</text:p>
          </table:table-cell>
          <table:table-cell office:value-type="float" office:value="4665" table:style-name="ce37">
            <text:p><text:s text:c="2"/>4 665</text:p>
          </table:table-cell>
          <table:table-cell office:value-type="float" office:value="319" table:style-name="ce37">
            <text:p><text:s text:c="3"/>319</text:p>
          </table:table-cell>
          <table:table-cell office:value-type="float" office:value="1101" table:style-name="ce37">
            <text:p><text:s text:c="2"/>1 101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1011" table:style-name="ce37">
            <text:p><text:s text:c="2"/>1 011</text:p>
          </table:table-cell>
          <table:table-cell office:value-type="float" office:value="834" table:style-name="ce37">
            <text:p><text:s text:c="3"/>834</text:p>
          </table:table-cell>
          <table:table-cell office:value-type="float" office:value="3006" table:style-name="ce37">
            <text:p><text:s text:c="2"/>3 006</text:p>
          </table:table-cell>
          <table:table-cell office:value-type="float" office:value="22314" table:style-name="ce37">
            <text:p><text:s text:c="2"/>22 31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51014" table:style-name="ce37">
            <text:p><text:s text:c="2"/>51 014</text:p>
          </table:table-cell>
          <table:table-cell office:value-type="float" office:value="15327" table:style-name="ce37">
            <text:p><text:s text:c="2"/>15 327</text:p>
          </table:table-cell>
          <table:table-cell office:value-type="float" office:value="464" table:style-name="ce37">
            <text:p><text:s text:c="3"/>464</text:p>
          </table:table-cell>
          <table:table-cell office:value-type="float" office:value="746" table:style-name="ce37">
            <text:p><text:s text:c="3"/>746</text:p>
          </table:table-cell>
          <table:table-cell office:value-type="float" office:value="270" table:style-name="ce37">
            <text:p><text:s text:c="3"/>270</text:p>
          </table:table-cell>
          <table:table-cell office:value-type="float" office:value="4753" table:style-name="ce37">
            <text:p><text:s text:c="2"/>4 753</text:p>
          </table:table-cell>
          <table:table-cell office:value-type="float" office:value="856" table:style-name="ce37">
            <text:p><text:s text:c="3"/>856</text:p>
          </table:table-cell>
          <table:table-cell office:value-type="float" office:value="6625" table:style-name="ce37">
            <text:p><text:s text:c="2"/>6 625</text:p>
          </table:table-cell>
          <table:table-cell office:value-type="float" office:value="28598" table:style-name="ce37">
            <text:p><text:s text:c="2"/>28 598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51643" table:style-name="ce38">
            <text:p><text:s text:c="2"/>151 643</text:p>
          </table:table-cell>
          <table:table-cell office:value-type="float" office:value="53355" table:style-name="ce38">
            <text:p><text:s text:c="2"/>53 355</text:p>
          </table:table-cell>
          <table:table-cell office:value-type="float" office:value="1233" table:style-name="ce38">
            <text:p><text:s text:c="2"/>1 233</text:p>
          </table:table-cell>
          <table:table-cell office:value-type="float" office:value="2226" table:style-name="ce38">
            <text:p><text:s text:c="2"/>2 22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882" table:style-name="ce38">
            <text:p><text:s text:c="2"/>17 882</text:p>
          </table:table-cell>
          <table:table-cell office:value-type="float" office:value="1989" table:style-name="ce38">
            <text:p><text:s text:c="2"/>1 989</text:p>
          </table:table-cell>
          <table:table-cell office:value-type="float" office:value="22097" table:style-name="ce38">
            <text:p><text:s text:c="2"/>22 097</text:p>
          </table:table-cell>
          <table:table-cell office:value-type="float" office:value="74958" table:style-name="ce38">
            <text:p><text:s text:c="2"/>74 95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77160" table:style-name="ce36">
            <text:p><text:s text:c="2"/>77 160</text:p>
          </table:table-cell>
          <table:table-cell office:value-type="float" office:value="20580" table:style-name="ce36">
            <text:p><text:s text:c="2"/>20 580</text:p>
          </table:table-cell>
          <table:table-cell office:value-type="float" office:value="735" table:style-name="ce36">
            <text:p><text:s text:c="3"/>735</text:p>
          </table:table-cell>
          <table:table-cell office:value-type="float" office:value="967" table:style-name="ce36">
            <text:p><text:s text:c="3"/>967</text:p>
          </table:table-cell>
          <table:table-cell office:value-type="float" office:value="223" table:style-name="ce36">
            <text:p><text:s text:c="3"/>223</text:p>
          </table:table-cell>
          <table:table-cell office:value-type="float" office:value="8181" table:style-name="ce36">
            <text:p><text:s text:c="2"/>8 181</text:p>
          </table:table-cell>
          <table:table-cell office:value-type="float" office:value="1156" table:style-name="ce36">
            <text:p><text:s text:c="2"/>1 156</text:p>
          </table:table-cell>
          <table:table-cell office:value-type="float" office:value="10527" table:style-name="ce36">
            <text:p><text:s text:c="2"/>10 527</text:p>
          </table:table-cell>
          <table:table-cell office:value-type="float" office:value="45318" table:style-name="ce36">
            <text:p><text:s text:c="2"/>45 31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5812" table:style-name="ce36">
            <text:p><text:s text:c="2"/>35 812</text:p>
          </table:table-cell>
          <table:table-cell office:value-type="float" office:value="6149" table:style-name="ce36">
            <text:p><text:s text:c="2"/>6 149</text:p>
          </table:table-cell>
          <table:table-cell office:value-type="float" office:value="584" table:style-name="ce36">
            <text:p><text:s text:c="3"/>584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220" table:style-name="ce36">
            <text:p><text:s text:c="3"/>220</text:p>
          </table:table-cell>
          <table:table-cell office:value-type="float" office:value="1810" table:style-name="ce36">
            <text:p><text:s text:c="2"/>1 810</text:p>
          </table:table-cell>
          <table:table-cell office:value-type="float" office:value="524" table:style-name="ce36">
            <text:p><text:s text:c="3"/>524</text:p>
          </table:table-cell>
          <table:table-cell office:value-type="float" office:value="2586" table:style-name="ce36">
            <text:p><text:s text:c="2"/>2 586</text:p>
          </table:table-cell>
          <table:table-cell office:value-type="float" office:value="26493" table:style-name="ce36">
            <text:p><text:s text:c="2"/>26 49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27622" table:style-name="ce36">
            <text:p><text:s text:c="2"/>27 622</text:p>
          </table:table-cell>
          <table:table-cell office:value-type="float" office:value="1155" table:style-name="ce36">
            <text:p><text:s text:c="2"/>1 155</text:p>
          </table:table-cell>
          <table:table-cell office:value-type="float" office:value="389" table:style-name="ce36">
            <text:p><text:s text:c="3"/>389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9" table:style-name="ce36">
            <text:p><text:s text:c="3"/>149</text:p>
          </table:table-cell>
          <table:table-cell office:value-type="float" office:value="164" table:style-name="ce36">
            <text:p><text:s text:c="3"/>164</text:p>
          </table:table-cell>
          <table:table-cell office:value-type="float" office:value="25914" table:style-name="ce36">
            <text:p><text:s text:c="2"/>25 91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94050" table:style-name="ce36">
            <text:p><text:s text:c="2"/>94 050</text:p>
          </table:table-cell>
          <table:table-cell office:value-type="float" office:value="17204" table:style-name="ce36">
            <text:p><text:s text:c="2"/>17 204</text:p>
          </table:table-cell>
          <table:table-cell office:value-type="float" office:value="1184" table:style-name="ce36">
            <text:p><text:s text:c="2"/>1 184</text:p>
          </table:table-cell>
          <table:table-cell office:value-type="float" office:value="238" table:style-name="ce36">
            <text:p><text:s text:c="3"/>238</text:p>
          </table:table-cell>
          <table:table-cell office:value-type="float" office:value="1409" table:style-name="ce36">
            <text:p><text:s text:c="2"/>1 409</text:p>
          </table:table-cell>
          <table:table-cell office:value-type="float" office:value="5605" table:style-name="ce36">
            <text:p><text:s text:c="2"/>5 605</text:p>
          </table:table-cell>
          <table:table-cell office:value-type="float" office:value="1833" table:style-name="ce36">
            <text:p><text:s text:c="2"/>1 833</text:p>
          </table:table-cell>
          <table:table-cell office:value-type="float" office:value="9085" table:style-name="ce36">
            <text:p><text:s text:c="2"/>9 085</text:p>
          </table:table-cell>
          <table:table-cell office:value-type="float" office:value="66577" table:style-name="ce36">
            <text:p><text:s text:c="2"/>66 57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3646" table:style-name="ce36">
            <text:p><text:s text:c="2"/>33 646</text:p>
          </table:table-cell>
          <table:table-cell office:value-type="float" office:value="11944" table:style-name="ce36">
            <text:p><text:s text:c="2"/>11 944</text:p>
          </table:table-cell>
          <table:table-cell office:value-type="float" office:value="336" table:style-name="ce36">
            <text:p><text:s text:c="3"/>336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2144" table:style-name="ce36">
            <text:p><text:s text:c="2"/>2 144</text:p>
          </table:table-cell>
          <table:table-cell office:value-type="float" office:value="679" table:style-name="ce36">
            <text:p><text:s text:c="3"/>679</text:p>
          </table:table-cell>
          <table:table-cell office:value-type="float" office:value="2922" table:style-name="ce36">
            <text:p><text:s text:c="2"/>2 922</text:p>
          </table:table-cell>
          <table:table-cell office:value-type="float" office:value="18444" table:style-name="ce36">
            <text:p><text:s text:c="2"/>18 44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18498" table:style-name="ce37">
            <text:p><text:s text:c="2"/>18 498</text:p>
          </table:table-cell>
          <table:table-cell office:value-type="float" office:value="1068" table:style-name="ce37">
            <text:p><text:s text:c="2"/>1 068</text:p>
          </table:table-cell>
          <table:table-cell office:value-type="float" office:value="211" table:style-name="ce37">
            <text:p><text:s text:c="3"/>2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72" table:style-name="ce37">
            <text:p><text:s text:c="2"/>1 972</text:p>
          </table:table-cell>
          <table:table-cell office:value-type="float" office:value="2217" table:style-name="ce37">
            <text:p><text:s text:c="2"/>2 217</text:p>
          </table:table-cell>
          <table:table-cell office:value-type="float" office:value="4189" table:style-name="ce37">
            <text:p><text:s text:c="2"/>4 189</text:p>
          </table:table-cell>
          <table:table-cell office:value-type="float" office:value="13030" table:style-name="ce37">
            <text:p><text:s text:c="2"/>13 03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168298" table:style-name="ce37">
            <text:p><text:s text:c="2"/>168 298</text:p>
          </table:table-cell>
          <table:table-cell office:value-type="float" office:value="33995" table:style-name="ce37">
            <text:p><text:s text:c="2"/>33 995</text:p>
          </table:table-cell>
          <table:table-cell office:value-type="float" office:value="1059" table:style-name="ce37">
            <text:p><text:s text:c="2"/>1 0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389" table:style-name="ce37">
            <text:p><text:s text:c="2"/>37 3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389" table:style-name="ce37">
            <text:p><text:s text:c="2"/>37 389</text:p>
          </table:table-cell>
          <table:table-cell office:value-type="float" office:value="95855" table:style-name="ce37">
            <text:p><text:s text:c="2"/>95 855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6843" table:style-name="ce37">
            <text:p><text:s text:c="2"/>16 8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5" table:style-name="ce37">
            <text:p><text:s text:c="3"/>37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9" table:style-name="ce37">
            <text:p><text:s text:c="3"/>779</text:p>
          </table:table-cell>
          <table:table-cell office:value-type="float" office:value="779" table:style-name="ce37">
            <text:p><text:s text:c="3"/>779</text:p>
          </table:table-cell>
          <table:table-cell office:value-type="float" office:value="15689" table:style-name="ce37">
            <text:p><text:s text:c="2"/>15 68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15730" table:style-name="ce37">
            <text:p><text:s text:c="2"/>15 730</text:p>
          </table:table-cell>
          <table:table-cell office:value-type="float" office:value="829" table:style-name="ce37">
            <text:p><text:s text:c="3"/>829</text:p>
          </table:table-cell>
          <table:table-cell office:value-type="float" office:value="518" table:style-name="ce37">
            <text:p><text:s text:c="3"/>5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78" table:style-name="ce37">
            <text:p><text:s text:c="2"/>1 878</text:p>
          </table:table-cell>
          <table:table-cell office:value-type="float" office:value="1878" table:style-name="ce37">
            <text:p><text:s text:c="2"/>1 878</text:p>
          </table:table-cell>
          <table:table-cell office:value-type="float" office:value="12505" table:style-name="ce37">
            <text:p><text:s text:c="2"/>12 505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137918" table:style-name="ce38">
            <text:p><text:s text:c="2"/>137 918</text:p>
          </table:table-cell>
          <table:table-cell office:value-type="float" office:value="16804" table:style-name="ce38">
            <text:p><text:s text:c="2"/>16 804</text:p>
          </table:table-cell>
          <table:table-cell office:value-type="float" office:value="1737" table:style-name="ce38">
            <text:p><text:s text:c="2"/>1 7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082" table:style-name="ce38">
            <text:p><text:s text:c="2"/>8 08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082" table:style-name="ce38">
            <text:p><text:s text:c="2"/>8 082</text:p>
          </table:table-cell>
          <table:table-cell office:value-type="float" office:value="111295" table:style-name="ce38">
            <text:p><text:s text:c="2"/>111 29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32844" table:style-name="ce36">
            <text:p><text:s text:c="2"/>232 844</text:p>
          </table:table-cell>
          <table:table-cell office:value-type="float" office:value="20622" table:style-name="ce36">
            <text:p><text:s text:c="2"/>20 622</text:p>
          </table:table-cell>
          <table:table-cell office:value-type="float" office:value="1323" table:style-name="ce36">
            <text:p><text:s text:c="2"/>1 323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5331" table:style-name="ce36">
            <text:p><text:s text:c="2"/>5 331</text:p>
          </table:table-cell>
          <table:table-cell office:value-type="float" office:value="38249" table:style-name="ce36">
            <text:p><text:s text:c="2"/>38 249</text:p>
          </table:table-cell>
          <table:table-cell office:value-type="float" office:value="43698" table:style-name="ce36">
            <text:p><text:s text:c="2"/>43 698</text:p>
          </table:table-cell>
          <table:table-cell office:value-type="float" office:value="167201" table:style-name="ce36">
            <text:p><text:s text:c="2"/>167 20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92999" table:style-name="ce36">
            <text:p><text:s text:c="2"/>92 999</text:p>
          </table:table-cell>
          <table:table-cell office:value-type="float" office:value="10136" table:style-name="ce36">
            <text:p><text:s text:c="2"/>10 136</text:p>
          </table:table-cell>
          <table:table-cell office:value-type="float" office:value="1113" table:style-name="ce36">
            <text:p><text:s text:c="2"/>1 113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11" table:style-name="ce36">
            <text:p><text:s text:c="2"/>8 311</text:p>
          </table:table-cell>
          <table:table-cell office:value-type="float" office:value="4068" table:style-name="ce36">
            <text:p><text:s text:c="2"/>4 068</text:p>
          </table:table-cell>
          <table:table-cell office:value-type="float" office:value="12380" table:style-name="ce36">
            <text:p><text:s text:c="2"/>12 380</text:p>
          </table:table-cell>
          <table:table-cell office:value-type="float" office:value="69370" table:style-name="ce36">
            <text:p><text:s text:c="2"/>69 37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73953" table:style-name="ce36">
            <text:p><text:s text:c="2"/>73 953</text:p>
          </table:table-cell>
          <table:table-cell office:value-type="float" office:value="8102" table:style-name="ce36">
            <text:p><text:s text:c="2"/>8 102</text:p>
          </table:table-cell>
          <table:table-cell office:value-type="float" office:value="1161" table:style-name="ce36">
            <text:p><text:s text:c="2"/>1 161</text:p>
          </table:table-cell>
          <table:table-cell office:value-type="float" office:value="322" table:style-name="ce36">
            <text:p><text:s text:c="3"/>322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887" table:style-name="ce36">
            <text:p><text:s text:c="3"/>887</text:p>
          </table:table-cell>
          <table:table-cell office:value-type="float" office:value="2686" table:style-name="ce36">
            <text:p><text:s text:c="2"/>2 686</text:p>
          </table:table-cell>
          <table:table-cell office:value-type="float" office:value="3901" table:style-name="ce36">
            <text:p><text:s text:c="2"/>3 901</text:p>
          </table:table-cell>
          <table:table-cell office:value-type="float" office:value="60789" table:style-name="ce36">
            <text:p><text:s text:c="2"/>60 78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61709" table:style-name="ce36">
            <text:p><text:s text:c="2"/>61 709</text:p>
          </table:table-cell>
          <table:table-cell office:value-type="float" office:value="8299" table:style-name="ce36">
            <text:p><text:s text:c="2"/>8 299</text:p>
          </table:table-cell>
          <table:table-cell office:value-type="float" office:value="843" table:style-name="ce36">
            <text:p><text:s text:c="3"/>843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38" table:style-name="ce36">
            <text:p><text:s text:c="2"/>2 638</text:p>
          </table:table-cell>
          <table:table-cell office:value-type="float" office:value="1778" table:style-name="ce36">
            <text:p><text:s text:c="2"/>1 778</text:p>
          </table:table-cell>
          <table:table-cell office:value-type="float" office:value="4459" table:style-name="ce36">
            <text:p><text:s text:c="2"/>4 459</text:p>
          </table:table-cell>
          <table:table-cell office:value-type="float" office:value="48108" table:style-name="ce36">
            <text:p><text:s text:c="2"/>48 10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76137" table:style-name="ce36">
            <text:p><text:s text:c="2"/>76 137</text:p>
          </table:table-cell>
          <table:table-cell office:value-type="float" office:value="6215" table:style-name="ce36">
            <text:p><text:s text:c="2"/>6 215</text:p>
          </table:table-cell>
          <table:table-cell office:value-type="float" office:value="1022" table:style-name="ce36">
            <text:p><text:s text:c="2"/>1 022</text:p>
          </table:table-cell>
          <table:table-cell office:value-type="float" office:value="943" table:style-name="ce36">
            <text:p><text:s text:c="3"/>943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2798" table:style-name="ce36">
            <text:p><text:s text:c="2"/>2 798</text:p>
          </table:table-cell>
          <table:table-cell office:value-type="float" office:value="3771" table:style-name="ce36">
            <text:p><text:s text:c="2"/>3 771</text:p>
          </table:table-cell>
          <table:table-cell office:value-type="float" office:value="65129" table:style-name="ce36">
            <text:p><text:s text:c="2"/>65 12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66273" table:style-name="ce37">
            <text:p><text:s text:c="2"/>66 273</text:p>
          </table:table-cell>
          <table:table-cell office:value-type="float" office:value="6317" table:style-name="ce37">
            <text:p><text:s text:c="2"/>6 317</text:p>
          </table:table-cell>
          <table:table-cell office:value-type="float" office:value="890" table:style-name="ce37">
            <text:p><text:s text:c="3"/>890</text:p>
          </table:table-cell>
          <table:table-cell office:value-type="float" office:value="1555" table:style-name="ce37">
            <text:p><text:s text:c="2"/>1 555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156" table:style-name="ce37">
            <text:p><text:s text:c="3"/>156</text:p>
          </table:table-cell>
          <table:table-cell office:value-type="float" office:value="1817" table:style-name="ce37">
            <text:p><text:s text:c="2"/>1 817</text:p>
          </table:table-cell>
          <table:table-cell office:value-type="float" office:value="3569" table:style-name="ce37">
            <text:p><text:s text:c="2"/>3 569</text:p>
          </table:table-cell>
          <table:table-cell office:value-type="float" office:value="55497" table:style-name="ce37">
            <text:p><text:s text:c="2"/>55 49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52571" table:style-name="ce38">
            <text:p><text:s text:c="2"/>52 571</text:p>
          </table:table-cell>
          <table:table-cell office:value-type="float" office:value="5694" table:style-name="ce38">
            <text:p><text:s text:c="2"/>5 69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68" table:style-name="ce38">
            <text:p><text:s text:c="3"/>46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87" table:style-name="ce38">
            <text:p><text:s text:c="2"/>1 987</text:p>
          </table:table-cell>
          <table:table-cell office:value-type="float" office:value="1784" table:style-name="ce38">
            <text:p><text:s text:c="2"/>1 784</text:p>
          </table:table-cell>
          <table:table-cell office:value-type="float" office:value="4239" table:style-name="ce38">
            <text:p><text:s text:c="2"/>4 239</text:p>
          </table:table-cell>
          <table:table-cell office:value-type="float" office:value="42638" table:style-name="ce38">
            <text:p><text:s text:c="2"/>42 63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41218" table:style-name="ce38">
            <text:p><text:s text:c="2"/>41 218</text:p>
          </table:table-cell>
          <table:table-cell office:value-type="float" office:value="3403" table:style-name="ce38">
            <text:p><text:s text:c="2"/>3 403</text:p>
          </table:table-cell>
          <table:table-cell office:value-type="float" office:value="522" table:style-name="ce38">
            <text:p><text:s text:c="3"/>522</text:p>
          </table:table-cell>
          <table:table-cell office:value-type="float" office:value="555" table:style-name="ce38">
            <text:p><text:s text:c="3"/>555</text:p>
          </table:table-cell>
          <table:table-cell office:value-type="float" office:value="347" table:style-name="ce38">
            <text:p><text:s text:c="3"/>347</text:p>
          </table:table-cell>
          <table:table-cell office:value-type="float" office:value="410" table:style-name="ce38">
            <text:p><text:s text:c="3"/>410</text:p>
          </table:table-cell>
          <table:table-cell office:value-type="float" office:value="1126" table:style-name="ce38">
            <text:p><text:s text:c="2"/>1 126</text:p>
          </table:table-cell>
          <table:table-cell office:value-type="float" office:value="2438" table:style-name="ce38">
            <text:p><text:s text:c="2"/>2 438</text:p>
          </table:table-cell>
          <table:table-cell office:value-type="float" office:value="34855" table:style-name="ce38">
            <text:p><text:s text:c="2"/>34 855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27327" table:style-name="ce37">
            <text:p><text:s text:c="2"/>27 327</text:p>
          </table:table-cell>
          <table:table-cell office:value-type="float" office:value="4486" table:style-name="ce37">
            <text:p><text:s text:c="2"/>4 486</text:p>
          </table:table-cell>
          <table:table-cell office:value-type="float" office:value="336" table:style-name="ce37">
            <text:p><text:s text:c="3"/>336</text:p>
          </table:table-cell>
          <table:table-cell office:value-type="float" office:value="183" table:style-name="ce37">
            <text:p><text:s text:c="3"/>183</text:p>
          </table:table-cell>
          <table:table-cell office:value-type="float" office:value="338" table:style-name="ce37">
            <text:p><text:s text:c="3"/>338</text:p>
          </table:table-cell>
          <table:table-cell office:value-type="float" office:value="2027" table:style-name="ce37">
            <text:p><text:s text:c="2"/>2 027</text:p>
          </table:table-cell>
          <table:table-cell office:value-type="float" office:value="696" table:style-name="ce37">
            <text:p><text:s text:c="3"/>696</text:p>
          </table:table-cell>
          <table:table-cell office:value-type="float" office:value="3244" table:style-name="ce37">
            <text:p><text:s text:c="2"/>3 244</text:p>
          </table:table-cell>
          <table:table-cell office:value-type="float" office:value="19261" table:style-name="ce37">
            <text:p><text:s text:c="2"/>19 26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111205" table:style-name="ce38">
            <text:p><text:s text:c="2"/>111 205</text:p>
          </table:table-cell>
          <table:table-cell office:value-type="float" office:value="35029" table:style-name="ce38">
            <text:p><text:s text:c="2"/>35 029</text:p>
          </table:table-cell>
          <table:table-cell office:value-type="float" office:value="855" table:style-name="ce38">
            <text:p><text:s text:c="3"/>855</text:p>
          </table:table-cell>
          <table:table-cell office:value-type="float" office:value="397" table:style-name="ce38">
            <text:p><text:s text:c="3"/>397</text:p>
          </table:table-cell>
          <table:table-cell office:value-type="float" office:value="3279" table:style-name="ce38">
            <text:p><text:s text:c="2"/>3 279</text:p>
          </table:table-cell>
          <table:table-cell office:value-type="float" office:value="16358" table:style-name="ce38">
            <text:p><text:s text:c="2"/>16 358</text:p>
          </table:table-cell>
          <table:table-cell office:value-type="float" office:value="1686" table:style-name="ce38">
            <text:p><text:s text:c="2"/>1 686</text:p>
          </table:table-cell>
          <table:table-cell office:value-type="float" office:value="21720" table:style-name="ce38">
            <text:p><text:s text:c="2"/>21 720</text:p>
          </table:table-cell>
          <table:table-cell office:value-type="float" office:value="53601" table:style-name="ce38">
            <text:p><text:s text:c="2"/>53 60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52536" table:style-name="ce36">
            <text:p><text:s text:c="2"/>152 536</text:p>
          </table:table-cell>
          <table:table-cell office:value-type="float" office:value="38790" table:style-name="ce36">
            <text:p><text:s text:c="2"/>38 790</text:p>
          </table:table-cell>
          <table:table-cell office:value-type="float" office:value="1467" table:style-name="ce36">
            <text:p><text:s text:c="2"/>1 467</text:p>
          </table:table-cell>
          <table:table-cell office:value-type="float" office:value="963" table:style-name="ce36">
            <text:p><text:s text:c="3"/>9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015" table:style-name="ce36">
            <text:p><text:s text:c="2"/>19 015</text:p>
          </table:table-cell>
          <table:table-cell office:value-type="float" office:value="-1" table:style-name="ce36">
            <text:p><text:s/>(-) <text:s text:c="2"/>1</text:p>
          </table:table-cell>
          <table:table-cell office:value-type="float" office:value="19977" table:style-name="ce36">
            <text:p><text:s text:c="2"/>19 977</text:p>
          </table:table-cell>
          <table:table-cell office:value-type="float" office:value="92302" table:style-name="ce36">
            <text:p><text:s text:c="2"/>92 30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47693" table:style-name="ce36">
            <text:p><text:s text:c="2"/>47 693</text:p>
          </table:table-cell>
          <table:table-cell office:value-type="float" office:value="5700" table:style-name="ce36">
            <text:p><text:s text:c="2"/>5 700</text:p>
          </table:table-cell>
          <table:table-cell office:value-type="float" office:value="540" table:style-name="ce36">
            <text:p><text:s text:c="3"/>540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889" table:style-name="ce36">
            <text:p><text:s text:c="3"/>889</text:p>
          </table:table-cell>
          <table:table-cell office:value-type="float" office:value="1909" table:style-name="ce36">
            <text:p><text:s text:c="2"/>1 909</text:p>
          </table:table-cell>
          <table:table-cell office:value-type="float" office:value="1250" table:style-name="ce36">
            <text:p><text:s text:c="2"/>1 250</text:p>
          </table:table-cell>
          <table:table-cell office:value-type="float" office:value="4802" table:style-name="ce36">
            <text:p><text:s text:c="2"/>4 802</text:p>
          </table:table-cell>
          <table:table-cell office:value-type="float" office:value="36651" table:style-name="ce36">
            <text:p><text:s text:c="2"/>36 65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107246" table:style-name="ce36">
            <text:p><text:s text:c="2"/>107 246</text:p>
          </table:table-cell>
          <table:table-cell office:value-type="float" office:value="12044" table:style-name="ce36">
            <text:p><text:s text:c="2"/>12 044</text:p>
          </table:table-cell>
          <table:table-cell office:value-type="float" office:value="1396" table:style-name="ce36">
            <text:p><text:s text:c="2"/>1 396</text:p>
          </table:table-cell>
          <table:table-cell office:value-type="float" office:value="1030" table:style-name="ce36">
            <text:p><text:s text:c="2"/>1 030</text:p>
          </table:table-cell>
          <table:table-cell office:value-type="float" office:value="1468" table:style-name="ce36">
            <text:p><text:s text:c="2"/>1 468</text:p>
          </table:table-cell>
          <table:table-cell office:value-type="float" office:value="2992" table:style-name="ce36">
            <text:p><text:s text:c="2"/>2 992</text:p>
          </table:table-cell>
          <table:table-cell office:value-type="float" office:value="2583" table:style-name="ce36">
            <text:p><text:s text:c="2"/>2 583</text:p>
          </table:table-cell>
          <table:table-cell office:value-type="float" office:value="8073" table:style-name="ce36">
            <text:p><text:s text:c="2"/>8 073</text:p>
          </table:table-cell>
          <table:table-cell office:value-type="float" office:value="85733" table:style-name="ce36">
            <text:p><text:s text:c="2"/>85 733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16255" table:style-name="ce36">
            <text:p><text:s text:c="2"/>16 255</text:p>
          </table:table-cell>
          <table:table-cell office:value-type="float" office:value="1962" table:style-name="ce36">
            <text:p><text:s text:c="2"/>1 962</text:p>
          </table:table-cell>
          <table:table-cell office:value-type="float" office:value="469" table:style-name="ce36">
            <text:p><text:s text:c="3"/>469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0" table:style-name="ce36">
            <text:p><text:s text:c="3"/>910</text:p>
          </table:table-cell>
          <table:table-cell office:value-type="float" office:value="386" table:style-name="ce36">
            <text:p><text:s text:c="3"/>386</text:p>
          </table:table-cell>
          <table:table-cell office:value-type="float" office:value="1303" table:style-name="ce36">
            <text:p><text:s text:c="2"/>1 303</text:p>
          </table:table-cell>
          <table:table-cell office:value-type="float" office:value="12521" table:style-name="ce36">
            <text:p><text:s text:c="2"/>12 52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6966" table:style-name="ce36">
            <text:p><text:s text:c="2"/>26 966</text:p>
          </table:table-cell>
          <table:table-cell office:value-type="float" office:value="4268" table:style-name="ce36">
            <text:p><text:s text:c="2"/>4 268</text:p>
          </table:table-cell>
          <table:table-cell office:value-type="float" office:value="363" table:style-name="ce36">
            <text:p><text:s text:c="3"/>363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77" table:style-name="ce36">
            <text:p><text:s text:c="2"/>2 277</text:p>
          </table:table-cell>
          <table:table-cell office:value-type="float" office:value="695" table:style-name="ce36">
            <text:p><text:s text:c="3"/>695</text:p>
          </table:table-cell>
          <table:table-cell office:value-type="float" office:value="2992" table:style-name="ce36">
            <text:p><text:s text:c="2"/>2 992</text:p>
          </table:table-cell>
          <table:table-cell office:value-type="float" office:value="19343" table:style-name="ce36">
            <text:p><text:s text:c="2"/>19 34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71748" table:style-name="ce38">
            <text:p><text:s text:c="2"/>71 748</text:p>
          </table:table-cell>
          <table:table-cell office:value-type="float" office:value="14784" table:style-name="ce38">
            <text:p><text:s text:c="2"/>14 784</text:p>
          </table:table-cell>
          <table:table-cell office:value-type="float" office:value="1101" table:style-name="ce38">
            <text:p><text:s text:c="2"/>1 101</text:p>
          </table:table-cell>
          <table:table-cell office:value-type="float" office:value="417" table:style-name="ce38">
            <text:p><text:s text:c="3"/>417</text:p>
          </table:table-cell>
          <table:table-cell office:value-type="float" office:value="381" table:style-name="ce38">
            <text:p><text:s text:c="3"/>381</text:p>
          </table:table-cell>
          <table:table-cell office:value-type="float" office:value="4198" table:style-name="ce38">
            <text:p><text:s text:c="2"/>4 198</text:p>
          </table:table-cell>
          <table:table-cell office:value-type="float" office:value="1566" table:style-name="ce38">
            <text:p><text:s text:c="2"/>1 566</text:p>
          </table:table-cell>
          <table:table-cell office:value-type="float" office:value="6562" table:style-name="ce38">
            <text:p><text:s text:c="2"/>6 562</text:p>
          </table:table-cell>
          <table:table-cell office:value-type="float" office:value="49301" table:style-name="ce38">
            <text:p><text:s text:c="2"/>49 30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13461" table:style-name="ce37">
            <text:p><text:s text:c="2"/>13 461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390" table:style-name="ce37">
            <text:p><text:s text:c="3"/>39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" table:style-name="ce37">
            <text:p><text:s text:c="3"/>100</text:p>
          </table:table-cell>
          <table:table-cell office:value-type="float" office:value="116" table:style-name="ce37">
            <text:p><text:s text:c="3"/>116</text:p>
          </table:table-cell>
          <table:table-cell office:value-type="float" office:value="12929" table:style-name="ce37">
            <text:p><text:s text:c="2"/>12 92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08981" table:style-name="ce37">
            <text:p><text:s text:c="2"/>108 981</text:p>
          </table:table-cell>
          <table:table-cell office:value-type="float" office:value="8547" table:style-name="ce37">
            <text:p><text:s text:c="2"/>8 547</text:p>
          </table:table-cell>
          <table:table-cell office:value-type="float" office:value="2309" table:style-name="ce37">
            <text:p><text:s text:c="2"/>2 309</text:p>
          </table:table-cell>
          <table:table-cell office:value-type="float" office:value="709" table:style-name="ce37">
            <text:p><text:s text:c="3"/>709</text:p>
          </table:table-cell>
          <table:table-cell office:value-type="float" office:value="185" table:style-name="ce37">
            <text:p><text:s text:c="3"/>185</text:p>
          </table:table-cell>
          <table:table-cell office:value-type="float" office:value="1309" table:style-name="ce37">
            <text:p><text:s text:c="2"/>1 309</text:p>
          </table:table-cell>
          <table:table-cell office:value-type="float" office:value="2356" table:style-name="ce37">
            <text:p><text:s text:c="2"/>2 356</text:p>
          </table:table-cell>
          <table:table-cell office:value-type="float" office:value="4559" table:style-name="ce37">
            <text:p><text:s text:c="2"/>4 559</text:p>
          </table:table-cell>
          <table:table-cell office:value-type="float" office:value="93566" table:style-name="ce37">
            <text:p><text:s text:c="2"/>93 566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64946" table:style-name="ce37">
            <text:p><text:s text:c="2"/>64 946</text:p>
          </table:table-cell>
          <table:table-cell office:value-type="float" office:value="7759" table:style-name="ce37">
            <text:p><text:s text:c="2"/>7 759</text:p>
          </table:table-cell>
          <table:table-cell office:value-type="float" office:value="902" table:style-name="ce37">
            <text:p><text:s text:c="3"/>902</text:p>
          </table:table-cell>
          <table:table-cell office:value-type="float" office:value="181" table:style-name="ce37">
            <text:p><text:s text:c="3"/>181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803" table:style-name="ce37">
            <text:p><text:s text:c="3"/>803</text:p>
          </table:table-cell>
          <table:table-cell office:value-type="float" office:value="1334" table:style-name="ce37">
            <text:p><text:s text:c="2"/>1 334</text:p>
          </table:table-cell>
          <table:table-cell office:value-type="float" office:value="2406" table:style-name="ce37">
            <text:p><text:s text:c="2"/>2 406</text:p>
          </table:table-cell>
          <table:table-cell office:value-type="float" office:value="53879" table:style-name="ce37">
            <text:p><text:s text:c="2"/>53 87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6973" table:style-name="ce37">
            <text:p><text:s text:c="2"/>6 973</text:p>
          </table:table-cell>
          <table:table-cell office:value-type="float" office:value="1497" table:style-name="ce37">
            <text:p><text:s text:c="2"/>1 497</text:p>
          </table:table-cell>
          <table:table-cell office:value-type="float" office:value="119" table:style-name="ce37">
            <text:p><text:s text:c="3"/>1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141" table:style-name="ce37">
            <text:p><text:s text:c="3"/>141</text:p>
          </table:table-cell>
          <table:table-cell office:value-type="float" office:value="212" table:style-name="ce37">
            <text:p><text:s text:c="3"/>212</text:p>
          </table:table-cell>
          <table:table-cell office:value-type="float" office:value="5145" table:style-name="ce37">
            <text:p><text:s text:c="2"/>5 14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36708" table:style-name="ce36">
            <text:p><text:s text:c="2"/>136 708</text:p>
          </table:table-cell>
          <table:table-cell office:value-type="float" office:value="21823" table:style-name="ce36">
            <text:p><text:s text:c="2"/>21 823</text:p>
          </table:table-cell>
          <table:table-cell office:value-type="float" office:value="1695" table:style-name="ce36">
            <text:p><text:s text:c="2"/>1 695</text:p>
          </table:table-cell>
          <table:table-cell office:value-type="float" office:value="1526" table:style-name="ce36">
            <text:p><text:s text:c="2"/>1 526</text:p>
          </table:table-cell>
          <table:table-cell office:value-type="float" office:value="1795" table:style-name="ce36">
            <text:p><text:s text:c="2"/>1 795</text:p>
          </table:table-cell>
          <table:table-cell office:value-type="float" office:value="4965" table:style-name="ce36">
            <text:p><text:s text:c="2"/>4 965</text:p>
          </table:table-cell>
          <table:table-cell office:value-type="float" office:value="3378" table:style-name="ce36">
            <text:p><text:s text:c="2"/>3 378</text:p>
          </table:table-cell>
          <table:table-cell office:value-type="float" office:value="11664" table:style-name="ce36">
            <text:p><text:s text:c="2"/>11 664</text:p>
          </table:table-cell>
          <table:table-cell office:value-type="float" office:value="101526" table:style-name="ce36">
            <text:p><text:s text:c="2"/>101 52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28067" table:style-name="ce36">
            <text:p><text:s text:c="2"/>28 067</text:p>
          </table:table-cell>
          <table:table-cell office:value-type="float" office:value="2057" table:style-name="ce36">
            <text:p><text:s text:c="2"/>2 057</text:p>
          </table:table-cell>
          <table:table-cell office:value-type="float" office:value="317" table:style-name="ce36">
            <text:p><text:s text:c="3"/>317</text:p>
          </table:table-cell>
          <table:table-cell office:value-type="float" office:value="359" table:style-name="ce36">
            <text:p><text:s text:c="3"/>359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1224" table:style-name="ce36">
            <text:p><text:s text:c="2"/>1 224</text:p>
          </table:table-cell>
          <table:table-cell office:value-type="float" office:value="1742" table:style-name="ce36">
            <text:p><text:s text:c="2"/>1 742</text:p>
          </table:table-cell>
          <table:table-cell office:value-type="float" office:value="23951" table:style-name="ce36">
            <text:p><text:s text:c="2"/>23 951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55603" table:style-name="ce36">
            <text:p><text:s text:c="2"/>55 603</text:p>
          </table:table-cell>
          <table:table-cell office:value-type="float" office:value="14574" table:style-name="ce36">
            <text:p><text:s text:c="2"/>14 574</text:p>
          </table:table-cell>
          <table:table-cell office:value-type="float" office:value="681" table:style-name="ce36">
            <text:p><text:s text:c="3"/>681</text:p>
          </table:table-cell>
          <table:table-cell office:value-type="float" office:value="551" table:style-name="ce36">
            <text:p><text:s text:c="3"/>551</text:p>
          </table:table-cell>
          <table:table-cell office:value-type="float" office:value="1688" table:style-name="ce36">
            <text:p><text:s text:c="2"/>1 688</text:p>
          </table:table-cell>
          <table:table-cell office:value-type="float" office:value="3092" table:style-name="ce36">
            <text:p><text:s text:c="2"/>3 092</text:p>
          </table:table-cell>
          <table:table-cell office:value-type="float" office:value="2597" table:style-name="ce36">
            <text:p><text:s text:c="2"/>2 597</text:p>
          </table:table-cell>
          <table:table-cell office:value-type="float" office:value="7928" table:style-name="ce36">
            <text:p><text:s text:c="2"/>7 928</text:p>
          </table:table-cell>
          <table:table-cell office:value-type="float" office:value="32420" table:style-name="ce36">
            <text:p><text:s text:c="2"/>32 42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125157" table:style-name="ce36">
            <text:p><text:s text:c="2"/>125 157</text:p>
          </table:table-cell>
          <table:table-cell office:value-type="float" office:value="25326" table:style-name="ce36">
            <text:p><text:s text:c="2"/>25 326</text:p>
          </table:table-cell>
          <table:table-cell office:value-type="float" office:value="2074" table:style-name="ce36">
            <text:p><text:s text:c="2"/>2 074</text:p>
          </table:table-cell>
          <table:table-cell office:value-type="float" office:value="1578" table:style-name="ce36">
            <text:p><text:s text:c="2"/>1 578</text:p>
          </table:table-cell>
          <table:table-cell office:value-type="float" office:value="4571" table:style-name="ce36">
            <text:p><text:s text:c="2"/>4 571</text:p>
          </table:table-cell>
          <table:table-cell office:value-type="float" office:value="8524" table:style-name="ce36">
            <text:p><text:s text:c="2"/>8 524</text:p>
          </table:table-cell>
          <table:table-cell office:value-type="float" office:value="2580" table:style-name="ce36">
            <text:p><text:s text:c="2"/>2 580</text:p>
          </table:table-cell>
          <table:table-cell office:value-type="float" office:value="17253" table:style-name="ce36">
            <text:p><text:s text:c="2"/>17 253</text:p>
          </table:table-cell>
          <table:table-cell office:value-type="float" office:value="80504" table:style-name="ce36">
            <text:p><text:s text:c="2"/>80 50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33136" table:style-name="ce36">
            <text:p><text:s text:c="2"/>33 136</text:p>
          </table:table-cell>
          <table:table-cell office:value-type="float" office:value="7202" table:style-name="ce36">
            <text:p><text:s text:c="2"/>7 202</text:p>
          </table:table-cell>
          <table:table-cell office:value-type="float" office:value="364" table:style-name="ce36">
            <text:p><text:s text:c="3"/>364</text:p>
          </table:table-cell>
          <table:table-cell office:value-type="float" office:value="801" table:style-name="ce36">
            <text:p><text:s text:c="3"/>801</text:p>
          </table:table-cell>
          <table:table-cell office:value-type="float" office:value="431" table:style-name="ce36">
            <text:p><text:s text:c="3"/>431</text:p>
          </table:table-cell>
          <table:table-cell office:value-type="float" office:value="948" table:style-name="ce36">
            <text:p><text:s text:c="3"/>948</text:p>
          </table:table-cell>
          <table:table-cell office:value-type="float" office:value="1033" table:style-name="ce36">
            <text:p><text:s text:c="2"/>1 033</text:p>
          </table:table-cell>
          <table:table-cell office:value-type="float" office:value="3213" table:style-name="ce36">
            <text:p><text:s text:c="2"/>3 213</text:p>
          </table:table-cell>
          <table:table-cell office:value-type="float" office:value="22357" table:style-name="ce36">
            <text:p><text:s text:c="2"/>22 35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92474" table:style-name="ce37">
            <text:p><text:s text:c="2"/>92 474</text:p>
          </table:table-cell>
          <table:table-cell office:value-type="float" office:value="10986" table:style-name="ce37">
            <text:p><text:s text:c="2"/>10 986</text:p>
          </table:table-cell>
          <table:table-cell office:value-type="float" office:value="1019" table:style-name="ce37">
            <text:p><text:s text:c="2"/>1 019</text:p>
          </table:table-cell>
          <table:table-cell office:value-type="float" office:value="2355" table:style-name="ce37">
            <text:p><text:s text:c="2"/>2 355</text:p>
          </table:table-cell>
          <table:table-cell office:value-type="float" office:value="1196" table:style-name="ce37">
            <text:p><text:s text:c="2"/>1 196</text:p>
          </table:table-cell>
          <table:table-cell office:value-type="float" office:value="2675" table:style-name="ce37">
            <text:p><text:s text:c="2"/>2 675</text:p>
          </table:table-cell>
          <table:table-cell office:value-type="float" office:value="2704" table:style-name="ce37">
            <text:p><text:s text:c="2"/>2 704</text:p>
          </table:table-cell>
          <table:table-cell office:value-type="float" office:value="8930" table:style-name="ce37">
            <text:p><text:s text:c="2"/>8 930</text:p>
          </table:table-cell>
          <table:table-cell office:value-type="float" office:value="71539" table:style-name="ce37">
            <text:p><text:s text:c="2"/>71 53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48726" table:style-name="ce38">
            <text:p><text:s text:c="2"/>48 726</text:p>
          </table:table-cell>
          <table:table-cell office:value-type="float" office:value="16417" table:style-name="ce38">
            <text:p><text:s text:c="2"/>16 417</text:p>
          </table:table-cell>
          <table:table-cell office:value-type="float" office:value="534" table:style-name="ce38">
            <text:p><text:s text:c="3"/>534</text:p>
          </table:table-cell>
          <table:table-cell office:value-type="float" office:value="479" table:style-name="ce38">
            <text:p><text:s text:c="3"/>479</text:p>
          </table:table-cell>
          <table:table-cell office:value-type="float" office:value="1695" table:style-name="ce38">
            <text:p><text:s text:c="2"/>1 695</text:p>
          </table:table-cell>
          <table:table-cell office:value-type="float" office:value="6172" table:style-name="ce38">
            <text:p><text:s text:c="2"/>6 172</text:p>
          </table:table-cell>
          <table:table-cell office:value-type="float" office:value="825" table:style-name="ce38">
            <text:p><text:s text:c="3"/>825</text:p>
          </table:table-cell>
          <table:table-cell office:value-type="float" office:value="9171" table:style-name="ce38">
            <text:p><text:s text:c="2"/>9 171</text:p>
          </table:table-cell>
          <table:table-cell office:value-type="float" office:value="22604" table:style-name="ce38">
            <text:p><text:s text:c="2"/>22 60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37099" table:style-name="ce38">
            <text:p><text:s text:c="2"/>37 099</text:p>
          </table:table-cell>
          <table:table-cell office:value-type="float" office:value="6344" table:style-name="ce38">
            <text:p><text:s text:c="2"/>6 344</text:p>
          </table:table-cell>
          <table:table-cell office:value-type="float" office:value="416" table:style-name="ce38">
            <text:p><text:s text:c="3"/>416</text:p>
          </table:table-cell>
          <table:table-cell office:value-type="float" office:value="142" table:style-name="ce38">
            <text:p><text:s text:c="3"/>142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1195" table:style-name="ce38">
            <text:p><text:s text:c="2"/>1 195</text:p>
          </table:table-cell>
          <table:table-cell office:value-type="float" office:value="743" table:style-name="ce38">
            <text:p><text:s text:c="3"/>743</text:p>
          </table:table-cell>
          <table:table-cell office:value-type="float" office:value="2125" table:style-name="ce38">
            <text:p><text:s text:c="2"/>2 125</text:p>
          </table:table-cell>
          <table:table-cell office:value-type="float" office:value="28214" table:style-name="ce38">
            <text:p><text:s text:c="2"/>28 214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21169" table:style-name="ce37">
            <text:p><text:s text:c="2"/>21 169</text:p>
          </table:table-cell>
          <table:table-cell office:value-type="float" office:value="2073" table:style-name="ce37">
            <text:p><text:s text:c="2"/>2 073</text:p>
          </table:table-cell>
          <table:table-cell office:value-type="float" office:value="201" table:style-name="ce37">
            <text:p><text:s text:c="3"/>201</text:p>
          </table:table-cell>
          <table:table-cell office:value-type="float" office:value="89" table:style-name="ce37">
            <text:p><text:s text:c="3"/>89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397" table:style-name="ce37">
            <text:p><text:s text:c="3"/>397</text:p>
          </table:table-cell>
          <table:table-cell office:value-type="float" office:value="540" table:style-name="ce37">
            <text:p><text:s text:c="3"/>540</text:p>
          </table:table-cell>
          <table:table-cell office:value-type="float" office:value="18355" table:style-name="ce37">
            <text:p><text:s text:c="2"/>18 355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147310" table:style-name="ce38">
            <text:p><text:s text:c="2"/>147 310</text:p>
          </table:table-cell>
          <table:table-cell office:value-type="float" office:value="22795" table:style-name="ce38">
            <text:p><text:s text:c="2"/>22 795</text:p>
          </table:table-cell>
          <table:table-cell office:value-type="float" office:value="1878" table:style-name="ce38">
            <text:p><text:s text:c="2"/>1 878</text:p>
          </table:table-cell>
          <table:table-cell office:value-type="float" office:value="3172" table:style-name="ce38">
            <text:p><text:s text:c="2"/>3 172</text:p>
          </table:table-cell>
          <table:table-cell office:value-type="float" office:value="893" table:style-name="ce38">
            <text:p><text:s text:c="3"/>893</text:p>
          </table:table-cell>
          <table:table-cell office:value-type="float" office:value="2389" table:style-name="ce38">
            <text:p><text:s text:c="2"/>2 389</text:p>
          </table:table-cell>
          <table:table-cell office:value-type="float" office:value="4381" table:style-name="ce38">
            <text:p><text:s text:c="2"/>4 381</text:p>
          </table:table-cell>
          <table:table-cell office:value-type="float" office:value="10835" table:style-name="ce38">
            <text:p><text:s text:c="2"/>10 835</text:p>
          </table:table-cell>
          <table:table-cell office:value-type="float" office:value="111802" table:style-name="ce38">
            <text:p><text:s text:c="2"/>111 80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198972" table:style-name="ce36">
            <text:p><text:s text:c="2"/>198 972</text:p>
          </table:table-cell>
          <table:table-cell office:value-type="float" office:value="35729" table:style-name="ce36">
            <text:p><text:s text:c="2"/>35 729</text:p>
          </table:table-cell>
          <table:table-cell office:value-type="float" office:value="2521" table:style-name="ce36">
            <text:p><text:s text:c="2"/>2 521</text:p>
          </table:table-cell>
          <table:table-cell office:value-type="float" office:value="1384" table:style-name="ce36">
            <text:p><text:s text:c="2"/>1 384</text:p>
          </table:table-cell>
          <table:table-cell office:value-type="float" office:value="7810" table:style-name="ce36">
            <text:p><text:s text:c="2"/>7 810</text:p>
          </table:table-cell>
          <table:table-cell office:value-type="float" office:value="12699" table:style-name="ce36">
            <text:p><text:s text:c="2"/>12 699</text:p>
          </table:table-cell>
          <table:table-cell office:value-type="float" office:value="4275" table:style-name="ce36">
            <text:p><text:s text:c="2"/>4 275</text:p>
          </table:table-cell>
          <table:table-cell office:value-type="float" office:value="26168" table:style-name="ce36">
            <text:p><text:s text:c="2"/>26 168</text:p>
          </table:table-cell>
          <table:table-cell office:value-type="float" office:value="134554" table:style-name="ce36">
            <text:p><text:s text:c="2"/>134 55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47523" table:style-name="ce36">
            <text:p><text:s text:c="2"/>47 523</text:p>
          </table:table-cell>
          <table:table-cell office:value-type="float" office:value="7359" table:style-name="ce36">
            <text:p><text:s text:c="2"/>7 359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186" table:style-name="ce36">
            <text:p><text:s text:c="3"/>186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500" table:style-name="ce36">
            <text:p><text:s text:c="3"/>500</text:p>
          </table:table-cell>
          <table:table-cell office:value-type="float" office:value="864" table:style-name="ce36">
            <text:p><text:s text:c="3"/>864</text:p>
          </table:table-cell>
          <table:table-cell office:value-type="float" office:value="1664" table:style-name="ce36">
            <text:p><text:s text:c="2"/>1 664</text:p>
          </table:table-cell>
          <table:table-cell office:value-type="float" office:value="38428" table:style-name="ce36">
            <text:p><text:s text:c="2"/>38 428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41110" table:style-name="ce36">
            <text:p><text:s text:c="2"/>141 110</text:p>
          </table:table-cell>
          <table:table-cell office:value-type="float" office:value="23192" table:style-name="ce36">
            <text:p><text:s text:c="2"/>23 192</text:p>
          </table:table-cell>
          <table:table-cell office:value-type="float" office:value="908" table:style-name="ce36">
            <text:p><text:s text:c="3"/>908</text:p>
          </table:table-cell>
          <table:table-cell office:value-type="float" office:value="2780" table:style-name="ce36">
            <text:p><text:s text:c="2"/>2 780</text:p>
          </table:table-cell>
          <table:table-cell office:value-type="float" office:value="1212" table:style-name="ce36">
            <text:p><text:s text:c="2"/>1 212</text:p>
          </table:table-cell>
          <table:table-cell office:value-type="float" office:value="1101" table:style-name="ce36">
            <text:p><text:s text:c="2"/>1 101</text:p>
          </table:table-cell>
          <table:table-cell office:value-type="float" office:value="4034" table:style-name="ce36">
            <text:p><text:s text:c="2"/>4 034</text:p>
          </table:table-cell>
          <table:table-cell office:value-type="float" office:value="9127" table:style-name="ce36">
            <text:p><text:s text:c="2"/>9 127</text:p>
          </table:table-cell>
          <table:table-cell office:value-type="float" office:value="107883" table:style-name="ce36">
            <text:p><text:s text:c="2"/>107 88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70061" table:style-name="ce36">
            <text:p><text:s text:c="2"/>70 061</text:p>
          </table:table-cell>
          <table:table-cell office:value-type="float" office:value="7059" table:style-name="ce36">
            <text:p><text:s text:c="2"/>7 059</text:p>
          </table:table-cell>
          <table:table-cell office:value-type="float" office:value="508" table:style-name="ce36">
            <text:p><text:s text:c="3"/>508</text:p>
          </table:table-cell>
          <table:table-cell office:value-type="float" office:value="305" table:style-name="ce36">
            <text:p><text:s text:c="3"/>305</text:p>
          </table:table-cell>
          <table:table-cell office:value-type="float" office:value="1619" table:style-name="ce36">
            <text:p><text:s text:c="2"/>1 619</text:p>
          </table:table-cell>
          <table:table-cell office:value-type="float" office:value="2062" table:style-name="ce36">
            <text:p><text:s text:c="2"/>2 062</text:p>
          </table:table-cell>
          <table:table-cell office:value-type="float" office:value="992" table:style-name="ce36">
            <text:p><text:s text:c="3"/>992</text:p>
          </table:table-cell>
          <table:table-cell office:value-type="float" office:value="4978" table:style-name="ce36">
            <text:p><text:s text:c="2"/>4 978</text:p>
          </table:table-cell>
          <table:table-cell office:value-type="float" office:value="57516" table:style-name="ce36">
            <text:p><text:s text:c="2"/>57 51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78372" table:style-name="ce36">
            <text:p><text:s text:c="2"/>78 372</text:p>
          </table:table-cell>
          <table:table-cell office:value-type="float" office:value="30845" table:style-name="ce36">
            <text:p><text:s text:c="2"/>30 845</text:p>
          </table:table-cell>
          <table:table-cell office:value-type="float" office:value="713" table:style-name="ce36">
            <text:p><text:s text:c="3"/>713</text:p>
          </table:table-cell>
          <table:table-cell office:value-type="float" office:value="270" table:style-name="ce36">
            <text:p><text:s text:c="3"/>270</text:p>
          </table:table-cell>
          <table:table-cell office:value-type="float" office:value="737" table:style-name="ce36">
            <text:p><text:s text:c="3"/>737</text:p>
          </table:table-cell>
          <table:table-cell office:value-type="float" office:value="5978" table:style-name="ce36">
            <text:p><text:s text:c="2"/>5 978</text:p>
          </table:table-cell>
          <table:table-cell office:value-type="float" office:value="1061" table:style-name="ce36">
            <text:p><text:s text:c="2"/>1 061</text:p>
          </table:table-cell>
          <table:table-cell office:value-type="float" office:value="8046" table:style-name="ce36">
            <text:p><text:s text:c="2"/>8 046</text:p>
          </table:table-cell>
          <table:table-cell office:value-type="float" office:value="38768" table:style-name="ce36">
            <text:p><text:s text:c="2"/>38 76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102778" table:style-name="ce37">
            <text:p><text:s text:c="2"/>102 778</text:p>
          </table:table-cell>
          <table:table-cell office:value-type="float" office:value="39951" table:style-name="ce37">
            <text:p><text:s text:c="2"/>39 951</text:p>
          </table:table-cell>
          <table:table-cell office:value-type="float" office:value="868" table:style-name="ce37">
            <text:p><text:s text:c="3"/>868</text:p>
          </table:table-cell>
          <table:table-cell office:value-type="float" office:value="1735" table:style-name="ce37">
            <text:p><text:s text:c="2"/>1 735</text:p>
          </table:table-cell>
          <table:table-cell office:value-type="float" office:value="1334" table:style-name="ce37">
            <text:p><text:s text:c="2"/>1 334</text:p>
          </table:table-cell>
          <table:table-cell office:value-type="float" office:value="10278" table:style-name="ce37">
            <text:p><text:s text:c="2"/>10 278</text:p>
          </table:table-cell>
          <table:table-cell office:value-type="float" office:value="1457" table:style-name="ce37">
            <text:p><text:s text:c="2"/>1 457</text:p>
          </table:table-cell>
          <table:table-cell office:value-type="float" office:value="14804" table:style-name="ce37">
            <text:p><text:s text:c="2"/>14 804</text:p>
          </table:table-cell>
          <table:table-cell office:value-type="float" office:value="47155" table:style-name="ce37">
            <text:p><text:s text:c="2"/>47 15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93423" table:style-name="ce38">
            <text:p><text:s text:c="2"/>93 4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42" table:style-name="ce38">
            <text:p><text:s text:c="2"/>4 242</text:p>
          </table:table-cell>
          <table:table-cell office:value-type="float" office:value="4242" table:style-name="ce38">
            <text:p><text:s text:c="2"/>4 242</text:p>
          </table:table-cell>
          <table:table-cell office:value-type="float" office:value="89181" table:style-name="ce38">
            <text:p><text:s text:c="2"/>89 18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311148" table:style-name="ce38">
            <text:p><text:s text:c="2"/>311 148</text:p>
          </table:table-cell>
          <table:table-cell office:value-type="float" office:value="1610" table:style-name="ce38">
            <text:p><text:s text:c="2"/>1 6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749" table:style-name="ce38">
            <text:p><text:s text:c="2"/>41 749</text:p>
          </table:table-cell>
          <table:table-cell office:value-type="float" office:value="8605" table:style-name="ce38">
            <text:p><text:s text:c="2"/>8 605</text:p>
          </table:table-cell>
          <table:table-cell office:value-type="float" office:value="50354" table:style-name="ce38">
            <text:p><text:s text:c="2"/>50 354</text:p>
          </table:table-cell>
          <table:table-cell office:value-type="float" office:value="259184" table:style-name="ce38">
            <text:p><text:s text:c="2"/>259 184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80147" table:style-name="ce37">
            <text:p><text:s text:c="2"/>80 147</text:p>
          </table:table-cell>
          <table:table-cell office:value-type="float" office:value="2937" table:style-name="ce37">
            <text:p><text:s text:c="2"/>2 9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7" table:style-name="ce37">
            <text:p><text:s text:c="3"/>217</text:p>
          </table:table-cell>
          <table:table-cell office:value-type="float" office:value="3232" table:style-name="ce37">
            <text:p><text:s text:c="2"/>3 232</text:p>
          </table:table-cell>
          <table:table-cell office:value-type="float" office:value="3449" table:style-name="ce37">
            <text:p><text:s text:c="2"/>3 449</text:p>
          </table:table-cell>
          <table:table-cell office:value-type="float" office:value="73761" table:style-name="ce37">
            <text:p><text:s text:c="2"/>73 76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37839" table:style-name="ce38">
            <text:p><text:s text:c="2"/>337 83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205" table:style-name="ce38">
            <text:p><text:s text:c="2"/>17 205</text:p>
          </table:table-cell>
          <table:table-cell office:value-type="float" office:value="17205" table:style-name="ce38">
            <text:p><text:s text:c="2"/>17 205</text:p>
          </table:table-cell>
          <table:table-cell office:value-type="float" office:value="320634" table:style-name="ce38">
            <text:p><text:s text:c="2"/>320 63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108709" table:style-name="ce36">
            <text:p><text:s text:c="2"/>108 7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72" table:style-name="ce36">
            <text:p><text:s text:c="2"/>5 772</text:p>
          </table:table-cell>
          <table:table-cell office:value-type="float" office:value="5772" table:style-name="ce36">
            <text:p><text:s text:c="2"/>5 772</text:p>
          </table:table-cell>
          <table:table-cell office:value-type="float" office:value="102937" table:style-name="ce36">
            <text:p><text:s text:c="2"/>102 93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40650" table:style-name="ce36">
            <text:p><text:s text:c="2"/>140 6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15" table:style-name="ce36">
            <text:p><text:s text:c="2"/>4 815</text:p>
          </table:table-cell>
          <table:table-cell office:value-type="float" office:value="4815" table:style-name="ce36">
            <text:p><text:s text:c="2"/>4 815</text:p>
          </table:table-cell>
          <table:table-cell office:value-type="float" office:value="135835" table:style-name="ce36">
            <text:p><text:s text:c="2"/>135 83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71950" table:style-name="ce36">
            <text:p><text:s text:c="2"/>71 950</text:p>
          </table:table-cell>
          <table:table-cell office:value-type="float" office:value="-86957" table:style-name="ce36">
            <text:p><text:s/>(-) <text:s/>86 9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68" table:style-name="ce36">
            <text:p><text:s text:c="2"/>1 568</text:p>
          </table:table-cell>
          <table:table-cell office:value-type="float" office:value="1568" table:style-name="ce36">
            <text:p><text:s text:c="2"/>1 568</text:p>
          </table:table-cell>
          <table:table-cell office:value-type="float" office:value="157339" table:style-name="ce36">
            <text:p><text:s text:c="2"/>157 339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46161" table:style-name="ce36">
            <text:p><text:s text:c="2"/>46 161</text:p>
          </table:table-cell>
          <table:table-cell office:value-type="float" office:value="-896499" table:style-name="ce36">
            <text:p><text:s/>(-) <text:s/>896 4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0" table:style-name="ce36">
            <text:p><text:s text:c="3"/>670</text:p>
          </table:table-cell>
          <table:table-cell office:value-type="float" office:value="670" table:style-name="ce36">
            <text:p><text:s text:c="3"/>670</text:p>
          </table:table-cell>
          <table:table-cell office:value-type="float" office:value="941990" table:style-name="ce36">
            <text:p><text:s text:c="2"/>941 99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66094" table:style-name="ce36">
            <text:p><text:s text:c="2"/>166 0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73200" table:style-name="ce36">
            <text:p><text:s/>(-) <text:s/>73 2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23" table:style-name="ce36">
            <text:p><text:s text:c="2"/>2 123</text:p>
          </table:table-cell>
          <table:table-cell office:value-type="float" office:value="5627" table:style-name="ce36">
            <text:p><text:s text:c="2"/>5 627</text:p>
          </table:table-cell>
          <table:table-cell office:value-type="float" office:value="7750" table:style-name="ce36">
            <text:p><text:s text:c="2"/>7 750</text:p>
          </table:table-cell>
          <table:table-cell office:value-type="float" office:value="231544" table:style-name="ce36">
            <text:p><text:s text:c="2"/>231 54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106048" table:style-name="ce38">
            <text:p><text:s text:c="2"/>106 04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579" table:style-name="ce38">
            <text:p><text:s text:c="2"/>8 579</text:p>
          </table:table-cell>
          <table:table-cell office:value-type="float" office:value="483" table:style-name="ce38">
            <text:p><text:s text:c="3"/>483</text:p>
          </table:table-cell>
          <table:table-cell office:value-type="float" office:value="9062" table:style-name="ce38">
            <text:p><text:s text:c="2"/>9 062</text:p>
          </table:table-cell>
          <table:table-cell office:value-type="float" office:value="96986" table:style-name="ce38">
            <text:p><text:s text:c="2"/>96 98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30821" table:style-name="ce37">
            <text:p><text:s text:c="2"/>30 8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-2000" table:style-name="ce37">
            <text:p><text:s/>(-) <text:s/>2 0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4" table:style-name="ce37">
            <text:p><text:s text:c="3"/>244</text:p>
          </table:table-cell>
          <table:table-cell office:value-type="float" office:value="3224" table:style-name="ce37">
            <text:p><text:s text:c="2"/>3 224</text:p>
          </table:table-cell>
          <table:table-cell office:value-type="float" office:value="3468" table:style-name="ce37">
            <text:p><text:s text:c="2"/>3 468</text:p>
          </table:table-cell>
          <table:table-cell office:value-type="float" office:value="29353" table:style-name="ce37">
            <text:p><text:s text:c="2"/>29 35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48939" table:style-name="ce37">
            <text:p><text:s text:c="2"/>48 9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6" table:style-name="ce37">
            <text:p><text:s text:c="3"/>326</text:p>
          </table:table-cell>
          <table:table-cell office:value-type="float" office:value="1526" table:style-name="ce37">
            <text:p><text:s text:c="2"/>1 526</text:p>
          </table:table-cell>
          <table:table-cell office:value-type="float" office:value="1852" table:style-name="ce37">
            <text:p><text:s text:c="2"/>1 852</text:p>
          </table:table-cell>
          <table:table-cell office:value-type="float" office:value="47087" table:style-name="ce37">
            <text:p><text:s text:c="2"/>47 087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110760" table:style-name="ce37">
            <text:p><text:s text:c="2"/>110 7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39" table:style-name="ce37">
            <text:p><text:s text:c="2"/>5 839</text:p>
          </table:table-cell>
          <table:table-cell office:value-type="float" office:value="5839" table:style-name="ce37">
            <text:p><text:s text:c="2"/>5 839</text:p>
          </table:table-cell>
          <table:table-cell office:value-type="float" office:value="104921" table:style-name="ce37">
            <text:p><text:s text:c="2"/>104 92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22917" table:style-name="ce37">
            <text:p><text:s text:c="2"/>22 9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78" table:style-name="ce37">
            <text:p><text:s text:c="2"/>1 478</text:p>
          </table:table-cell>
          <table:table-cell office:value-type="float" office:value="1478" table:style-name="ce37">
            <text:p><text:s text:c="2"/>1 478</text:p>
          </table:table-cell>
          <table:table-cell office:value-type="float" office:value="21439" table:style-name="ce37">
            <text:p><text:s text:c="2"/>21 43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51002" table:style-name="ce36">
            <text:p><text:s text:c="2"/>51 0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88" table:style-name="ce36">
            <text:p><text:s text:c="2"/>3 488</text:p>
          </table:table-cell>
          <table:table-cell office:value-type="float" office:value="3488" table:style-name="ce36">
            <text:p><text:s text:c="2"/>3 488</text:p>
          </table:table-cell>
          <table:table-cell office:value-type="float" office:value="47514" table:style-name="ce36">
            <text:p><text:s text:c="2"/>47 51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287926" table:style-name="ce36">
            <text:p><text:s text:c="2"/>287 9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646" table:style-name="ce36">
            <text:p><text:s text:c="2"/>22 646</text:p>
          </table:table-cell>
          <table:table-cell office:value-type="float" office:value="3935" table:style-name="ce36">
            <text:p><text:s text:c="2"/>3 935</text:p>
          </table:table-cell>
          <table:table-cell office:value-type="float" office:value="26581" table:style-name="ce36">
            <text:p><text:s text:c="2"/>26 581</text:p>
          </table:table-cell>
          <table:table-cell office:value-type="float" office:value="261345" table:style-name="ce36">
            <text:p><text:s text:c="2"/>261 34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28708" table:style-name="ce36">
            <text:p><text:s text:c="2"/>28 708</text:p>
          </table:table-cell>
          <table:table-cell office:value-type="float" office:value="9123" table:style-name="ce36">
            <text:p><text:s text:c="2"/>9 123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3" table:style-name="ce36">
            <text:p><text:s text:c="3"/>653</text:p>
          </table:table-cell>
          <table:table-cell office:value-type="float" office:value="657" table:style-name="ce36">
            <text:p><text:s text:c="3"/>657</text:p>
          </table:table-cell>
          <table:table-cell office:value-type="float" office:value="18874" table:style-name="ce36">
            <text:p><text:s text:c="2"/>18 874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44892" table:style-name="ce36">
            <text:p><text:s text:c="2"/>44 8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71" table:style-name="ce36">
            <text:p><text:s text:c="2"/>1 671</text:p>
          </table:table-cell>
          <table:table-cell office:value-type="float" office:value="1675" table:style-name="ce36">
            <text:p><text:s text:c="2"/>1 675</text:p>
          </table:table-cell>
          <table:table-cell office:value-type="float" office:value="43217" table:style-name="ce36">
            <text:p><text:s text:c="2"/>43 21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203626" table:style-name="ce36">
            <text:p><text:s text:c="2"/>203 6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583" table:style-name="ce36">
            <text:p><text:s text:c="2"/>34 583</text:p>
          </table:table-cell>
          <table:table-cell office:value-type="float" office:value="6624" table:style-name="ce36">
            <text:p><text:s text:c="2"/>6 624</text:p>
          </table:table-cell>
          <table:table-cell office:value-type="float" office:value="41207" table:style-name="ce36">
            <text:p><text:s text:c="2"/>41 207</text:p>
          </table:table-cell>
          <table:table-cell office:value-type="float" office:value="162419" table:style-name="ce36">
            <text:p><text:s text:c="2"/>162 41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59696" table:style-name="ce37">
            <text:p><text:s text:c="2"/>159 696</text:p>
          </table:table-cell>
          <table:table-cell office:value-type="float" office:value="283" table:style-name="ce37">
            <text:p><text:s text:c="3"/>2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81" table:style-name="ce37">
            <text:p><text:s text:c="2"/>6 381</text:p>
          </table:table-cell>
          <table:table-cell office:value-type="float" office:value="6381" table:style-name="ce37">
            <text:p><text:s text:c="2"/>6 381</text:p>
          </table:table-cell>
          <table:table-cell office:value-type="float" office:value="153032" table:style-name="ce37">
            <text:p><text:s text:c="2"/>153 03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720424" table:style-name="ce37">
            <text:p><text:s text:c="2"/>720 4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3666" table:style-name="ce37">
            <text:p><text:s text:c="2"/>73 666</text:p>
          </table:table-cell>
          <table:table-cell office:value-type="float" office:value="73666" table:style-name="ce37">
            <text:p><text:s text:c="2"/>73 666</text:p>
          </table:table-cell>
          <table:table-cell office:value-type="float" office:value="646758" table:style-name="ce37">
            <text:p><text:s text:c="2"/>646 75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223010" table:style-name="ce37">
            <text:p><text:s text:c="2"/>223 0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92" table:style-name="ce37">
            <text:p><text:s text:c="2"/>1 092</text:p>
          </table:table-cell>
          <table:table-cell office:value-type="float" office:value="1092" table:style-name="ce37">
            <text:p><text:s text:c="2"/>1 092</text:p>
          </table:table-cell>
          <table:table-cell office:value-type="float" office:value="221918" table:style-name="ce37">
            <text:p><text:s text:c="2"/>221 918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426758" table:style-name="ce37">
            <text:p><text:s text:c="2"/>426 7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6758" table:style-name="ce37">
            <text:p><text:s text:c="2"/>426 758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229725" table:style-name="ce37">
            <text:p><text:s text:c="2"/>229 7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46" table:style-name="ce37">
            <text:p><text:s text:c="2"/>11 446</text:p>
          </table:table-cell>
          <table:table-cell office:value-type="float" office:value="11446" table:style-name="ce37">
            <text:p><text:s text:c="2"/>11 446</text:p>
          </table:table-cell>
          <table:table-cell office:value-type="float" office:value="218279" table:style-name="ce37">
            <text:p><text:s text:c="2"/>218 27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46831" table:style-name="ce36">
            <text:p><text:s text:c="2"/>46 8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46779" table:style-name="ce36">
            <text:p><text:s text:c="2"/>46 77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72856" table:style-name="ce36">
            <text:p><text:s text:c="2"/>72 8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22" table:style-name="ce36">
            <text:p><text:s text:c="2"/>3 122</text:p>
          </table:table-cell>
          <table:table-cell office:value-type="float" office:value="3122" table:style-name="ce36">
            <text:p><text:s text:c="2"/>3 122</text:p>
          </table:table-cell>
          <table:table-cell office:value-type="float" office:value="69734" table:style-name="ce36">
            <text:p><text:s text:c="2"/>69 734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31392" table:style-name="ce36">
            <text:p><text:s text:c="2"/>131 3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35" table:style-name="ce36">
            <text:p><text:s text:c="2"/>6 435</text:p>
          </table:table-cell>
          <table:table-cell office:value-type="float" office:value="6435" table:style-name="ce36">
            <text:p><text:s text:c="2"/>6 435</text:p>
          </table:table-cell>
          <table:table-cell office:value-type="float" office:value="124957" table:style-name="ce36">
            <text:p><text:s text:c="2"/>124 95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131494" table:style-name="ce36">
            <text:p><text:s text:c="2"/>131 4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21" table:style-name="ce36">
            <text:p><text:s text:c="2"/>10 621</text:p>
          </table:table-cell>
          <table:table-cell office:value-type="float" office:value="10621" table:style-name="ce36">
            <text:p><text:s text:c="2"/>10 621</text:p>
          </table:table-cell>
          <table:table-cell office:value-type="float" office:value="120873" table:style-name="ce36">
            <text:p><text:s text:c="2"/>120 87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103652" table:style-name="ce36">
            <text:p><text:s text:c="2"/>103 6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52" table:style-name="ce36">
            <text:p><text:s text:c="2"/>2 252</text:p>
          </table:table-cell>
          <table:table-cell office:value-type="float" office:value="2252" table:style-name="ce36">
            <text:p><text:s text:c="2"/>2 252</text:p>
          </table:table-cell>
          <table:table-cell office:value-type="float" office:value="101400" table:style-name="ce36">
            <text:p><text:s text:c="2"/>101 40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145621" table:style-name="ce37">
            <text:p><text:s text:c="2"/>145 6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763" table:style-name="ce37">
            <text:p><text:s text:c="2"/>8 763</text:p>
          </table:table-cell>
          <table:table-cell office:value-type="float" office:value="8763" table:style-name="ce37">
            <text:p><text:s text:c="2"/>8 763</text:p>
          </table:table-cell>
          <table:table-cell office:value-type="float" office:value="136858" table:style-name="ce37">
            <text:p><text:s text:c="2"/>136 85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41360" table:style-name="ce37">
            <text:p><text:s text:c="2"/>41 3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44" table:style-name="ce37">
            <text:p><text:s text:c="2"/>1 744</text:p>
          </table:table-cell>
          <table:table-cell office:value-type="float" office:value="1744" table:style-name="ce37">
            <text:p><text:s text:c="2"/>1 744</text:p>
          </table:table-cell>
          <table:table-cell office:value-type="float" office:value="39616" table:style-name="ce37">
            <text:p><text:s text:c="2"/>39 616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699932" table:style-name="ce37">
            <text:p><text:s text:c="2"/>699 9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99932" table:style-name="ce37">
            <text:p><text:s text:c="2"/>699 932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13910" table:style-name="ce37">
            <text:p><text:s text:c="2"/>13 9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910" table:style-name="ce37">
            <text:p><text:s text:c="2"/>13 910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310432" table:style-name="ce37">
            <text:p><text:s text:c="2"/>310 4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0432" table:style-name="ce37">
            <text:p><text:s text:c="2"/>310 43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128935" table:style-name="ce36">
            <text:p><text:s text:c="2"/>128 9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27" table:style-name="ce36">
            <text:p><text:s text:c="2"/>2 227</text:p>
          </table:table-cell>
          <table:table-cell office:value-type="float" office:value="2227" table:style-name="ce36">
            <text:p><text:s text:c="2"/>2 227</text:p>
          </table:table-cell>
          <table:table-cell office:value-type="float" office:value="126708" table:style-name="ce36">
            <text:p><text:s text:c="2"/>126 70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193154" table:style-name="ce36">
            <text:p><text:s text:c="2"/>193 1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3154" table:style-name="ce36">
            <text:p><text:s text:c="2"/>193 154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258943" table:style-name="ce36">
            <text:p><text:s text:c="2"/>258 9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50" table:style-name="ce36">
            <text:p><text:s text:c="2"/>6 650</text:p>
          </table:table-cell>
          <table:table-cell office:value-type="float" office:value="6650" table:style-name="ce36">
            <text:p><text:s text:c="2"/>6 650</text:p>
          </table:table-cell>
          <table:table-cell office:value-type="float" office:value="252293" table:style-name="ce36">
            <text:p><text:s text:c="2"/>252 29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49172" table:style-name="ce36">
            <text:p><text:s text:c="2"/>49 1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88" table:style-name="ce36">
            <text:p><text:s text:c="2"/>6 788</text:p>
          </table:table-cell>
          <table:table-cell office:value-type="float" office:value="6792" table:style-name="ce36">
            <text:p><text:s text:c="2"/>6 792</text:p>
          </table:table-cell>
          <table:table-cell office:value-type="float" office:value="42380" table:style-name="ce36">
            <text:p><text:s text:c="2"/>42 38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74100" table:style-name="ce36">
            <text:p><text:s text:c="2"/>74 1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100" table:style-name="ce36">
            <text:p><text:s text:c="2"/>74 10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29235" table:style-name="ce37">
            <text:p><text:s text:c="2"/>29 2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87" table:style-name="ce37">
            <text:p><text:s text:c="2"/>1 187</text:p>
          </table:table-cell>
          <table:table-cell office:value-type="float" office:value="1187" table:style-name="ce37">
            <text:p><text:s text:c="2"/>1 187</text:p>
          </table:table-cell>
          <table:table-cell office:value-type="float" office:value="28048" table:style-name="ce37">
            <text:p><text:s text:c="2"/>28 04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47825" table:style-name="ce37">
            <text:p><text:s text:c="2"/>47 8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40" table:style-name="ce37">
            <text:p><text:s text:c="3"/>640</text:p>
          </table:table-cell>
          <table:table-cell office:value-type="float" office:value="640" table:style-name="ce37">
            <text:p><text:s text:c="3"/>640</text:p>
          </table:table-cell>
          <table:table-cell office:value-type="float" office:value="47185" table:style-name="ce37">
            <text:p><text:s text:c="2"/>47 185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68415" table:style-name="ce37">
            <text:p><text:s text:c="2"/>68 4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415" table:style-name="ce37">
            <text:p><text:s text:c="2"/>68 415</text:p>
          </table:table-cell>
          <table:table-cell table:number-columns-repeated="16373"/>
        </table:table-row>
        <table:table-row table:style-name="ro5">
          <table:table-cell table:style-name="ce10"/>
          <table:table-cell table:style-name="ce11"/>
          <table:table-cell table:number-columns-repeated="9" table:style-name="ce53"/>
          <table:table-cell table:number-columns-repeated="1637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12356711" table:style-name="ce48">
            <text:p><text:s/>12 356 711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34203" table:style-name="ce48">
            <text:p><text:s text:c="2"/>34 203</text:p>
          </table:table-cell>
          <table:table-cell office:value-type="float" office:value="43977" table:style-name="ce48">
            <text:p><text:s text:c="2"/>43 977</text:p>
          </table:table-cell>
          <table:table-cell office:value-type="float" office:value="422159" table:style-name="ce48">
            <text:p><text:s text:c="2"/>422 159</text:p>
          </table:table-cell>
          <table:table-cell office:value-type="float" office:value="364126" table:style-name="ce48">
            <text:p><text:s text:c="2"/>364 126</text:p>
          </table:table-cell>
          <table:table-cell office:value-type="float" office:value="864465" table:style-name="ce48">
            <text:p><text:s text:c="2"/>864 465</text:p>
          </table:table-cell>
          <table:table-cell office:value-type="float" office:value="11492246" table:style-name="ce48">
            <text:p><text:s/>11 492 246</text:p>
          </table:table-cell>
          <table:table-cell table:number-columns-repeated="16373" table:style-name="ce16"/>
        </table:table-row>
        <table:table-row table:style-name="ro4">
          <table:table-cell table:style-name="ce31"/>
          <table:table-cell table:number-columns-repeated="10" table:style-name="ce32"/>
          <table:table-cell table:number-columns-repeated="16373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oferta.$A$1:oferta.$G$136" table:base-cell-address="oferta.$A$1"/>
        </table:named-expressions>
      </table:table>
      <table:table table:name="producao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68" table:default-cell-style-name="ce1"/>
        <table:table-column table:style-name="co5" table:default-cell-style-name="ce43"/>
        <table:table-column table:style-name="co4" table:number-columns-repeated="16313" table:default-cell-style-name="ce1"/>
        <table:table-row table:style-name="ro1">
          <table:table-cell office:value-type="string" table:style-name="ce17">
            <text:p>Tabela 3 - Recursos de bens e serviços - 2017</text:p>
          </table:table-cell>
          <table:table-cell table:number-columns-repeated="6" table:style-name="ce17"/>
          <table:table-cell table:number-columns-repeated="63" table:style-name="ce19"/>
          <table:table-cell table:style-name="ce42"/>
          <table:table-cell table:number-columns-repeated="16313" table:style-name="ce19"/>
        </table:table-row>
        <table:table-row table:style-name="ro2">
          <table:table-cell table:number-columns-repeated="6" table:style-name="ce1"/>
          <table:table-cell table:style-name="ce2"/>
          <table:table-cell table:number-columns-repeated="63" table:style-name="ce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40">
            <text:p>Produção das atividades (preços do ano anterior em 1 000 000 R$)</text:p>
          </table:table-cell>
          <table:table-cell table:number-columns-repeated="5" table:style-name="ce44"/>
          <table:table-cell table:number-columns-repeated="63" table:style-name="ce41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27">
            <text:p>0191</text:p>
            <text:p>Agricultura, inclusive o apoio à agricultura e a pós-colheita</text:p>
          </table:table-cell>
          <table:table-cell office:value-type="string" table:style-name="ce27">
            <text:p>0192</text:p>
            <text:p>Pecuária, inclusive o apoio à pecuária</text:p>
          </table:table-cell>
          <table:table-cell office:value-type="string" table:style-name="ce27">
            <text:p>0280</text:p>
            <text:p>Produção florestal; pesca e aquicultura</text:p>
          </table:table-cell>
          <table:table-cell office:value-type="string" table:style-name="ce45">
            <text:p>0580</text:p>
            <text:p>Extração de carvão mineral e de minerais não-metálicos</text:p>
          </table:table-cell>
          <table:table-cell office:value-type="string" table:style-name="ce27">
            <text:p>0680</text:p>
            <text:p>Extração de petróleo e gás, inclusive as atividades de apoio</text:p>
          </table:table-cell>
          <table:table-cell office:value-type="string" table:style-name="ce27">
            <text:p>0791</text:p>
            <text:p>Extração de minério de ferro, inclusive beneficiamentos e a aglomeração</text:p>
          </table:table-cell>
          <table:table-cell office:value-type="string" table:style-name="ce27">
            <text:p>0792</text:p>
            <text:p>Extração de minerais metálicos não-ferrosos, inclusive beneficiamentos</text:p>
          </table:table-cell>
          <table:table-cell office:value-type="string" table:style-name="ce27">
            <text:p>1091</text:p>
            <text:p>Abate e produtos de carne, inclusive os produtos do laticínio e da pesca</text:p>
          </table:table-cell>
          <table:table-cell office:value-type="string" table:style-name="ce27">
            <text:p>1092</text:p>
            <text:p>Fabricação e refino de açúcar</text:p>
          </table:table-cell>
          <table:table-cell office:value-type="string" table:style-name="ce27">
            <text:p>1093</text:p>
            <text:p>Outros produtos alimentares</text:p>
          </table:table-cell>
          <table:table-cell office:value-type="string" table:style-name="ce27">
            <text:p>1100</text:p>
            <text:p>Fabricação de bebidas</text:p>
          </table:table-cell>
          <table:table-cell office:value-type="string" table:style-name="ce27">
            <text:p>1200</text:p>
            <text:p>Fabricação de produtos do fumo</text:p>
          </table:table-cell>
          <table:table-cell office:value-type="string" table:style-name="ce27">
            <text:p>1300</text:p>
            <text:p>Fabricação de produtos têxteis</text:p>
          </table:table-cell>
          <table:table-cell office:value-type="string" table:style-name="ce27">
            <text:p>1400</text:p>
            <text:p>Confecção de artefatos do vestuário e acessórios</text:p>
          </table:table-cell>
          <table:table-cell office:value-type="string" table:style-name="ce27">
            <text:p>1500</text:p>
            <text:p>Fabricação de calçados e de artefatos de couro</text:p>
          </table:table-cell>
          <table:table-cell office:value-type="string" table:style-name="ce27">
            <text:p>1600</text:p>
            <text:p>Fabricação de produtos da madeira</text:p>
          </table:table-cell>
          <table:table-cell office:value-type="string" table:style-name="ce27">
            <text:p>1700</text:p>
            <text:p>Fabricação de celulose, papel e produtos de papel</text:p>
          </table:table-cell>
          <table:table-cell office:value-type="string" table:style-name="ce27">
            <text:p>1800</text:p>
            <text:p>Impressão e reprodução de gravações</text:p>
          </table:table-cell>
          <table:table-cell office:value-type="string" table:style-name="ce27">
            <text:p>1991</text:p>
            <text:p>Refino de petróleo e coquerias</text:p>
          </table:table-cell>
          <table:table-cell office:value-type="string" table:style-name="ce27">
            <text:p>1992</text:p>
            <text:p>Fabricação de biocombustíveis</text:p>
          </table:table-cell>
          <table:table-cell office:value-type="string" table:style-name="ce27">
            <text:p>2091</text:p>
            <text:p>Fabricação de químicos orgânicos e inorgânicos, resinas e elastômeros</text:p>
          </table:table-cell>
          <table:table-cell office:value-type="string" table:style-name="ce27">
            <text:p>2092</text:p>
            <text:p>Fabricação de defensivos, desinfestantes, tintas e químicos diversos</text:p>
          </table:table-cell>
          <table:table-cell office:value-type="string" table:style-name="ce27">
            <text:p>2093</text:p>
            <text:p>Fabricação de produtos de limpeza, cosméticos/perfumaria e higiene pessoal</text:p>
          </table:table-cell>
          <table:table-cell office:value-type="string" table:style-name="ce27">
            <text:p>2100</text:p>
            <text:p>Fabricação de produtos farmoquímicos e farmacêuticos</text:p>
          </table:table-cell>
          <table:table-cell office:value-type="string" table:style-name="ce27">
            <text:p>2200</text:p>
            <text:p>Fabricação de produtos de borracha e de material plástico</text:p>
          </table:table-cell>
          <table:table-cell office:value-type="string" table:style-name="ce27">
            <text:p>2300</text:p>
            <text:p>Fabricação de produtos de minerais não-metálicos</text:p>
          </table:table-cell>
          <table:table-cell office:value-type="string" table:style-name="ce27">
            <text:p>2491</text:p>
            <text:p>Produção de ferro-gusa/ferroligas, siderurgia e tubos de aço sem costura</text:p>
          </table:table-cell>
          <table:table-cell office:value-type="string" table:style-name="ce27">
            <text:p>2492</text:p>
            <text:p>Metalurgia de metais não-ferrosos e a fundição de metais</text:p>
          </table:table-cell>
          <table:table-cell office:value-type="string" table:style-name="ce27">
            <text:p>2500</text:p>
            <text:p>Fabricação de produtos de metal, exceto máquinas e equipamentos</text:p>
          </table:table-cell>
          <table:table-cell office:value-type="string" table:style-name="ce27">
            <text:p>2600</text:p>
            <text:p>Fabricação de equipamentos de informática, produtos eletrônicos e ópticos</text:p>
          </table:table-cell>
          <table:table-cell office:value-type="string" table:style-name="ce27">
            <text:p>2700</text:p>
            <text:p>Fabricação de máquinas e equipamentos elétricos</text:p>
          </table:table-cell>
          <table:table-cell office:value-type="string" table:style-name="ce27">
            <text:p>2800</text:p>
            <text:p>Fabricação de máquinas e equipamentos mecânicos</text:p>
          </table:table-cell>
          <table:table-cell office:value-type="string" table:style-name="ce27">
            <text:p>2991</text:p>
            <text:p>Fabricação de automóveis, caminhões e ônibus, exceto peças</text:p>
          </table:table-cell>
          <table:table-cell office:value-type="string" table:style-name="ce27">
            <text:p>2992</text:p>
            <text:p>Fabricação de peças e acessórios para veículos automotores</text:p>
          </table:table-cell>
          <table:table-cell office:value-type="string" table:style-name="ce27">
            <text:p>3000</text:p>
            <text:p>Fabricação de outros equipamentos de transporte, exceto veículos automotores</text:p>
          </table:table-cell>
          <table:table-cell office:value-type="string" table:style-name="ce27">
            <text:p>3180</text:p>
            <text:p>Fabricação de móveis e de produtos de indústrias diversas</text:p>
          </table:table-cell>
          <table:table-cell office:value-type="string" table:style-name="ce27">
            <text:p>3300</text:p>
            <text:p>Manutenção, reparação e instalação de máquinas e equipamentos</text:p>
          </table:table-cell>
          <table:table-cell office:value-type="string" table:style-name="ce27">
            <text:p>3500</text:p>
            <text:p>Energia elétrica, gás natural e outras utilidades</text:p>
          </table:table-cell>
          <table:table-cell office:value-type="string" table:style-name="ce27">
            <text:p>3680</text:p>
            <text:p>Água, esgoto e gestão de resíduos</text:p>
          </table:table-cell>
          <table:table-cell office:value-type="string" table:style-name="ce27">
            <text:p>4180</text:p>
            <text:p>Construção</text:p>
          </table:table-cell>
          <table:table-cell office:value-type="string" table:style-name="ce27">
            <text:p>4500</text:p>
            <text:p>Comércio e reparação de veículos automotores e motocicletas</text:p>
          </table:table-cell>
          <table:table-cell office:value-type="string" table:style-name="ce27">
            <text:p>4680</text:p>
            <text:p>Comércio por atacado e a varejo, exceto veículos automotores</text:p>
          </table:table-cell>
          <table:table-cell office:value-type="string" table:style-name="ce27">
            <text:p>4900</text:p>
            <text:p>Transporte terrestre</text:p>
          </table:table-cell>
          <table:table-cell office:value-type="string" table:style-name="ce27">
            <text:p>5000</text:p>
            <text:p>Transporte aquaviário</text:p>
          </table:table-cell>
          <table:table-cell office:value-type="string" table:style-name="ce27">
            <text:p>5100</text:p>
            <text:p>Transporte aéreo</text:p>
          </table:table-cell>
          <table:table-cell office:value-type="string" table:style-name="ce27">
            <text:p>5280</text:p>
            <text:p>Armazenamento, atividades auxiliares dos transportes e correio</text:p>
          </table:table-cell>
          <table:table-cell office:value-type="string" table:style-name="ce27">
            <text:p>5500</text:p>
            <text:p>Alojamento</text:p>
          </table:table-cell>
          <table:table-cell office:value-type="string" table:style-name="ce27">
            <text:p>5600</text:p>
            <text:p>Alimentação</text:p>
          </table:table-cell>
          <table:table-cell office:value-type="string" table:style-name="ce27">
            <text:p>5800</text:p>
            <text:p>Edição e edição integrada à impressão</text:p>
          </table:table-cell>
          <table:table-cell office:value-type="string" table:style-name="ce27">
            <text:p>5980</text:p>
            <text:p>Atividades de televisão, rádio, cinema e <text:s/>gravação/edição de som e imagem</text:p>
          </table:table-cell>
          <table:table-cell office:value-type="string" table:style-name="ce27">
            <text:p>6100</text:p>
            <text:p>Telecomunicações</text:p>
          </table:table-cell>
          <table:table-cell office:value-type="string" table:style-name="ce27">
            <text:p>6280</text:p>
            <text:p>Desenvolvimento de sistemas e outros serviços de informação</text:p>
          </table:table-cell>
          <table:table-cell office:value-type="string" table:style-name="ce45">
            <text:p>6480</text:p>
            <text:p>Intermediação financeira, seguros e previdência complementar</text:p>
          </table:table-cell>
          <table:table-cell office:value-type="string" table:style-name="ce27">
            <text:p>6800</text:p>
            <text:p>Atividades imobiliárias</text:p>
          </table:table-cell>
          <table:table-cell office:value-type="string" table:style-name="ce27">
            <text:p>6980</text:p>
            <text:p>Atividades jurídicas, contábeis, consultoria e sedes de empresas<text:s/></text:p>
          </table:table-cell>
          <table:table-cell office:value-type="string" table:style-name="ce27">
            <text:p>7180</text:p>
            <text:p>Serviços de arquitetura, engenharia, testes/análises técnicas e P &amp; D</text:p>
          </table:table-cell>
          <table:table-cell office:value-type="string" table:style-name="ce27">
            <text:p>7380</text:p>
            <text:p>Outras atividades profissionais, científicas e técnicas</text:p>
          </table:table-cell>
          <table:table-cell office:value-type="string" table:style-name="ce27">
            <text:p>7700</text:p>
            <text:p>Aluguéis não-imobiliários e gestão de ativos de propriedade intelectual</text:p>
          </table:table-cell>
          <table:table-cell office:value-type="string" table:style-name="ce27">
            <text:p>7880</text:p>
            <text:p>Outras atividades administrativas e serviços complementares</text:p>
          </table:table-cell>
          <table:table-cell office:value-type="string" table:style-name="ce27">
            <text:p>8000</text:p>
            <text:p>Atividades de vigilância, segurança e investigação</text:p>
          </table:table-cell>
          <table:table-cell office:value-type="string" table:style-name="ce27">
            <text:p>8400</text:p>
            <text:p>Administração pública, defesa e seguridade social</text:p>
          </table:table-cell>
          <table:table-cell office:value-type="string" table:style-name="ce27">
            <text:p>8591</text:p>
            <text:p>Educação pública</text:p>
          </table:table-cell>
          <table:table-cell office:value-type="string" table:style-name="ce27">
            <text:p>8592</text:p>
            <text:p>Educação privada</text:p>
          </table:table-cell>
          <table:table-cell office:value-type="string" table:style-name="ce27">
            <text:p>8691</text:p>
            <text:p>Saúde pública</text:p>
          </table:table-cell>
          <table:table-cell office:value-type="string" table:style-name="ce27">
            <text:p>8692</text:p>
            <text:p>Saúde privada</text:p>
          </table:table-cell>
          <table:table-cell office:value-type="string" table:style-name="ce27">
            <text:p>9080</text:p>
            <text:p>Atividades artísticas, criativas e de espetáculos</text:p>
          </table:table-cell>
          <table:table-cell office:value-type="string" table:style-name="ce27">
            <text:p>9480</text:p>
            <text:p>Organizações associativas e outros serviços pessoais</text:p>
          </table:table-cell>
          <table:table-cell office:value-type="string" table:style-name="ce27">
            <text:p>9700</text:p>
            <text:p>Serviços domésticos</text:p>
          </table:table-cell>
          <table:table-cell office:value-type="string" table:style-name="ce34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3"/>
          <table:table-cell table:style-name="ce7"/>
          <table:table-cell table:number-columns-repeated="1631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1961" table:style-name="ce36">
            <text:p><text:s text:c="2"/>11 961</text:p>
          </table:table-cell>
          <table:table-cell office:value-type="float" office:value="382" table:style-name="ce36">
            <text:p><text:s text:c="3"/>382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60" table:style-name="ce36">
            <text:p><text:s text:c="2"/>12 46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49243" table:style-name="ce36">
            <text:p><text:s text:c="2"/>49 243</text:p>
          </table:table-cell>
          <table:table-cell office:value-type="float" office:value="2612" table:style-name="ce36">
            <text:p><text:s text:c="2"/>2 612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1" table:style-name="ce36">
            <text:p><text:s text:c="3"/>1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123" table:style-name="ce36">
            <text:p><text:s text:c="2"/>52 12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0415" table:style-name="ce36">
            <text:p><text:s text:c="2"/>10 415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423" table:style-name="ce36">
            <text:p><text:s text:c="2"/>10 42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52914" table:style-name="ce36">
            <text:p><text:s text:c="2"/>52 914</text:p>
          </table:table-cell>
          <table:table-cell office:value-type="float" office:value="271" table:style-name="ce36">
            <text:p><text:s text:c="3"/>27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186" table:style-name="ce36">
            <text:p><text:s text:c="2"/>53 186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138690" table:style-name="ce36">
            <text:p><text:s text:c="2"/>138 690</text:p>
          </table:table-cell>
          <table:table-cell office:value-type="float" office:value="3665" table:style-name="ce36">
            <text:p><text:s text:c="2"/>3 665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416" table:style-name="ce36">
            <text:p><text:s text:c="2"/>142 41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66254" table:style-name="ce37">
            <text:p><text:s text:c="2"/>66 254</text:p>
          </table:table-cell>
          <table:table-cell office:value-type="float" office:value="3013" table:style-name="ce37">
            <text:p><text:s text:c="2"/>3 013</text:p>
          </table:table-cell>
          <table:table-cell office:value-type="float" office:value="154" table:style-name="ce37">
            <text:p><text:s text:c="3"/>1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8" table:style-name="ce37">
            <text:p><text:s text:c="3"/>20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9629" table:style-name="ce37">
            <text:p><text:s text:c="2"/>69 62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8934" table:style-name="ce37">
            <text:p><text:s text:c="2"/>8 934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999" table:style-name="ce37">
            <text:p><text:s text:c="2"/>8 99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8234" table:style-name="ce37">
            <text:p><text:s text:c="2"/>18 234</text:p>
          </table:table-cell>
          <table:table-cell office:value-type="float" office:value="723" table:style-name="ce37">
            <text:p><text:s text:c="3"/>723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107" table:style-name="ce37">
            <text:p><text:s text:c="2"/>19 10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7061" table:style-name="ce37">
            <text:p><text:s text:c="2"/>27 061</text:p>
          </table:table-cell>
          <table:table-cell office:value-type="float" office:value="642" table:style-name="ce37">
            <text:p><text:s text:c="3"/>642</text:p>
          </table:table-cell>
          <table:table-cell office:value-type="float" office:value="125" table:style-name="ce37">
            <text:p><text:s text:c="3"/>1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6" table:style-name="ce37">
            <text:p><text:s text:c="3"/>1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025" table:style-name="ce37">
            <text:p><text:s text:c="2"/>28 025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5158" table:style-name="ce37">
            <text:p><text:s text:c="2"/>5 158</text:p>
          </table:table-cell>
          <table:table-cell office:value-type="float" office:value="70505" table:style-name="ce37">
            <text:p><text:s text:c="2"/>70 505</text:p>
          </table:table-cell>
          <table:table-cell office:value-type="float" office:value="262" table:style-name="ce37">
            <text:p><text:s text:c="3"/>26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936" table:style-name="ce37">
            <text:p><text:s text:c="2"/>75 93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843" table:style-name="ce36">
            <text:p><text:s text:c="2"/>2 843</text:p>
          </table:table-cell>
          <table:table-cell office:value-type="float" office:value="25843" table:style-name="ce36">
            <text:p><text:s text:c="2"/>25 843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765" table:style-name="ce36">
            <text:p><text:s text:c="2"/>28 76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493" table:style-name="ce36">
            <text:p><text:s text:c="3"/>493</text:p>
          </table:table-cell>
          <table:table-cell office:value-type="float" office:value="8492" table:style-name="ce36">
            <text:p><text:s text:c="2"/>8 4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85" table:style-name="ce36">
            <text:p><text:s text:c="2"/>8 98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570" table:style-name="ce36">
            <text:p><text:s text:c="3"/>570</text:p>
          </table:table-cell>
          <table:table-cell office:value-type="float" office:value="28862" table:style-name="ce36">
            <text:p><text:s text:c="2"/>28 862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447" table:style-name="ce36">
            <text:p><text:s text:c="2"/>29 447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957" table:style-name="ce36">
            <text:p><text:s text:c="3"/>957</text:p>
          </table:table-cell>
          <table:table-cell office:value-type="float" office:value="1220" table:style-name="ce36">
            <text:p><text:s text:c="2"/>1 220</text:p>
          </table:table-cell>
          <table:table-cell office:value-type="float" office:value="21346" table:style-name="ce36">
            <text:p><text:s text:c="2"/>21 3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600" table:style-name="ce36">
            <text:p><text:s text:c="2"/>23 600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427" table:style-name="ce36">
            <text:p><text:s text:c="3"/>427</text:p>
          </table:table-cell>
          <table:table-cell office:value-type="float" office:value="498" table:style-name="ce36">
            <text:p><text:s text:c="3"/>498</text:p>
          </table:table-cell>
          <table:table-cell office:value-type="float" office:value="12677" table:style-name="ce36">
            <text:p><text:s text:c="2"/>12 6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02" table:style-name="ce36">
            <text:p><text:s text:c="2"/>13 60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85" table:style-name="ce37">
            <text:p><text:s text:c="3"/>8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85" table:style-name="ce37">
            <text:p><text:s text:c="3"/>885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209" table:style-name="ce37">
            <text:p><text:s text:c="3"/>209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16047" table:style-name="ce37">
            <text:p><text:s text:c="2"/>16 047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1" table:style-name="ce37">
            <text:p><text:s text:c="3"/>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5" table:style-name="ce37">
            <text:p><text:s text:c="3"/>315</text:p>
          </table:table-cell>
          <table:table-cell office:value-type="float" office:value="111" table:style-name="ce37">
            <text:p><text:s text:c="3"/>1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96" table:style-name="ce37">
            <text:p><text:s text:c="3"/>9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7" table:style-name="ce37">
            <text:p><text:s text:c="3"/>1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056" table:style-name="ce37">
            <text:p><text:s text:c="2"/>18 05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7456" table:style-name="ce37">
            <text:p><text:s text:c="2"/>117 45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1" table:style-name="ce37">
            <text:p><text:s text:c="3"/>2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4" table:style-name="ce37">
            <text:p><text:s text:c="3"/>1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7866" table:style-name="ce37">
            <text:p><text:s text:c="2"/>117 86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405" table:style-name="ce37">
            <text:p><text:s text:c="2"/>54 40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9" table:style-name="ce37">
            <text:p><text:s text:c="3"/>4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863" table:style-name="ce37">
            <text:p><text:s text:c="2"/>54 863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4" table:style-name="ce37">
            <text:p><text:s text:c="3"/>534</text:p>
          </table:table-cell>
          <table:table-cell office:value-type="float" office:value="14930" table:style-name="ce37">
            <text:p><text:s text:c="2"/>14 9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3" table:style-name="ce37">
            <text:p><text:s text:c="3"/>73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618" table:style-name="ce37">
            <text:p><text:s text:c="2"/>15 61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400" table:style-name="ce36">
            <text:p><text:s text:c="3"/>40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365" table:style-name="ce36">
            <text:p><text:s text:c="2"/>128 3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89" table:style-name="ce36">
            <text:p><text:s text:c="2"/>1 1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9" table:style-name="ce36">
            <text:p><text:s text:c="3"/>8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9" table:style-name="ce36">
            <text:p><text:s text:c="3"/>9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905" table:style-name="ce36">
            <text:p><text:s text:c="2"/>131 90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796" table:style-name="ce36">
            <text:p><text:s text:c="2"/>14 7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6" table:style-name="ce36">
            <text:p><text:s text:c="3"/>2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080" table:style-name="ce36">
            <text:p><text:s text:c="2"/>15 08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249" table:style-name="ce36">
            <text:p><text:s text:c="2"/>53 2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5" table:style-name="ce36">
            <text:p><text:s text:c="2"/>1 3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48" table:style-name="ce36">
            <text:p><text:s text:c="2"/>2 6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289" table:style-name="ce36">
            <text:p><text:s text:c="2"/>57 28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93" table:style-name="ce36">
            <text:p><text:s text:c="2"/>4 3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23" table:style-name="ce36">
            <text:p><text:s text:c="2"/>4 42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781" table:style-name="ce36">
            <text:p><text:s text:c="2"/>17 7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75" table:style-name="ce36">
            <text:p><text:s text:c="2"/>3 8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686" table:style-name="ce36">
            <text:p><text:s text:c="2"/>21 68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35" table:style-name="ce37">
            <text:p><text:s text:c="3"/>135</text:p>
          </table:table-cell>
          <table:table-cell office:value-type="float" office:value="1247" table:style-name="ce37">
            <text:p><text:s text:c="2"/>1 247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329" table:style-name="ce37">
            <text:p><text:s text:c="2"/>48 3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26" table:style-name="ce37">
            <text:p><text:s text:c="2"/>1 1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841" table:style-name="ce37">
            <text:p><text:s text:c="2"/>50 84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91" table:style-name="ce38">
            <text:p><text:s text:c="3"/>191</text:p>
          </table:table-cell>
          <table:table-cell office:value-type="float" office:value="66" table:style-name="ce38">
            <text:p><text:s text:c="3"/>66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354" table:style-name="ce38">
            <text:p><text:s text:c="2"/>40 354</text:p>
          </table:table-cell>
          <table:table-cell office:value-type="float" office:value="591" table:style-name="ce38">
            <text:p><text:s text:c="3"/>591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329" table:style-name="ce38">
            <text:p><text:s text:c="2"/>8 3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549" table:style-name="ce38">
            <text:p><text:s text:c="2"/>49 54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70" table:style-name="ce37">
            <text:p><text:s text:c="3"/>70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8" table:style-name="ce37">
            <text:p><text:s text:c="3"/>3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847" table:style-name="ce37">
            <text:p><text:s text:c="2"/>26 847</text:p>
          </table:table-cell>
          <table:table-cell office:value-type="float" office:value="602" table:style-name="ce37">
            <text:p><text:s text:c="3"/>6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1" table:style-name="ce37">
            <text:p><text:s text:c="3"/>2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191" table:style-name="ce37">
            <text:p><text:s text:c="2"/>28 19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37" table:style-name="ce37">
            <text:p><text:s text:c="3"/>9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9273" table:style-name="ce37">
            <text:p><text:s text:c="2"/>59 2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9" table:style-name="ce37">
            <text:p><text:s text:c="3"/>509</text:p>
          </table:table-cell>
          <table:table-cell office:value-type="float" office:value="94" table:style-name="ce37">
            <text:p><text:s text:c="3"/>94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59" table:style-name="ce37">
            <text:p><text:s text:c="2"/>5 0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973" table:style-name="ce37">
            <text:p><text:s text:c="2"/>65 973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94" table:style-name="ce37">
            <text:p><text:s text:c="3"/>94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13337" table:style-name="ce37">
            <text:p><text:s text:c="2"/>13 3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2" table:style-name="ce37">
            <text:p><text:s text:c="3"/>2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696" table:style-name="ce37">
            <text:p><text:s text:c="2"/>13 69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571" table:style-name="ce36">
            <text:p><text:s text:c="3"/>571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15587" table:style-name="ce36">
            <text:p><text:s text:c="2"/>15 5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5" table:style-name="ce36">
            <text:p><text:s text:c="3"/>7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062" table:style-name="ce36">
            <text:p><text:s text:c="2"/>17 06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2178" table:style-name="ce36">
            <text:p><text:s text:c="2"/>2 178</text:p>
          </table:table-cell>
          <table:table-cell office:value-type="float" office:value="793" table:style-name="ce36">
            <text:p><text:s text:c="3"/>793</text:p>
          </table:table-cell>
          <table:table-cell office:value-type="float" office:value="374" table:style-name="ce36">
            <text:p><text:s text:c="3"/>3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33862" table:style-name="ce36">
            <text:p><text:s text:c="2"/>33 862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0" table:style-name="ce36">
            <text:p><text:s text:c="2"/>1 2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641" table:style-name="ce36">
            <text:p><text:s text:c="2"/>38 64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66" table:style-name="ce36">
            <text:p><text:s text:c="2"/>2 0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628" table:style-name="ce36">
            <text:p><text:s text:c="2"/>32 6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9" table:style-name="ce36">
            <text:p><text:s text:c="3"/>219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013" table:style-name="ce36">
            <text:p><text:s text:c="2"/>35 01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49" table:style-name="ce36">
            <text:p><text:s text:c="2"/>2 249</text:p>
          </table:table-cell>
          <table:table-cell office:value-type="float" office:value="164" table:style-name="ce36">
            <text:p><text:s text:c="3"/>164</text:p>
          </table:table-cell>
          <table:table-cell office:value-type="float" office:value="85316" table:style-name="ce36">
            <text:p><text:s text:c="2"/>85 316</text:p>
          </table:table-cell>
          <table:table-cell office:value-type="float" office:value="167" table:style-name="ce36">
            <text:p><text:s text:c="3"/>1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118" table:style-name="ce36">
            <text:p><text:s text:c="3"/>118</text:p>
          </table:table-cell>
          <table:table-cell office:value-type="float" office:value="570" table:style-name="ce36">
            <text:p><text:s text:c="3"/>570</text:p>
          </table:table-cell>
          <table:table-cell office:value-type="float" office:value="142" table:style-name="ce36">
            <text:p><text:s text:c="3"/>142</text:p>
          </table:table-cell>
          <table:table-cell office:value-type="float" office:value="425" table:style-name="ce36">
            <text:p><text:s text:c="3"/>4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442" table:style-name="ce36">
            <text:p><text:s text:c="2"/>23 4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727" table:style-name="ce36">
            <text:p><text:s text:c="2"/>112 727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239" table:style-name="ce36">
            <text:p><text:s text:c="3"/>239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2398" table:style-name="ce36">
            <text:p><text:s text:c="2"/>2 398</text:p>
          </table:table-cell>
          <table:table-cell office:value-type="float" office:value="72958" table:style-name="ce36">
            <text:p><text:s text:c="2"/>72 9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9" table:style-name="ce36">
            <text:p><text:s text:c="3"/>1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" table:style-name="ce36">
            <text:p><text:s text:c="3"/>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186" table:style-name="ce36">
            <text:p><text:s text:c="3"/>1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85" table:style-name="ce36">
            <text:p><text:s text:c="2"/>1 3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720" table:style-name="ce36">
            <text:p><text:s text:c="2"/>77 72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113" table:style-name="ce37">
            <text:p><text:s text:c="3"/>113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186" table:style-name="ce37">
            <text:p><text:s text:c="2"/>15 1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365" table:style-name="ce37">
            <text:p><text:s text:c="2"/>15 36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032" table:style-name="ce37">
            <text:p><text:s text:c="2"/>1 032</text:p>
          </table:table-cell>
          <table:table-cell office:value-type="float" office:value="320" table:style-name="ce37">
            <text:p><text:s text:c="3"/>32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479" table:style-name="ce37">
            <text:p><text:s text:c="2"/>8 479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902" table:style-name="ce37">
            <text:p><text:s text:c="2"/>9 90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177" table:style-name="ce37">
            <text:p><text:s text:c="2"/>17 177</text:p>
          </table:table-cell>
          <table:table-cell office:value-type="float" office:value="289" table:style-name="ce37">
            <text:p><text:s text:c="3"/>2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0" table:style-name="ce37">
            <text:p><text:s text:c="3"/>280</text:p>
          </table:table-cell>
          <table:table-cell office:value-type="float" office:value="66" table:style-name="ce37">
            <text:p><text:s text:c="3"/>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3" table:style-name="ce37">
            <text:p><text:s text:c="3"/>253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087" table:style-name="ce37">
            <text:p><text:s text:c="2"/>18 08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686" table:style-name="ce37">
            <text:p><text:s text:c="2"/>21 686</text:p>
          </table:table-cell>
          <table:table-cell office:value-type="float" office:value="151" table:style-name="ce37">
            <text:p><text:s text:c="3"/>151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95" table:style-name="ce37">
            <text:p><text:s text:c="3"/>995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103" table:style-name="ce37">
            <text:p><text:s text:c="3"/>103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184" table:style-name="ce37">
            <text:p><text:s text:c="3"/>1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3" table:style-name="ce37">
            <text:p><text:s text:c="3"/>3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6" table:style-name="ce37">
            <text:p><text:s text:c="3"/>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939" table:style-name="ce37">
            <text:p><text:s text:c="2"/>23 939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2" table:style-name="ce38">
            <text:p><text:s text:c="3"/>452</text:p>
          </table:table-cell>
          <table:table-cell office:value-type="float" office:value="62678" table:style-name="ce38">
            <text:p><text:s text:c="2"/>62 678</text:p>
          </table:table-cell>
          <table:table-cell office:value-type="float" office:value="151" table:style-name="ce38">
            <text:p><text:s text:c="3"/>15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2" table:style-name="ce38">
            <text:p><text:s text:c="3"/>10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49" table:style-name="ce38">
            <text:p><text:s text:c="3"/>94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4358" table:style-name="ce38">
            <text:p><text:s text:c="2"/>64 35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258" table:style-name="ce36">
            <text:p><text:s text:c="3"/>258</text:p>
          </table:table-cell>
          <table:table-cell office:value-type="float" office:value="41233" table:style-name="ce36">
            <text:p><text:s text:c="2"/>41 2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8" table:style-name="ce36">
            <text:p><text:s text:c="3"/>2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106" table:style-name="ce36">
            <text:p><text:s text:c="2"/>42 10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554" table:style-name="ce36">
            <text:p><text:s text:c="2"/>25 554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5" table:style-name="ce36">
            <text:p><text:s text:c="3"/>1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5" table:style-name="ce36">
            <text:p><text:s text:c="3"/>1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120" table:style-name="ce36">
            <text:p><text:s text:c="2"/>26 12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25243" table:style-name="ce36">
            <text:p><text:s text:c="2"/>25 2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251" table:style-name="ce36">
            <text:p><text:s text:c="2"/>25 25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61128" table:style-name="ce36">
            <text:p><text:s text:c="2"/>61 128</text:p>
          </table:table-cell>
          <table:table-cell office:value-type="float" office:value="578" table:style-name="ce36">
            <text:p><text:s text:c="3"/>5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807" table:style-name="ce36">
            <text:p><text:s text:c="3"/>8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5" table:style-name="ce36">
            <text:p><text:s text:c="3"/>375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197" table:style-name="ce36">
            <text:p><text:s text:c="2"/>63 19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6" table:style-name="ce36">
            <text:p><text:s text:c="3"/>176</text:p>
          </table:table-cell>
          <table:table-cell office:value-type="float" office:value="16718" table:style-name="ce36">
            <text:p><text:s text:c="2"/>16 7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222" table:style-name="ce36">
            <text:p><text:s text:c="3"/>2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1" table:style-name="ce36">
            <text:p><text:s text:c="3"/>4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9" table:style-name="ce36">
            <text:p><text:s text:c="3"/>3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100" table:style-name="ce36">
            <text:p><text:s text:c="2"/>18 10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793" table:style-name="ce37">
            <text:p><text:s text:c="2"/>9 79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793" table:style-name="ce37">
            <text:p><text:s text:c="2"/>9 79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855" table:style-name="ce37">
            <text:p><text:s text:c="2"/>95 8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855" table:style-name="ce37">
            <text:p><text:s text:c="2"/>95 855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68" table:style-name="ce37">
            <text:p><text:s text:c="2"/>4 7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68" table:style-name="ce37">
            <text:p><text:s text:c="2"/>4 768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434" table:style-name="ce37">
            <text:p><text:s text:c="2"/>12 4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434" table:style-name="ce37">
            <text:p><text:s text:c="2"/>12 43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1295" table:style-name="ce38">
            <text:p><text:s text:c="2"/>111 29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1295" table:style-name="ce38">
            <text:p><text:s text:c="2"/>111 29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1676" table:style-name="ce36">
            <text:p><text:s text:c="2"/>1 6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9839" table:style-name="ce36">
            <text:p><text:s text:c="2"/>129 8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86" table:style-name="ce36">
            <text:p><text:s text:c="2"/>2 586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61" table:style-name="ce36">
            <text:p><text:s text:c="2"/>3 1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7623" table:style-name="ce36">
            <text:p><text:s text:c="2"/>137 62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418" table:style-name="ce36">
            <text:p><text:s text:c="2"/>19 418</text:p>
          </table:table-cell>
          <table:table-cell office:value-type="float" office:value="5565" table:style-name="ce36">
            <text:p><text:s text:c="2"/>5 565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053" table:style-name="ce36">
            <text:p><text:s text:c="2"/>40 053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3" table:style-name="ce36">
            <text:p><text:s text:c="3"/>553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988" table:style-name="ce36">
            <text:p><text:s text:c="2"/>65 988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4" table:style-name="ce36">
            <text:p><text:s text:c="3"/>1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403" table:style-name="ce36">
            <text:p><text:s text:c="2"/>27 403</text:p>
          </table:table-cell>
          <table:table-cell office:value-type="float" office:value="1047" table:style-name="ce36">
            <text:p><text:s text:c="2"/>1 047</text:p>
          </table:table-cell>
          <table:table-cell office:value-type="float" office:value="248" table:style-name="ce36">
            <text:p><text:s text:c="3"/>248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213" table:style-name="ce36">
            <text:p><text:s text:c="3"/>213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1190" table:style-name="ce36">
            <text:p><text:s text:c="2"/>1 190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3" table:style-name="ce36">
            <text:p><text:s text:c="3"/>463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249" table:style-name="ce36">
            <text:p><text:s text:c="2"/>31 24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4" table:style-name="ce36">
            <text:p><text:s text:c="3"/>4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550" table:style-name="ce36">
            <text:p><text:s text:c="2"/>41 550</text:p>
          </table:table-cell>
          <table:table-cell office:value-type="float" office:value="268" table:style-name="ce36">
            <text:p><text:s text:c="3"/>2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1" table:style-name="ce36">
            <text:p><text:s text:c="3"/>4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825" table:style-name="ce36">
            <text:p><text:s text:c="2"/>42 82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9" table:style-name="ce36">
            <text:p><text:s text:c="2"/>1 0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37151" table:style-name="ce36">
            <text:p><text:s text:c="2"/>37 151</text:p>
          </table:table-cell>
          <table:table-cell office:value-type="float" office:value="1861" table:style-name="ce36">
            <text:p><text:s text:c="2"/>1 861</text:p>
          </table:table-cell>
          <table:table-cell office:value-type="float" office:value="579" table:style-name="ce36">
            <text:p><text:s text:c="3"/>579</text:p>
          </table:table-cell>
          <table:table-cell office:value-type="float" office:value="175" table:style-name="ce36">
            <text:p><text:s text:c="3"/>175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021" table:style-name="ce36">
            <text:p><text:s text:c="2"/>41 02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1" table:style-name="ce37">
            <text:p><text:s text:c="3"/>4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876" table:style-name="ce37">
            <text:p><text:s text:c="2"/>33 876</text:p>
          </table:table-cell>
          <table:table-cell office:value-type="float" office:value="1399" table:style-name="ce37">
            <text:p><text:s text:c="2"/>1 399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667" table:style-name="ce37">
            <text:p><text:s text:c="3"/>667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192" table:style-name="ce37">
            <text:p><text:s text:c="3"/>19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0" table:style-name="ce37">
            <text:p><text:s text:c="3"/>1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9" table:style-name="ce37">
            <text:p><text:s text:c="3"/>1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218" table:style-name="ce37">
            <text:p><text:s text:c="2"/>37 21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2" table:style-name="ce38">
            <text:p><text:s text:c="3"/>262</text:p>
          </table:table-cell>
          <table:table-cell office:value-type="float" office:value="28927" table:style-name="ce38">
            <text:p><text:s text:c="2"/>28 927</text:p>
          </table:table-cell>
          <table:table-cell office:value-type="float" office:value="1005" table:style-name="ce38">
            <text:p><text:s text:c="2"/>1 005</text:p>
          </table:table-cell>
          <table:table-cell office:value-type="float" office:value="212" table:style-name="ce38">
            <text:p><text:s text:c="3"/>2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438" table:style-name="ce38">
            <text:p><text:s text:c="2"/>30 43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6" table:style-name="ce38">
            <text:p><text:s text:c="3"/>186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61" table:style-name="ce38">
            <text:p><text:s text:c="2"/>1 461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1" table:style-name="ce38">
            <text:p><text:s text:c="3"/>24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23" table:style-name="ce38">
            <text:p><text:s text:c="2"/>2 023</text:p>
          </table:table-cell>
          <table:table-cell office:value-type="float" office:value="21892" table:style-name="ce38">
            <text:p><text:s text:c="2"/>21 892</text:p>
          </table:table-cell>
          <table:table-cell office:value-type="float" office:value="281" table:style-name="ce38">
            <text:p><text:s text:c="3"/>281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142" table:style-name="ce38">
            <text:p><text:s text:c="3"/>142</text:p>
          </table:table-cell>
          <table:table-cell office:value-type="float" office:value="298" table:style-name="ce38">
            <text:p><text:s text:c="3"/>298</text:p>
          </table:table-cell>
          <table:table-cell office:value-type="float" office:value="56" table:style-name="ce38">
            <text:p><text:s text:c="3"/>56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946" table:style-name="ce38">
            <text:p><text:s text:c="2"/>26 94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6" table:style-name="ce37">
            <text:p><text:s text:c="3"/>246</text:p>
          </table:table-cell>
          <table:table-cell office:value-type="float" office:value="16764" table:style-name="ce37">
            <text:p><text:s text:c="2"/>16 764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0" table:style-name="ce37">
            <text:p><text:s text:c="3"/>5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724" table:style-name="ce37">
            <text:p><text:s text:c="2"/>17 72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5" table:style-name="ce38">
            <text:p><text:s text:c="3"/>2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2" table:style-name="ce38">
            <text:p><text:s text:c="3"/>52</text:p>
          </table:table-cell>
          <table:table-cell office:value-type="float" office:value="910" table:style-name="ce38">
            <text:p><text:s text:c="3"/>910</text:p>
          </table:table-cell>
          <table:table-cell office:value-type="float" office:value="587" table:style-name="ce38">
            <text:p><text:s text:c="3"/>587</text:p>
          </table:table-cell>
          <table:table-cell office:value-type="float" office:value="38645" table:style-name="ce38">
            <text:p><text:s text:c="2"/>38 645</text:p>
          </table:table-cell>
          <table:table-cell office:value-type="float" office:value="413" table:style-name="ce38">
            <text:p><text:s text:c="3"/>4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7" table:style-name="ce38">
            <text:p><text:s text:c="3"/>1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170" table:style-name="ce38">
            <text:p><text:s text:c="2"/>41 17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7" table:style-name="ce36">
            <text:p><text:s text:c="3"/>1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3" table:style-name="ce36">
            <text:p><text:s text:c="3"/>143</text:p>
          </table:table-cell>
          <table:table-cell office:value-type="float" office:value="122" table:style-name="ce36">
            <text:p><text:s text:c="3"/>122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54430" table:style-name="ce36">
            <text:p><text:s text:c="2"/>54 43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207" table:style-name="ce36">
            <text:p><text:s text:c="3"/>2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6" table:style-name="ce36">
            <text:p><text:s text:c="3"/>3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42" table:style-name="ce36">
            <text:p><text:s text:c="2"/>7 2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0" table:style-name="ce36">
            <text:p><text:s text:c="3"/>2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905" table:style-name="ce36">
            <text:p><text:s text:c="2"/>62 90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28320" table:style-name="ce36">
            <text:p><text:s text:c="2"/>28 3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138" table:style-name="ce36">
            <text:p><text:s text:c="3"/>1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0" table:style-name="ce36">
            <text:p><text:s text:c="3"/>2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227" table:style-name="ce36">
            <text:p><text:s text:c="2"/>29 2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1" table:style-name="ce36">
            <text:p><text:s text:c="3"/>301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1" table:style-name="ce36">
            <text:p><text:s text:c="3"/>621</text:p>
          </table:table-cell>
          <table:table-cell office:value-type="float" office:value="134" table:style-name="ce36">
            <text:p><text:s text:c="3"/>1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3" table:style-name="ce36">
            <text:p><text:s text:c="3"/>583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71320" table:style-name="ce36">
            <text:p><text:s text:c="2"/>71 320</text:p>
          </table:table-cell>
          <table:table-cell office:value-type="float" office:value="286" table:style-name="ce36">
            <text:p><text:s text:c="3"/>286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706" table:style-name="ce36">
            <text:p><text:s text:c="3"/>706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248" table:style-name="ce36">
            <text:p><text:s text:c="3"/>248</text:p>
          </table:table-cell>
          <table:table-cell office:value-type="float" office:value="275" table:style-name="ce36">
            <text:p><text:s text:c="3"/>275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362" table:style-name="ce36">
            <text:p><text:s text:c="3"/>362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727" table:style-name="ce36">
            <text:p><text:s text:c="3"/>7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7" table:style-name="ce36">
            <text:p><text:s text:c="3"/>337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725" table:style-name="ce36">
            <text:p><text:s text:c="2"/>76 725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6" table:style-name="ce36">
            <text:p><text:s text:c="3"/>2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874" table:style-name="ce36">
            <text:p><text:s text:c="2"/>11 874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288" table:style-name="ce36">
            <text:p><text:s text:c="2"/>12 28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18500" table:style-name="ce36">
            <text:p><text:s text:c="2"/>18 5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7" table:style-name="ce36">
            <text:p><text:s text:c="3"/>4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126" table:style-name="ce36">
            <text:p><text:s text:c="2"/>19 12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4" table:style-name="ce38">
            <text:p><text:s text:c="3"/>25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4" table:style-name="ce38">
            <text:p><text:s text:c="3"/>154</text:p>
          </table:table-cell>
          <table:table-cell office:value-type="float" office:value="78" table:style-name="ce38">
            <text:p><text:s text:c="3"/>78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0" table:style-name="ce38">
            <text:p><text:s text:c="3"/>90</text:p>
          </table:table-cell>
          <table:table-cell office:value-type="float" office:value="43041" table:style-name="ce38">
            <text:p><text:s text:c="2"/>43 04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2" table:style-name="ce38">
            <text:p><text:s text:c="3"/>10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49" table:style-name="ce38">
            <text:p><text:s text:c="3"/>49</text:p>
          </table:table-cell>
          <table:table-cell office:value-type="float" office:value="175" table:style-name="ce38">
            <text:p><text:s text:c="3"/>17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9" table:style-name="ce38">
            <text:p><text:s text:c="3"/>17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265" table:style-name="ce38">
            <text:p><text:s text:c="2"/>44 26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" table:style-name="ce37">
            <text:p><text:s text:c="3"/>1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138" table:style-name="ce37">
            <text:p><text:s text:c="3"/>1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166" table:style-name="ce37">
            <text:p><text:s text:c="2"/>12 166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505" table:style-name="ce37">
            <text:p><text:s text:c="2"/>12 50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81597" table:style-name="ce37">
            <text:p><text:s text:c="2"/>81 597</text:p>
          </table:table-cell>
          <table:table-cell office:value-type="float" office:value="91" table:style-name="ce37">
            <text:p><text:s text:c="3"/>91</text:p>
          </table:table-cell>
          <table:table-cell office:value-type="float" office:value="2069" table:style-name="ce37">
            <text:p><text:s text:c="2"/>2 069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284" table:style-name="ce37">
            <text:p><text:s text:c="3"/>284</text:p>
          </table:table-cell>
          <table:table-cell office:value-type="float" office:value="790" table:style-name="ce37">
            <text:p><text:s text:c="3"/>79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195" table:style-name="ce37">
            <text:p><text:s text:c="3"/>195</text:p>
          </table:table-cell>
          <table:table-cell office:value-type="float" office:value="175" table:style-name="ce37">
            <text:p><text:s text:c="3"/>175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369" table:style-name="ce37">
            <text:p><text:s text:c="2"/>85 369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4" table:style-name="ce37">
            <text:p><text:s text:c="3"/>8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" table:style-name="ce37">
            <text:p><text:s text:c="3"/>81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232" table:style-name="ce37">
            <text:p><text:s text:c="3"/>232</text:p>
          </table:table-cell>
          <table:table-cell office:value-type="float" office:value="41072" table:style-name="ce37">
            <text:p><text:s text:c="2"/>41 072</text:p>
          </table:table-cell>
          <table:table-cell office:value-type="float" office:value="663" table:style-name="ce37">
            <text:p><text:s text:c="3"/>6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4" table:style-name="ce37">
            <text:p><text:s text:c="3"/>214</text:p>
          </table:table-cell>
          <table:table-cell office:value-type="float" office:value="194" table:style-name="ce37">
            <text:p><text:s text:c="3"/>1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2" table:style-name="ce37">
            <text:p><text:s text:c="3"/>16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570" table:style-name="ce37">
            <text:p><text:s text:c="2"/>43 57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65" table:style-name="ce37">
            <text:p><text:s text:c="2"/>4 565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89" table:style-name="ce37">
            <text:p><text:s text:c="3"/>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20" table:style-name="ce37">
            <text:p><text:s text:c="2"/>4 82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196" table:style-name="ce36">
            <text:p><text:s text:c="3"/>1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329" table:style-name="ce36">
            <text:p><text:s text:c="3"/>3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8" table:style-name="ce36">
            <text:p><text:s text:c="3"/>378</text:p>
          </table:table-cell>
          <table:table-cell office:value-type="float" office:value="180" table:style-name="ce36">
            <text:p><text:s text:c="3"/>180</text:p>
          </table:table-cell>
          <table:table-cell office:value-type="float" office:value="2762" table:style-name="ce36">
            <text:p><text:s text:c="2"/>2 762</text:p>
          </table:table-cell>
          <table:table-cell office:value-type="float" office:value="417" table:style-name="ce36">
            <text:p><text:s text:c="3"/>417</text:p>
          </table:table-cell>
          <table:table-cell office:value-type="float" office:value="78019" table:style-name="ce36">
            <text:p><text:s text:c="2"/>78 019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954" table:style-name="ce36">
            <text:p><text:s text:c="3"/>954</text:p>
          </table:table-cell>
          <table:table-cell office:value-type="float" office:value="2030" table:style-name="ce36">
            <text:p><text:s text:c="2"/>2 03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1276" table:style-name="ce36">
            <text:p><text:s text:c="2"/>1 276</text:p>
          </table:table-cell>
          <table:table-cell office:value-type="float" office:value="428" table:style-name="ce36">
            <text:p><text:s text:c="3"/>428</text:p>
          </table:table-cell>
          <table:table-cell office:value-type="float" office:value="709" table:style-name="ce36">
            <text:p><text:s text:c="3"/>709</text:p>
          </table:table-cell>
          <table:table-cell office:value-type="float" office:value="302" table:style-name="ce36">
            <text:p><text:s text:c="3"/>3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6" table:style-name="ce36">
            <text:p><text:s text:c="3"/>7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186" table:style-name="ce36">
            <text:p><text:s text:c="2"/>89 18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80" table:style-name="ce36">
            <text:p><text:s text:c="2"/>4 780</text:p>
          </table:table-cell>
          <table:table-cell office:value-type="float" office:value="196" table:style-name="ce36">
            <text:p><text:s text:c="3"/>196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42" table:style-name="ce36">
            <text:p><text:s text:c="2"/>5 042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19569" table:style-name="ce36">
            <text:p><text:s text:c="2"/>19 569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275" table:style-name="ce36">
            <text:p><text:s text:c="2"/>1 2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131" table:style-name="ce36">
            <text:p><text:s text:c="2"/>21 13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" table:style-name="ce36">
            <text:p><text:s text:c="3"/>1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53184" table:style-name="ce36">
            <text:p><text:s text:c="2"/>53 184</text:p>
          </table:table-cell>
          <table:table-cell office:value-type="float" office:value="373" table:style-name="ce36">
            <text:p><text:s text:c="3"/>373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" table:style-name="ce36">
            <text:p><text:s text:c="3"/>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3" table:style-name="ce36">
            <text:p><text:s text:c="3"/>2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122" table:style-name="ce36">
            <text:p><text:s text:c="2"/>54 12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8366" table:style-name="ce36">
            <text:p><text:s text:c="2"/>8 366</text:p>
          </table:table-cell>
          <table:table-cell office:value-type="float" office:value="252" table:style-name="ce36">
            <text:p><text:s text:c="3"/>252</text:p>
          </table:table-cell>
          <table:table-cell office:value-type="float" office:value="491" table:style-name="ce36">
            <text:p><text:s text:c="3"/>4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1" table:style-name="ce36">
            <text:p><text:s text:c="3"/>4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3" table:style-name="ce36">
            <text:p><text:s text:c="3"/>153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0" table:style-name="ce36">
            <text:p><text:s text:c="3"/>3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77" table:style-name="ce36">
            <text:p><text:s text:c="2"/>10 27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9" table:style-name="ce37">
            <text:p><text:s text:c="3"/>119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425" table:style-name="ce37">
            <text:p><text:s text:c="3"/>425</text:p>
          </table:table-cell>
          <table:table-cell office:value-type="float" office:value="544" table:style-name="ce37">
            <text:p><text:s text:c="3"/>544</text:p>
          </table:table-cell>
          <table:table-cell office:value-type="float" office:value="1364" table:style-name="ce37">
            <text:p><text:s text:c="2"/>1 364</text:p>
          </table:table-cell>
          <table:table-cell office:value-type="float" office:value="44425" table:style-name="ce37">
            <text:p><text:s text:c="2"/>44 425</text:p>
          </table:table-cell>
          <table:table-cell office:value-type="float" office:value="1434" table:style-name="ce37">
            <text:p><text:s text:c="2"/>1 434</text:p>
          </table:table-cell>
          <table:table-cell office:value-type="float" office:value="620" table:style-name="ce37">
            <text:p><text:s text:c="3"/>620</text:p>
          </table:table-cell>
          <table:table-cell office:value-type="float" office:value="992" table:style-name="ce37">
            <text:p><text:s text:c="3"/>992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514" table:style-name="ce37">
            <text:p><text:s text:c="3"/>5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630" table:style-name="ce37">
            <text:p><text:s text:c="2"/>50 63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0" table:style-name="ce38">
            <text:p><text:s text:c="3"/>230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1" table:style-name="ce38">
            <text:p><text:s text:c="3"/>201</text:p>
          </table:table-cell>
          <table:table-cell office:value-type="float" office:value="442" table:style-name="ce38">
            <text:p><text:s text:c="3"/>442</text:p>
          </table:table-cell>
          <table:table-cell office:value-type="float" office:value="17131" table:style-name="ce38">
            <text:p><text:s text:c="2"/>17 131</text:p>
          </table:table-cell>
          <table:table-cell office:value-type="float" office:value="625" table:style-name="ce38">
            <text:p><text:s text:c="3"/>62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7" table:style-name="ce38">
            <text:p><text:s text:c="3"/>47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92" table:style-name="ce38">
            <text:p><text:s text:c="3"/>69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455" table:style-name="ce38">
            <text:p><text:s text:c="2"/>19 45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6" table:style-name="ce38">
            <text:p><text:s text:c="3"/>86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4" table:style-name="ce38">
            <text:p><text:s text:c="3"/>154</text:p>
          </table:table-cell>
          <table:table-cell office:value-type="float" office:value="193" table:style-name="ce38">
            <text:p><text:s text:c="3"/>193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25368" table:style-name="ce38">
            <text:p><text:s text:c="2"/>25 368</text:p>
          </table:table-cell>
          <table:table-cell office:value-type="float" office:value="266" table:style-name="ce38">
            <text:p><text:s text:c="3"/>266</text:p>
          </table:table-cell>
          <table:table-cell office:value-type="float" office:value="381" table:style-name="ce38">
            <text:p><text:s text:c="3"/>38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" table:style-name="ce38">
            <text:p><text:s text:c="3"/>4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3" table:style-name="ce38">
            <text:p><text:s text:c="3"/>9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683" table:style-name="ce38">
            <text:p><text:s text:c="2"/>26 683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8" table:style-name="ce37">
            <text:p><text:s text:c="3"/>1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143" table:style-name="ce37">
            <text:p><text:s text:c="3"/>1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004" table:style-name="ce37">
            <text:p><text:s text:c="2"/>15 004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70" table:style-name="ce37">
            <text:p><text:s text:c="3"/>70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685" table:style-name="ce37">
            <text:p><text:s text:c="2"/>15 68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547" table:style-name="ce38">
            <text:p><text:s text:c="3"/>547</text:p>
          </table:table-cell>
          <table:table-cell office:value-type="float" office:value="106" table:style-name="ce38">
            <text:p><text:s text:c="3"/>106</text:p>
          </table:table-cell>
          <table:table-cell office:value-type="float" office:value="150" table:style-name="ce38">
            <text:p><text:s text:c="3"/>15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" table:style-name="ce38">
            <text:p><text:s text:c="3"/>42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208" table:style-name="ce38">
            <text:p><text:s text:c="3"/>208</text:p>
          </table:table-cell>
          <table:table-cell office:value-type="float" office:value="517" table:style-name="ce38">
            <text:p><text:s text:c="3"/>517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82" table:style-name="ce38">
            <text:p><text:s text:c="3"/>8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82" table:style-name="ce38">
            <text:p><text:s text:c="3"/>682</text:p>
          </table:table-cell>
          <table:table-cell office:value-type="float" office:value="138" table:style-name="ce38">
            <text:p><text:s text:c="3"/>138</text:p>
          </table:table-cell>
          <table:table-cell office:value-type="float" office:value="350" table:style-name="ce38">
            <text:p><text:s text:c="3"/>350</text:p>
          </table:table-cell>
          <table:table-cell office:value-type="float" office:value="393" table:style-name="ce38">
            <text:p><text:s text:c="3"/>393</text:p>
          </table:table-cell>
          <table:table-cell office:value-type="float" office:value="1245" table:style-name="ce38">
            <text:p><text:s text:c="2"/>1 245</text:p>
          </table:table-cell>
          <table:table-cell office:value-type="float" office:value="1922" table:style-name="ce38">
            <text:p><text:s text:c="2"/>1 922</text:p>
          </table:table-cell>
          <table:table-cell office:value-type="float" office:value="1000" table:style-name="ce38">
            <text:p><text:s text:c="2"/>1 000</text:p>
          </table:table-cell>
          <table:table-cell office:value-type="float" office:value="60038" table:style-name="ce38">
            <text:p><text:s text:c="2"/>60 038</text:p>
          </table:table-cell>
          <table:table-cell office:value-type="float" office:value="386" table:style-name="ce38">
            <text:p><text:s text:c="3"/>386</text:p>
          </table:table-cell>
          <table:table-cell office:value-type="float" office:value="1519" table:style-name="ce38">
            <text:p><text:s text:c="2"/>1 519</text:p>
          </table:table-cell>
          <table:table-cell office:value-type="float" office:value="374" table:style-name="ce38">
            <text:p><text:s text:c="3"/>374</text:p>
          </table:table-cell>
          <table:table-cell office:value-type="float" office:value="651" table:style-name="ce38">
            <text:p><text:s text:c="3"/>651</text:p>
          </table:table-cell>
          <table:table-cell office:value-type="float" office:value="564" table:style-name="ce38">
            <text:p><text:s text:c="3"/>56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880" table:style-name="ce38">
            <text:p><text:s text:c="3"/>88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5" table:style-name="ce38">
            <text:p><text:s text:c="3"/>6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5" table:style-name="ce38">
            <text:p><text:s text:c="3"/>22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2296" table:style-name="ce38">
            <text:p><text:s text:c="2"/>72 29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116560" table:style-name="ce36">
            <text:p><text:s text:c="2"/>116 5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6605" table:style-name="ce36">
            <text:p><text:s text:c="2"/>116 60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126" table:style-name="ce36">
            <text:p><text:s text:c="3"/>126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" table:style-name="ce36">
            <text:p><text:s text:c="3"/>125</text:p>
          </table:table-cell>
          <table:table-cell office:value-type="float" office:value="34757" table:style-name="ce36">
            <text:p><text:s text:c="2"/>34 757</text:p>
          </table:table-cell>
          <table:table-cell office:value-type="float" office:value="334" table:style-name="ce36">
            <text:p><text:s text:c="3"/>3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676" table:style-name="ce36">
            <text:p><text:s text:c="2"/>35 676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" table:style-name="ce36">
            <text:p><text:s text:c="3"/>1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1" table:style-name="ce36">
            <text:p><text:s text:c="3"/>761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246" table:style-name="ce36">
            <text:p><text:s text:c="3"/>246</text:p>
          </table:table-cell>
          <table:table-cell office:value-type="float" office:value="389" table:style-name="ce36">
            <text:p><text:s text:c="3"/>389</text:p>
          </table:table-cell>
          <table:table-cell office:value-type="float" office:value="172" table:style-name="ce36">
            <text:p><text:s text:c="3"/>172</text:p>
          </table:table-cell>
          <table:table-cell office:value-type="float" office:value="291" table:style-name="ce36">
            <text:p><text:s text:c="3"/>291</text:p>
          </table:table-cell>
          <table:table-cell office:value-type="float" office:value="2450" table:style-name="ce36">
            <text:p><text:s text:c="2"/>2 450</text:p>
          </table:table-cell>
          <table:table-cell office:value-type="float" office:value="1069" table:style-name="ce36">
            <text:p><text:s text:c="2"/>1 069</text:p>
          </table:table-cell>
          <table:table-cell office:value-type="float" office:value="72726" table:style-name="ce36">
            <text:p><text:s text:c="2"/>72 726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3" table:style-name="ce36">
            <text:p><text:s text:c="2"/>2 0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664" table:style-name="ce36">
            <text:p><text:s text:c="2"/>80 66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115" table:style-name="ce36">
            <text:p><text:s text:c="3"/>115</text:p>
          </table:table-cell>
          <table:table-cell office:value-type="float" office:value="349" table:style-name="ce36">
            <text:p><text:s text:c="3"/>3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" table:style-name="ce36">
            <text:p><text:s text:c="3"/>128</text:p>
          </table:table-cell>
          <table:table-cell office:value-type="float" office:value="143" table:style-name="ce36">
            <text:p><text:s text:c="3"/>143</text:p>
          </table:table-cell>
          <table:table-cell office:value-type="float" office:value="790" table:style-name="ce36">
            <text:p><text:s text:c="3"/>790</text:p>
          </table:table-cell>
          <table:table-cell office:value-type="float" office:value="235" table:style-name="ce36">
            <text:p><text:s text:c="3"/>235</text:p>
          </table:table-cell>
          <table:table-cell office:value-type="float" office:value="38242" table:style-name="ce36">
            <text:p><text:s text:c="2"/>38 242</text:p>
          </table:table-cell>
          <table:table-cell office:value-type="float" office:value="138" table:style-name="ce36">
            <text:p><text:s text:c="3"/>138</text:p>
          </table:table-cell>
          <table:table-cell office:value-type="float" office:value="234" table:style-name="ce36">
            <text:p><text:s text:c="3"/>2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454" table:style-name="ce36">
            <text:p><text:s text:c="2"/>40 45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5" table:style-name="ce36">
            <text:p><text:s text:c="3"/>245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7" table:style-name="ce36">
            <text:p><text:s text:c="3"/>2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" table:style-name="ce36">
            <text:p><text:s text:c="3"/>134</text:p>
          </table:table-cell>
          <table:table-cell office:value-type="float" office:value="143" table:style-name="ce36">
            <text:p><text:s text:c="3"/>1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34804" table:style-name="ce36">
            <text:p><text:s text:c="2"/>34 804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1" table:style-name="ce36">
            <text:p><text:s text:c="3"/>9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765" table:style-name="ce36">
            <text:p><text:s text:c="2"/>36 76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4" table:style-name="ce37">
            <text:p><text:s text:c="3"/>204</text:p>
          </table:table-cell>
          <table:table-cell office:value-type="float" office:value="108" table:style-name="ce37">
            <text:p><text:s text:c="3"/>108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359" table:style-name="ce37">
            <text:p><text:s text:c="3"/>3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609" table:style-name="ce37">
            <text:p><text:s text:c="3"/>609</text:p>
          </table:table-cell>
          <table:table-cell office:value-type="float" office:value="1233" table:style-name="ce37">
            <text:p><text:s text:c="2"/>1 233</text:p>
          </table:table-cell>
          <table:table-cell office:value-type="float" office:value="513" table:style-name="ce37">
            <text:p><text:s text:c="3"/>513</text:p>
          </table:table-cell>
          <table:table-cell office:value-type="float" office:value="68" table:style-name="ce37">
            <text:p><text:s text:c="3"/>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9" table:style-name="ce37">
            <text:p><text:s text:c="3"/>99</text:p>
          </table:table-cell>
          <table:table-cell office:value-type="float" office:value="126" table:style-name="ce37">
            <text:p><text:s text:c="3"/>126</text:p>
          </table:table-cell>
          <table:table-cell office:value-type="float" office:value="401" table:style-name="ce37">
            <text:p><text:s text:c="3"/>4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30085" table:style-name="ce37">
            <text:p><text:s text:c="2"/>30 085</text:p>
          </table:table-cell>
          <table:table-cell office:value-type="float" office:value="104" table:style-name="ce37">
            <text:p><text:s text:c="3"/>10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288" table:style-name="ce37">
            <text:p><text:s text:c="3"/>28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622" table:style-name="ce37">
            <text:p><text:s text:c="2"/>34 62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8" table:style-name="ce38">
            <text:p><text:s text:c="3"/>6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355" table:style-name="ce38">
            <text:p><text:s text:c="3"/>355</text:p>
          </table:table-cell>
          <table:table-cell office:value-type="float" office:value="196" table:style-name="ce38">
            <text:p><text:s text:c="3"/>196</text:p>
          </table:table-cell>
          <table:table-cell office:value-type="float" office:value="220" table:style-name="ce38">
            <text:p><text:s text:c="3"/>220</text:p>
          </table:table-cell>
          <table:table-cell office:value-type="float" office:value="1019" table:style-name="ce38">
            <text:p><text:s text:c="2"/>1 0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109" table:style-name="ce38">
            <text:p><text:s text:c="3"/>109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65139" table:style-name="ce38">
            <text:p><text:s text:c="2"/>65 13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461" table:style-name="ce38">
            <text:p><text:s text:c="2"/>5 46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90" table:style-name="ce38">
            <text:p><text:s text:c="2"/>2 69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5354" table:style-name="ce38">
            <text:p><text:s text:c="2"/>75 35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3989" table:style-name="ce38">
            <text:p><text:s text:c="2"/>253 98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21" table:style-name="ce38">
            <text:p><text:s text:c="3"/>5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4510" table:style-name="ce38">
            <text:p><text:s text:c="2"/>254 51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0482" table:style-name="ce37">
            <text:p><text:s text:c="2"/>70 4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79" table:style-name="ce37">
            <text:p><text:s text:c="2"/>3 2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3761" table:style-name="ce37">
            <text:p><text:s text:c="2"/>73 76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504" table:style-name="ce38">
            <text:p><text:s text:c="3"/>504</text:p>
          </table:table-cell>
          <table:table-cell office:value-type="float" office:value="865" table:style-name="ce38">
            <text:p><text:s text:c="3"/>865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8563" table:style-name="ce38">
            <text:p><text:s text:c="2"/>318 56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9994" table:style-name="ce38">
            <text:p><text:s text:c="2"/>319 99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43" table:style-name="ce36">
            <text:p><text:s text:c="2"/>6 1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6785" table:style-name="ce36">
            <text:p><text:s text:c="2"/>96 7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937" table:style-name="ce36">
            <text:p><text:s text:c="2"/>102 93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663" table:style-name="ce36">
            <text:p><text:s text:c="2"/>1 663</text:p>
          </table:table-cell>
          <table:table-cell office:value-type="float" office:value="2986" table:style-name="ce36">
            <text:p><text:s text:c="2"/>2 986</text:p>
          </table:table-cell>
          <table:table-cell office:value-type="float" office:value="220" table:style-name="ce36">
            <text:p><text:s text:c="3"/>2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9376" table:style-name="ce36">
            <text:p><text:s text:c="2"/>129 3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247" table:style-name="ce36">
            <text:p><text:s text:c="2"/>134 24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92" table:style-name="ce36">
            <text:p><text:s text:c="2"/>2 092</text:p>
          </table:table-cell>
          <table:table-cell office:value-type="float" office:value="249" table:style-name="ce36">
            <text:p><text:s text:c="3"/>2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4323" table:style-name="ce36">
            <text:p><text:s text:c="2"/>154 323</text:p>
          </table:table-cell>
          <table:table-cell office:value-type="float" office:value="177" table:style-name="ce36">
            <text:p><text:s text:c="3"/>1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4" table:style-name="ce36">
            <text:p><text:s text:c="3"/>4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339" table:style-name="ce36">
            <text:p><text:s text:c="2"/>157 339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97" table:style-name="ce36">
            <text:p><text:s text:c="2"/>1 197</text:p>
          </table:table-cell>
          <table:table-cell office:value-type="float" office:value="461" table:style-name="ce36">
            <text:p><text:s text:c="3"/>461</text:p>
          </table:table-cell>
          <table:table-cell office:value-type="float" office:value="4691" table:style-name="ce36">
            <text:p><text:s text:c="2"/>4 691</text:p>
          </table:table-cell>
          <table:table-cell office:value-type="float" office:value="653" table:style-name="ce36">
            <text:p><text:s text:c="3"/>653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123" table:style-name="ce36">
            <text:p><text:s text:c="3"/>123</text:p>
          </table:table-cell>
          <table:table-cell office:value-type="float" office:value="190" table:style-name="ce36">
            <text:p><text:s text:c="3"/>190</text:p>
          </table:table-cell>
          <table:table-cell office:value-type="float" office:value="370" table:style-name="ce36">
            <text:p><text:s text:c="3"/>37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1145" table:style-name="ce36">
            <text:p><text:s text:c="2"/>1 145</text:p>
          </table:table-cell>
          <table:table-cell office:value-type="float" office:value="719" table:style-name="ce36">
            <text:p><text:s text:c="3"/>719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209" table:style-name="ce36">
            <text:p><text:s text:c="3"/>209</text:p>
          </table:table-cell>
          <table:table-cell office:value-type="float" office:value="317" table:style-name="ce36">
            <text:p><text:s text:c="3"/>317</text:p>
          </table:table-cell>
          <table:table-cell office:value-type="float" office:value="537" table:style-name="ce36">
            <text:p><text:s text:c="3"/>537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587" table:style-name="ce36">
            <text:p><text:s text:c="3"/>587</text:p>
          </table:table-cell>
          <table:table-cell office:value-type="float" office:value="736" table:style-name="ce36">
            <text:p><text:s text:c="3"/>736</text:p>
          </table:table-cell>
          <table:table-cell office:value-type="float" office:value="429" table:style-name="ce36">
            <text:p><text:s text:c="3"/>429</text:p>
          </table:table-cell>
          <table:table-cell office:value-type="float" office:value="761" table:style-name="ce36">
            <text:p><text:s text:c="3"/>7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398" table:style-name="ce36">
            <text:p><text:s text:c="3"/>398</text:p>
          </table:table-cell>
          <table:table-cell office:value-type="float" office:value="315" table:style-name="ce36">
            <text:p><text:s text:c="3"/>315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921842" table:style-name="ce36">
            <text:p><text:s text:c="2"/>921 842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239" table:style-name="ce36">
            <text:p><text:s text:c="3"/>239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258" table:style-name="ce36">
            <text:p><text:s text:c="3"/>258</text:p>
          </table:table-cell>
          <table:table-cell office:value-type="float" office:value="1001" table:style-name="ce36">
            <text:p><text:s text:c="2"/>1 0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138" table:style-name="ce36">
            <text:p><text:s text:c="3"/>138</text:p>
          </table:table-cell>
          <table:table-cell office:value-type="float" office:value="248" table:style-name="ce36">
            <text:p><text:s text:c="3"/>248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49" table:style-name="ce36">
            <text:p><text:s text:c="3"/>1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681" table:style-name="ce36">
            <text:p><text:s text:c="3"/>6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9932" table:style-name="ce36">
            <text:p><text:s text:c="2"/>939 93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7" table:style-name="ce36">
            <text:p><text:s text:c="2"/>1 347</text:p>
          </table:table-cell>
          <table:table-cell office:value-type="float" office:value="229990" table:style-name="ce36">
            <text:p><text:s text:c="2"/>229 9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1484" table:style-name="ce36">
            <text:p><text:s text:c="2"/>231 48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2092" table:style-name="ce37">
            <text:p><text:s text:c="2"/>92 09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44" table:style-name="ce37">
            <text:p><text:s text:c="2"/>2 1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4236" table:style-name="ce37">
            <text:p><text:s text:c="2"/>94 23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40" table:style-name="ce38">
            <text:p><text:s text:c="2"/>1 540</text:p>
          </table:table-cell>
          <table:table-cell office:value-type="float" office:value="21380" table:style-name="ce38">
            <text:p><text:s text:c="2"/>21 38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51" table:style-name="ce38">
            <text:p><text:s text:c="2"/>2 05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006" table:style-name="ce38">
            <text:p><text:s text:c="2"/>25 00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724" table:style-name="ce38">
            <text:p><text:s text:c="2"/>39 7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725" table:style-name="ce38">
            <text:p><text:s text:c="2"/>39 725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7" table:style-name="ce37">
            <text:p><text:s text:c="3"/>457</text:p>
          </table:table-cell>
          <table:table-cell office:value-type="float" office:value="1336" table:style-name="ce37">
            <text:p><text:s text:c="2"/>1 336</text:p>
          </table:table-cell>
          <table:table-cell office:value-type="float" office:value="1564" table:style-name="ce37">
            <text:p><text:s text:c="2"/>1 5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089" table:style-name="ce37">
            <text:p><text:s text:c="2"/>95 0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84" table:style-name="ce37">
            <text:p><text:s text:c="2"/>4 0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2530" table:style-name="ce37">
            <text:p><text:s text:c="2"/>102 53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413" table:style-name="ce38">
            <text:p><text:s text:c="2"/>21 4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413" table:style-name="ce38">
            <text:p><text:s text:c="2"/>21 41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116" table:style-name="ce36">
            <text:p><text:s text:c="3"/>116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875" table:style-name="ce36">
            <text:p><text:s text:c="2"/>25 8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9" table:style-name="ce36">
            <text:p><text:s text:c="3"/>619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683" table:style-name="ce36">
            <text:p><text:s text:c="2"/>26 68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95" table:style-name="ce36">
            <text:p><text:s text:c="2"/>2 8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2274" table:style-name="ce36">
            <text:p><text:s text:c="2"/>242 2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2" table:style-name="ce36">
            <text:p><text:s text:c="3"/>4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5651" table:style-name="ce36">
            <text:p><text:s text:c="2"/>245 65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139" table:style-name="ce36">
            <text:p><text:s text:c="2"/>16 1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1" table:style-name="ce36">
            <text:p><text:s text:c="3"/>2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60" table:style-name="ce36">
            <text:p><text:s text:c="2"/>16 360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448" table:style-name="ce36">
            <text:p><text:s text:c="2"/>42 4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504" table:style-name="ce36">
            <text:p><text:s text:c="2"/>42 50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1177" table:style-name="ce36">
            <text:p><text:s text:c="2"/>161 1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1222" table:style-name="ce36">
            <text:p><text:s text:c="2"/>161 22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87" table:style-name="ce37">
            <text:p><text:s text:c="3"/>98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5426" table:style-name="ce37">
            <text:p><text:s text:c="2"/>135 426</text:p>
          </table:table-cell>
          <table:table-cell office:value-type="float" office:value="1086" table:style-name="ce37">
            <text:p><text:s text:c="2"/>1 0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45" table:style-name="ce37">
            <text:p><text:s text:c="2"/>1 7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6" table:style-name="ce37">
            <text:p><text:s text:c="3"/>1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9360" table:style-name="ce37">
            <text:p><text:s text:c="2"/>139 36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20816" table:style-name="ce38">
            <text:p><text:s text:c="2"/>620 8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9" table:style-name="ce38">
            <text:p><text:s text:c="3"/>4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21245" table:style-name="ce38">
            <text:p><text:s text:c="2"/>621 24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223" table:style-name="ce38">
            <text:p><text:s text:c="3"/>223</text:p>
          </table:table-cell>
          <table:table-cell office:value-type="float" office:value="129" table:style-name="ce38">
            <text:p><text:s text:c="3"/>129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473" table:style-name="ce38">
            <text:p><text:s text:c="3"/>47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4" table:style-name="ce38">
            <text:p><text:s text:c="3"/>64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879" table:style-name="ce38">
            <text:p><text:s text:c="3"/>879</text:p>
          </table:table-cell>
          <table:table-cell office:value-type="float" office:value="244" table:style-name="ce38">
            <text:p><text:s text:c="3"/>244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385" table:style-name="ce38">
            <text:p><text:s text:c="3"/>385</text:p>
          </table:table-cell>
          <table:table-cell office:value-type="float" office:value="93" table:style-name="ce38">
            <text:p><text:s text:c="3"/>93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804" table:style-name="ce38">
            <text:p><text:s text:c="3"/>804</text:p>
          </table:table-cell>
          <table:table-cell office:value-type="float" office:value="1835" table:style-name="ce38">
            <text:p><text:s text:c="2"/>1 835</text:p>
          </table:table-cell>
          <table:table-cell office:value-type="float" office:value="1115" table:style-name="ce38">
            <text:p><text:s text:c="2"/>1 115</text:p>
          </table:table-cell>
          <table:table-cell office:value-type="float" office:value="271" table:style-name="ce38">
            <text:p><text:s text:c="3"/>271</text:p>
          </table:table-cell>
          <table:table-cell office:value-type="float" office:value="72" table:style-name="ce38">
            <text:p><text:s text:c="3"/>72</text:p>
          </table:table-cell>
          <table:table-cell office:value-type="float" office:value="2673" table:style-name="ce38">
            <text:p><text:s text:c="2"/>2 673</text:p>
          </table:table-cell>
          <table:table-cell office:value-type="float" office:value="1238" table:style-name="ce38">
            <text:p><text:s text:c="2"/>1 238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486" table:style-name="ce38">
            <text:p><text:s text:c="3"/>486</text:p>
          </table:table-cell>
          <table:table-cell office:value-type="float" office:value="2093" table:style-name="ce38">
            <text:p><text:s text:c="2"/>2 093</text:p>
          </table:table-cell>
          <table:table-cell office:value-type="float" office:value="1299" table:style-name="ce38">
            <text:p><text:s text:c="2"/>1 299</text:p>
          </table:table-cell>
          <table:table-cell office:value-type="float" office:value="2286" table:style-name="ce38">
            <text:p><text:s text:c="2"/>2 286</text:p>
          </table:table-cell>
          <table:table-cell office:value-type="float" office:value="2681" table:style-name="ce38">
            <text:p><text:s text:c="2"/>2 681</text:p>
          </table:table-cell>
          <table:table-cell office:value-type="float" office:value="1138" table:style-name="ce38">
            <text:p><text:s text:c="2"/>1 138</text:p>
          </table:table-cell>
          <table:table-cell office:value-type="float" office:value="110" table:style-name="ce38">
            <text:p><text:s text:c="3"/>110</text:p>
          </table:table-cell>
          <table:table-cell office:value-type="float" office:value="1123" table:style-name="ce38">
            <text:p><text:s text:c="2"/>1 123</text:p>
          </table:table-cell>
          <table:table-cell office:value-type="float" office:value="113" table:style-name="ce38">
            <text:p><text:s text:c="3"/>113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847" table:style-name="ce38">
            <text:p><text:s text:c="3"/>847</text:p>
          </table:table-cell>
          <table:table-cell office:value-type="float" office:value="108" table:style-name="ce38">
            <text:p><text:s text:c="3"/>108</text:p>
          </table:table-cell>
          <table:table-cell office:value-type="float" office:value="298" table:style-name="ce38">
            <text:p><text:s text:c="3"/>298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4189" table:style-name="ce38">
            <text:p><text:s text:c="2"/>4 189</text:p>
          </table:table-cell>
          <table:table-cell office:value-type="float" office:value="681" table:style-name="ce38">
            <text:p><text:s text:c="3"/>681</text:p>
          </table:table-cell>
          <table:table-cell office:value-type="float" office:value="935" table:style-name="ce38">
            <text:p><text:s text:c="3"/>935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2444" table:style-name="ce38">
            <text:p><text:s text:c="2"/>2 444</text:p>
          </table:table-cell>
          <table:table-cell office:value-type="float" office:value="1981" table:style-name="ce38">
            <text:p><text:s text:c="2"/>1 981</text:p>
          </table:table-cell>
          <table:table-cell office:value-type="float" office:value="470" table:style-name="ce38">
            <text:p><text:s text:c="3"/>470</text:p>
          </table:table-cell>
          <table:table-cell office:value-type="float" office:value="460" table:style-name="ce38">
            <text:p><text:s text:c="3"/>460</text:p>
          </table:table-cell>
          <table:table-cell office:value-type="float" office:value="896" table:style-name="ce38">
            <text:p><text:s text:c="3"/>896</text:p>
          </table:table-cell>
          <table:table-cell office:value-type="float" office:value="218" table:style-name="ce38">
            <text:p><text:s text:c="3"/>218</text:p>
          </table:table-cell>
          <table:table-cell office:value-type="float" office:value="1139" table:style-name="ce38">
            <text:p><text:s text:c="2"/>1 139</text:p>
          </table:table-cell>
          <table:table-cell office:value-type="float" office:value="160" table:style-name="ce38">
            <text:p><text:s text:c="3"/>160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152" table:style-name="ce38">
            <text:p><text:s text:c="3"/>152</text:p>
          </table:table-cell>
          <table:table-cell office:value-type="float" office:value="329" table:style-name="ce38">
            <text:p><text:s text:c="3"/>329</text:p>
          </table:table-cell>
          <table:table-cell office:value-type="float" office:value="9466" table:style-name="ce38">
            <text:p><text:s text:c="2"/>9 466</text:p>
          </table:table-cell>
          <table:table-cell office:value-type="float" office:value="160596" table:style-name="ce38">
            <text:p><text:s text:c="2"/>160 596</text:p>
          </table:table-cell>
          <table:table-cell office:value-type="float" office:value="156" table:style-name="ce38">
            <text:p><text:s text:c="3"/>156</text:p>
          </table:table-cell>
          <table:table-cell office:value-type="float" office:value="1110" table:style-name="ce38">
            <text:p><text:s text:c="2"/>1 110</text:p>
          </table:table-cell>
          <table:table-cell office:value-type="float" office:value="101" table:style-name="ce38">
            <text:p><text:s text:c="3"/>101</text:p>
          </table:table-cell>
          <table:table-cell office:value-type="float" office:value="2434" table:style-name="ce38">
            <text:p><text:s text:c="2"/>2 434</text:p>
          </table:table-cell>
          <table:table-cell office:value-type="float" office:value="1366" table:style-name="ce38">
            <text:p><text:s text:c="2"/>1 366</text:p>
          </table:table-cell>
          <table:table-cell office:value-type="float" office:value="117" table:style-name="ce38">
            <text:p><text:s text:c="3"/>117</text:p>
          </table:table-cell>
          <table:table-cell office:value-type="float" office:value="1951" table:style-name="ce38">
            <text:p><text:s text:c="2"/>1 951</text:p>
          </table:table-cell>
          <table:table-cell office:value-type="float" office:value="148" table:style-name="ce38">
            <text:p><text:s text:c="3"/>148</text:p>
          </table:table-cell>
          <table:table-cell office:value-type="float" office:value="279" table:style-name="ce38">
            <text:p><text:s text:c="3"/>279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648" table:style-name="ce38">
            <text:p><text:s text:c="3"/>648</text:p>
          </table:table-cell>
          <table:table-cell office:value-type="float" office:value="407" table:style-name="ce38">
            <text:p><text:s text:c="3"/>407</text:p>
          </table:table-cell>
          <table:table-cell office:value-type="float" office:value="431" table:style-name="ce38">
            <text:p><text:s text:c="3"/>43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6785" table:style-name="ce38">
            <text:p><text:s text:c="2"/>216 785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6758" table:style-name="ce37">
            <text:p><text:s text:c="2"/>426 7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6758" table:style-name="ce37">
            <text:p><text:s text:c="2"/>426 758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56" table:style-name="ce38">
            <text:p><text:s text:c="2"/>1 05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3657" table:style-name="ce38">
            <text:p><text:s text:c="2"/>203 65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605" table:style-name="ce38">
            <text:p><text:s text:c="2"/>5 605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0321" table:style-name="ce38">
            <text:p><text:s text:c="2"/>210 32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285" table:style-name="ce36">
            <text:p><text:s text:c="3"/>285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290" table:style-name="ce36">
            <text:p><text:s text:c="3"/>290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225" table:style-name="ce36">
            <text:p><text:s text:c="3"/>225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226" table:style-name="ce36">
            <text:p><text:s text:c="3"/>226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2" table:style-name="ce36">
            <text:p><text:s text:c="3"/>412</text:p>
          </table:table-cell>
          <table:table-cell office:value-type="float" office:value="825" table:style-name="ce36">
            <text:p><text:s text:c="3"/>825</text:p>
          </table:table-cell>
          <table:table-cell office:value-type="float" office:value="398" table:style-name="ce36">
            <text:p><text:s text:c="3"/>398</text:p>
          </table:table-cell>
          <table:table-cell office:value-type="float" office:value="1123" table:style-name="ce36">
            <text:p><text:s text:c="2"/>1 123</text:p>
          </table:table-cell>
          <table:table-cell office:value-type="float" office:value="272" table:style-name="ce36">
            <text:p><text:s text:c="3"/>272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231" table:style-name="ce36">
            <text:p><text:s text:c="3"/>231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1180" table:style-name="ce36">
            <text:p><text:s text:c="2"/>1 180</text:p>
          </table:table-cell>
          <table:table-cell office:value-type="float" office:value="673" table:style-name="ce36">
            <text:p><text:s text:c="3"/>673</text:p>
          </table:table-cell>
          <table:table-cell office:value-type="float" office:value="1969" table:style-name="ce36">
            <text:p><text:s text:c="2"/>1 969</text:p>
          </table:table-cell>
          <table:table-cell office:value-type="float" office:value="1158" table:style-name="ce36">
            <text:p><text:s text:c="2"/>1 158</text:p>
          </table:table-cell>
          <table:table-cell office:value-type="float" office:value="429" table:style-name="ce36">
            <text:p><text:s text:c="3"/>429</text:p>
          </table:table-cell>
          <table:table-cell office:value-type="float" office:value="338" table:style-name="ce36">
            <text:p><text:s text:c="3"/>338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314" table:style-name="ce36">
            <text:p><text:s text:c="3"/>314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1" table:style-name="ce36">
            <text:p><text:s text:c="3"/>6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2" table:style-name="ce36">
            <text:p><text:s text:c="3"/>262</text:p>
          </table:table-cell>
          <table:table-cell office:value-type="float" office:value="1077" table:style-name="ce36">
            <text:p><text:s text:c="2"/>1 077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18" table:style-name="ce36">
            <text:p><text:s text:c="2"/>4 8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76" table:style-name="ce36">
            <text:p><text:s text:c="2"/>10 276</text:p>
          </table:table-cell>
          <table:table-cell office:value-type="float" office:value="15391" table:style-name="ce36">
            <text:p><text:s text:c="2"/>15 391</text:p>
          </table:table-cell>
          <table:table-cell office:value-type="float" office:value="850" table:style-name="ce36">
            <text:p><text:s text:c="3"/>850</text:p>
          </table:table-cell>
          <table:table-cell office:value-type="float" office:value="1538" table:style-name="ce36">
            <text:p><text:s text:c="2"/>1 538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779" table:style-name="ce36">
            <text:p><text:s text:c="2"/>46 77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788" table:style-name="ce36">
            <text:p><text:s text:c="2"/>55 7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39" table:style-name="ce36">
            <text:p><text:s text:c="2"/>1 539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330" table:style-name="ce36">
            <text:p><text:s text:c="2"/>57 330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6" table:style-name="ce36">
            <text:p><text:s text:c="3"/>146</text:p>
          </table:table-cell>
          <table:table-cell office:value-type="float" office:value="11507" table:style-name="ce36">
            <text:p><text:s text:c="2"/>11 5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173" table:style-name="ce36">
            <text:p><text:s text:c="2"/>97 1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31" table:style-name="ce36">
            <text:p><text:s text:c="2"/>9 131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06" table:style-name="ce36">
            <text:p><text:s text:c="2"/>2 6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0642" table:style-name="ce36">
            <text:p><text:s text:c="2"/>120 64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1" table:style-name="ce36">
            <text:p><text:s text:c="2"/>1 121</text:p>
          </table:table-cell>
          <table:table-cell office:value-type="float" office:value="567" table:style-name="ce36">
            <text:p><text:s text:c="3"/>567</text:p>
          </table:table-cell>
          <table:table-cell office:value-type="float" office:value="2877" table:style-name="ce36">
            <text:p><text:s text:c="2"/>2 8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9" table:style-name="ce36">
            <text:p><text:s text:c="3"/>7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0" table:style-name="ce36">
            <text:p><text:s text:c="3"/>5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498" table:style-name="ce36">
            <text:p><text:s text:c="2"/>38 4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322" table:style-name="ce36">
            <text:p><text:s text:c="2"/>44 32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817" table:style-name="ce36">
            <text:p><text:s text:c="2"/>99 8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817" table:style-name="ce36">
            <text:p><text:s text:c="2"/>99 81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5" table:style-name="ce37">
            <text:p><text:s text:c="3"/>345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0416" table:style-name="ce37">
            <text:p><text:s text:c="2"/>130 4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4" table:style-name="ce37">
            <text:p><text:s text:c="3"/>484</text:p>
          </table:table-cell>
          <table:table-cell office:value-type="float" office:value="284" table:style-name="ce37">
            <text:p><text:s text:c="3"/>2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1614" table:style-name="ce37">
            <text:p><text:s text:c="2"/>131 61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616" table:style-name="ce38">
            <text:p><text:s text:c="2"/>39 6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616" table:style-name="ce38">
            <text:p><text:s text:c="2"/>39 616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99932" table:style-name="ce38">
            <text:p><text:s text:c="2"/>699 93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99932" table:style-name="ce38">
            <text:p><text:s text:c="2"/>699 932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910" table:style-name="ce37">
            <text:p><text:s text:c="2"/>13 9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910" table:style-name="ce37">
            <text:p><text:s text:c="2"/>13 91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0432" table:style-name="ce38">
            <text:p><text:s text:c="2"/>310 43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0432" table:style-name="ce38">
            <text:p><text:s text:c="2"/>310 43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56" table:style-name="ce36">
            <text:p><text:s text:c="2"/>3 356</text:p>
          </table:table-cell>
          <table:table-cell office:value-type="float" office:value="764" table:style-name="ce36">
            <text:p><text:s text:c="3"/>764</text:p>
          </table:table-cell>
          <table:table-cell office:value-type="float" office:value="121455" table:style-name="ce36">
            <text:p><text:s text:c="2"/>121 4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575" table:style-name="ce36">
            <text:p><text:s text:c="2"/>125 57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3154" table:style-name="ce36">
            <text:p><text:s text:c="2"/>193 1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3154" table:style-name="ce36">
            <text:p><text:s text:c="2"/>193 154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7" table:style-name="ce36">
            <text:p><text:s text:c="3"/>647</text:p>
          </table:table-cell>
          <table:table-cell office:value-type="float" office:value="113" table:style-name="ce36">
            <text:p><text:s text:c="3"/>1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47" table:style-name="ce36">
            <text:p><text:s text:c="2"/>2 347</text:p>
          </table:table-cell>
          <table:table-cell office:value-type="float" office:value="248178" table:style-name="ce36">
            <text:p><text:s text:c="2"/>248 1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1285" table:style-name="ce36">
            <text:p><text:s text:c="2"/>251 28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5" table:style-name="ce36">
            <text:p><text:s text:c="2"/>1 3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2" table:style-name="ce36">
            <text:p><text:s text:c="3"/>752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666" table:style-name="ce36">
            <text:p><text:s text:c="2"/>34 6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746" table:style-name="ce36">
            <text:p><text:s text:c="2"/>36 74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100" table:style-name="ce36">
            <text:p><text:s text:c="2"/>74 1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100" table:style-name="ce36">
            <text:p><text:s text:c="2"/>74 10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19" table:style-name="ce38">
            <text:p><text:s text:c="3"/>9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656" table:style-name="ce38">
            <text:p><text:s text:c="2"/>5 65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473" table:style-name="ce38">
            <text:p><text:s text:c="2"/>21 47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048" table:style-name="ce38">
            <text:p><text:s text:c="2"/>28 048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3" table:style-name="ce38">
            <text:p><text:s text:c="3"/>20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6982" table:style-name="ce38">
            <text:p><text:s text:c="2"/>46 98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7185" table:style-name="ce38">
            <text:p><text:s text:c="2"/>47 185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8415" table:style-name="ce38">
            <text:p><text:s text:c="2"/>68 415</text:p>
          </table:table-cell>
          <table:table-cell office:value-type="float" office:value="68415" table:style-name="ce38">
            <text:p><text:s text:c="2"/>68 415</text:p>
          </table:table-cell>
          <table:table-cell table:number-columns-repeated="16313"/>
        </table:table-row>
        <table:table-row table:style-name="ro5">
          <table:table-cell table:style-name="ce10"/>
          <table:table-cell table:style-name="ce11"/>
          <table:table-cell table:number-columns-repeated="69" table:style-name="ce37"/>
          <table:table-cell table:number-columns-repeated="1631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401405" table:style-name="ce39">
            <text:p><text:s text:c="2"/>401 405</text:p>
          </table:table-cell>
          <table:table-cell office:value-type="float" office:value="154479" table:style-name="ce39">
            <text:p><text:s text:c="2"/>154 479</text:p>
          </table:table-cell>
          <table:table-cell office:value-type="float" office:value="35626" table:style-name="ce39">
            <text:p><text:s text:c="2"/>35 626</text:p>
          </table:table-cell>
          <table:table-cell office:value-type="float" office:value="18032" table:style-name="ce39">
            <text:p><text:s text:c="2"/>18 032</text:p>
          </table:table-cell>
          <table:table-cell office:value-type="float" office:value="126066" table:style-name="ce39">
            <text:p><text:s text:c="2"/>126 066</text:p>
          </table:table-cell>
          <table:table-cell office:value-type="float" office:value="55231" table:style-name="ce39">
            <text:p><text:s text:c="2"/>55 231</text:p>
          </table:table-cell>
          <table:table-cell office:value-type="float" office:value="16261" table:style-name="ce39">
            <text:p><text:s text:c="2"/>16 261</text:p>
          </table:table-cell>
          <table:table-cell office:value-type="float" office:value="274357" table:style-name="ce39">
            <text:p><text:s text:c="2"/>274 357</text:p>
          </table:table-cell>
          <table:table-cell office:value-type="float" office:value="61305" table:style-name="ce39">
            <text:p><text:s text:c="2"/>61 305</text:p>
          </table:table-cell>
          <table:table-cell office:value-type="float" office:value="288680" table:style-name="ce39">
            <text:p><text:s text:c="2"/>288 680</text:p>
          </table:table-cell>
          <table:table-cell office:value-type="float" office:value="75249" table:style-name="ce39">
            <text:p><text:s text:c="2"/>75 249</text:p>
          </table:table-cell>
          <table:table-cell office:value-type="float" office:value="15372" table:style-name="ce39">
            <text:p><text:s text:c="2"/>15 372</text:p>
          </table:table-cell>
          <table:table-cell office:value-type="float" office:value="49790" table:style-name="ce39">
            <text:p><text:s text:c="2"/>49 790</text:p>
          </table:table-cell>
          <table:table-cell office:value-type="float" office:value="63949" table:style-name="ce39">
            <text:p><text:s text:c="2"/>63 949</text:p>
          </table:table-cell>
          <table:table-cell office:value-type="float" office:value="43241" table:style-name="ce39">
            <text:p><text:s text:c="2"/>43 241</text:p>
          </table:table-cell>
          <table:table-cell office:value-type="float" office:value="26656" table:style-name="ce39">
            <text:p><text:s text:c="2"/>26 656</text:p>
          </table:table-cell>
          <table:table-cell office:value-type="float" office:value="89941" table:style-name="ce39">
            <text:p><text:s text:c="2"/>89 941</text:p>
          </table:table-cell>
          <table:table-cell office:value-type="float" office:value="19094" table:style-name="ce39">
            <text:p><text:s text:c="2"/>19 094</text:p>
          </table:table-cell>
          <table:table-cell office:value-type="float" office:value="364717" table:style-name="ce39">
            <text:p><text:s text:c="2"/>364 717</text:p>
          </table:table-cell>
          <table:table-cell office:value-type="float" office:value="49454" table:style-name="ce39">
            <text:p><text:s text:c="2"/>49 454</text:p>
          </table:table-cell>
          <table:table-cell office:value-type="float" office:value="152589" table:style-name="ce39">
            <text:p><text:s text:c="2"/>152 589</text:p>
          </table:table-cell>
          <table:table-cell office:value-type="float" office:value="77435" table:style-name="ce39">
            <text:p><text:s text:c="2"/>77 435</text:p>
          </table:table-cell>
          <table:table-cell office:value-type="float" office:value="44200" table:style-name="ce39">
            <text:p><text:s text:c="2"/>44 200</text:p>
          </table:table-cell>
          <table:table-cell office:value-type="float" office:value="58882" table:style-name="ce39">
            <text:p><text:s text:c="2"/>58 882</text:p>
          </table:table-cell>
          <table:table-cell office:value-type="float" office:value="109049" table:style-name="ce39">
            <text:p><text:s text:c="2"/>109 049</text:p>
          </table:table-cell>
          <table:table-cell office:value-type="float" office:value="79046" table:style-name="ce39">
            <text:p><text:s text:c="2"/>79 046</text:p>
          </table:table-cell>
          <table:table-cell office:value-type="float" office:value="101023" table:style-name="ce39">
            <text:p><text:s text:c="2"/>101 023</text:p>
          </table:table-cell>
          <table:table-cell office:value-type="float" office:value="51842" table:style-name="ce39">
            <text:p><text:s text:c="2"/>51 842</text:p>
          </table:table-cell>
          <table:table-cell office:value-type="float" office:value="87993" table:style-name="ce39">
            <text:p><text:s text:c="2"/>87 993</text:p>
          </table:table-cell>
          <table:table-cell office:value-type="float" office:value="93700" table:style-name="ce39">
            <text:p><text:s text:c="2"/>93 700</text:p>
          </table:table-cell>
          <table:table-cell office:value-type="float" office:value="68441" table:style-name="ce39">
            <text:p><text:s text:c="2"/>68 441</text:p>
          </table:table-cell>
          <table:table-cell office:value-type="float" office:value="114045" table:style-name="ce39">
            <text:p><text:s text:c="2"/>114 045</text:p>
          </table:table-cell>
          <table:table-cell office:value-type="float" office:value="157974" table:style-name="ce39">
            <text:p><text:s text:c="2"/>157 974</text:p>
          </table:table-cell>
          <table:table-cell office:value-type="float" office:value="81040" table:style-name="ce39">
            <text:p><text:s text:c="2"/>81 040</text:p>
          </table:table-cell>
          <table:table-cell office:value-type="float" office:value="40286" table:style-name="ce39">
            <text:p><text:s text:c="2"/>40 286</text:p>
          </table:table-cell>
          <table:table-cell office:value-type="float" office:value="70236" table:style-name="ce39">
            <text:p><text:s text:c="2"/>70 236</text:p>
          </table:table-cell>
          <table:table-cell office:value-type="float" office:value="67558" table:style-name="ce39">
            <text:p><text:s text:c="2"/>67 558</text:p>
          </table:table-cell>
          <table:table-cell office:value-type="float" office:value="258553" table:style-name="ce39">
            <text:p><text:s text:c="2"/>258 553</text:p>
          </table:table-cell>
          <table:table-cell office:value-type="float" office:value="71323" table:style-name="ce39">
            <text:p><text:s text:c="2"/>71 323</text:p>
          </table:table-cell>
          <table:table-cell office:value-type="float" office:value="546867" table:style-name="ce39">
            <text:p><text:s text:c="2"/>546 867</text:p>
          </table:table-cell>
          <table:table-cell office:value-type="float" office:value="157410" table:style-name="ce39">
            <text:p><text:s text:c="2"/>157 410</text:p>
          </table:table-cell>
          <table:table-cell office:value-type="float" office:value="1007473" table:style-name="ce39">
            <text:p><text:s/>1 007 473</text:p>
          </table:table-cell>
          <table:table-cell office:value-type="float" office:value="339044" table:style-name="ce39">
            <text:p><text:s text:c="2"/>339 044</text:p>
          </table:table-cell>
          <table:table-cell office:value-type="float" office:value="21912" table:style-name="ce39">
            <text:p><text:s text:c="2"/>21 912</text:p>
          </table:table-cell>
          <table:table-cell office:value-type="float" office:value="40196" table:style-name="ce39">
            <text:p><text:s text:c="2"/>40 196</text:p>
          </table:table-cell>
          <table:table-cell office:value-type="float" office:value="119988" table:style-name="ce39">
            <text:p><text:s text:c="2"/>119 988</text:p>
          </table:table-cell>
          <table:table-cell office:value-type="float" office:value="26332" table:style-name="ce39">
            <text:p><text:s text:c="2"/>26 332</text:p>
          </table:table-cell>
          <table:table-cell office:value-type="float" office:value="244203" table:style-name="ce39">
            <text:p><text:s text:c="2"/>244 203</text:p>
          </table:table-cell>
          <table:table-cell office:value-type="float" office:value="16736" table:style-name="ce39">
            <text:p><text:s text:c="2"/>16 736</text:p>
          </table:table-cell>
          <table:table-cell office:value-type="float" office:value="42586" table:style-name="ce39">
            <text:p><text:s text:c="2"/>42 586</text:p>
          </table:table-cell>
          <table:table-cell office:value-type="float" office:value="161849" table:style-name="ce39">
            <text:p><text:s text:c="2"/>161 849</text:p>
          </table:table-cell>
          <table:table-cell office:value-type="float" office:value="137966" table:style-name="ce39">
            <text:p><text:s text:c="2"/>137 966</text:p>
          </table:table-cell>
          <table:table-cell office:value-type="float" office:value="633315" table:style-name="ce39">
            <text:p><text:s text:c="2"/>633 315</text:p>
          </table:table-cell>
          <table:table-cell office:value-type="float" office:value="587354" table:style-name="ce39">
            <text:p><text:s text:c="2"/>587 354</text:p>
          </table:table-cell>
          <table:table-cell office:value-type="float" office:value="203851" table:style-name="ce39">
            <text:p><text:s text:c="2"/>203 851</text:p>
          </table:table-cell>
          <table:table-cell office:value-type="float" office:value="61893" table:style-name="ce39">
            <text:p><text:s text:c="2"/>61 893</text:p>
          </table:table-cell>
          <table:table-cell office:value-type="float" office:value="97303" table:style-name="ce39">
            <text:p><text:s text:c="2"/>97 303</text:p>
          </table:table-cell>
          <table:table-cell office:value-type="float" office:value="43906" table:style-name="ce39">
            <text:p><text:s text:c="2"/>43 906</text:p>
          </table:table-cell>
          <table:table-cell office:value-type="float" office:value="231775" table:style-name="ce39">
            <text:p><text:s text:c="2"/>231 775</text:p>
          </table:table-cell>
          <table:table-cell office:value-type="float" office:value="39871" table:style-name="ce39">
            <text:p><text:s text:c="2"/>39 871</text:p>
          </table:table-cell>
          <table:table-cell office:value-type="float" office:value="763103" table:style-name="ce39">
            <text:p><text:s text:c="2"/>763 103</text:p>
          </table:table-cell>
          <table:table-cell office:value-type="float" office:value="327197" table:style-name="ce39">
            <text:p><text:s text:c="2"/>327 197</text:p>
          </table:table-cell>
          <table:table-cell office:value-type="float" office:value="122733" table:style-name="ce39">
            <text:p><text:s text:c="2"/>122 733</text:p>
          </table:table-cell>
          <table:table-cell office:value-type="float" office:value="197043" table:style-name="ce39">
            <text:p><text:s text:c="2"/>197 043</text:p>
          </table:table-cell>
          <table:table-cell office:value-type="float" office:value="248933" table:style-name="ce39">
            <text:p><text:s text:c="2"/>248 933</text:p>
          </table:table-cell>
          <table:table-cell office:value-type="float" office:value="37754" table:style-name="ce39">
            <text:p><text:s text:c="2"/>37 754</text:p>
          </table:table-cell>
          <table:table-cell office:value-type="float" office:value="143783" table:style-name="ce39">
            <text:p><text:s text:c="2"/>143 783</text:p>
          </table:table-cell>
          <table:table-cell office:value-type="float" office:value="68415" table:style-name="ce39">
            <text:p><text:s text:c="2"/>68 415</text:p>
          </table:table-cell>
          <table:table-cell office:value-type="float" office:value="10684911" table:style-name="ce39">
            <text:p><text:s/>10 684 911</text:p>
          </table:table-cell>
          <table:table-cell table:number-columns-repeated="16313" table:style-name="ce16"/>
        </table:table-row>
        <table:table-row table:style-name="ro4">
          <table:table-cell table:style-name="ce31"/>
          <table:table-cell table:number-columns-repeated="70" table:style-name="ce32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importaca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7">
            <text:p>Tabela 3 - Recursos de bens e serviços - 2017</text:p>
          </table:table-cell>
          <table:table-cell table:number-columns-repeated="2" table:style-name="ce17"/>
          <table:table-cell table:number-columns-repeated="16381" table:style-name="ce1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  <draw:frame draw:z-index="1" draw:id="id0" draw:style-name="a4" draw:name="Texto 4" svg:x="0in" svg:y="0.02083in" svg:width="0in" svg:height="0.51042in">
              <draw:text-box>
                <text:p text:style-name="a1" text:class-names="" text:cond-style-name=""><text:span text:style-name="a0" text:class-names="">DESCRIÇÃO DO PRODUTO</text:span></text:p>
                <text:p text:style-name="a3" text:class-names="" text:cond-style-name=""><text:span text:style-name="a2" text:class-names="">NÍVEL 80</text:span></text:p>
              </draw:text-box>
              <svg:title/>
              <svg:desc/>
            </draw:frame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54">
            <text:p>Preços do ano anterior em <text:s/>1 000 000 R$</text:p>
          </table:table-cell>
          <table:table-cell table:number-columns-repeated="16381"/>
        </table:table-row>
        <table:table-row table:style-name="ro3">
          <table:covered-table-cell>
            <draw:frame draw:z-index="2" draw:id="id1" draw:style-name="a9" draw:name="Texto 16" svg:x="0in" svg:y="0.05208in" svg:width="0in" svg:height="0.32292in">
              <draw:text-box>
                <text:p text:style-name="a6" text:class-names="" text:cond-style-name=""><text:span text:style-name="a5" text:class-names="">Dummy</text:span></text:p>
                <text:p text:style-name="a8" text:class-names="" text:cond-style-name=""><text:span text:style-name="a7" text:class-names="">financeiro</text:span></text:p>
              </draw:text-box>
              <svg:title/>
              <svg:desc/>
            </draw:frame>
            <draw:frame draw:z-index="3" draw:id="id2" draw:style-name="a12" draw:name="Texto 17" svg:x="0in" svg:y="0.04167in" svg:width="0in" svg:height="0.33333in">
              <draw:text-box>
                <text:p text:style-name="a11" text:class-names="" text:cond-style-name=""><text:span text:style-name="a10" text:class-names="">Total</text:span></text:p>
              </draw:text-box>
              <svg:title/>
              <svg:desc/>
            </draw:frame>
          </table:covered-table-cell>
          <table:covered-table-cell/>
          <table:table-cell office:value-type="string" table:style-name="ce34">
            <text:p>Importação de bens</text:p>
            <text:p>e serviços (1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5134" table:style-name="ce36">
            <text:p><text:s text:c="2"/>5 134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820" table:style-name="ce36">
            <text:p><text:s text:c="3"/>82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77" table:style-name="ce36">
            <text:p><text:s text:c="3"/>17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450" table:style-name="ce36">
            <text:p><text:s text:c="3"/>45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2528" table:style-name="ce37">
            <text:p><text:s text:c="2"/>2 528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54" table:style-name="ce37">
            <text:p><text:s text:c="3"/>54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51" table:style-name="ce37">
            <text:p><text:s text:c="3"/>51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425" table:style-name="ce37">
            <text:p><text:s text:c="2"/>2 425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115" table:style-name="ce37">
            <text:p><text:s text:c="3"/>11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8" table:style-name="ce36">
            <text:p><text:s text:c="3"/>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69" table:style-name="ce36">
            <text:p><text:s text:c="3"/>69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205" table:style-name="ce36">
            <text:p><text:s text:c="2"/>1 205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772" table:style-name="ce36">
            <text:p><text:s text:c="2"/>1 772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7267" table:style-name="ce37">
            <text:p><text:s text:c="2"/>7 267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1735" table:style-name="ce37">
            <text:p><text:s text:c="2"/>1 735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16247" table:style-name="ce37">
            <text:p><text:s text:c="2"/>16 247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3296" table:style-name="ce37">
            <text:p><text:s text:c="2"/>3 296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603" table:style-name="ce36">
            <text:p><text:s text:c="2"/>1 60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" table:style-name="ce36">
            <text:p><text:s text:c="3"/>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24" table:style-name="ce36">
            <text:p><text:s text:c="3"/>2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2733" table:style-name="ce36">
            <text:p><text:s text:c="2"/>2 733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2" table:style-name="ce36">
            <text:p><text:s text:c="3"/>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728" table:style-name="ce37">
            <text:p><text:s text:c="2"/>1 72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32" table:style-name="ce38">
            <text:p><text:s text:c="3"/>3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3230" table:style-name="ce37">
            <text:p><text:s text:c="2"/>3 23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3188" table:style-name="ce37">
            <text:p><text:s text:c="2"/>3 188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250" table:style-name="ce37">
            <text:p><text:s text:c="3"/>25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1046" table:style-name="ce36">
            <text:p><text:s text:c="2"/>1 04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1193" table:style-name="ce36">
            <text:p><text:s text:c="2"/>1 19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876" table:style-name="ce36">
            <text:p><text:s text:c="3"/>87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3278" table:style-name="ce36">
            <text:p><text:s text:c="2"/>3 278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9326" table:style-name="ce36">
            <text:p><text:s text:c="2"/>9 32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7966" table:style-name="ce37">
            <text:p><text:s text:c="2"/>7 96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899" table:style-name="ce37">
            <text:p><text:s text:c="2"/>1 89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4227" table:style-name="ce37">
            <text:p><text:s text:c="2"/>4 22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4659" table:style-name="ce37">
            <text:p><text:s text:c="2"/>4 659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0600" table:style-name="ce38">
            <text:p><text:s text:c="2"/>10 60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3212" table:style-name="ce36">
            <text:p><text:s text:c="2"/>3 21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73" table:style-name="ce36">
            <text:p><text:s text:c="3"/>37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663" table:style-name="ce36">
            <text:p><text:s text:c="3"/>66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3380" table:style-name="ce36">
            <text:p><text:s text:c="2"/>3 38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44" table:style-name="ce36">
            <text:p><text:s text:c="3"/>34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3237" table:style-name="ce37">
            <text:p><text:s text:c="2"/>3 23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0921" table:style-name="ce37">
            <text:p><text:s text:c="2"/>10 92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71" table:style-name="ce37">
            <text:p><text:s text:c="3"/>7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9578" table:style-name="ce36">
            <text:p><text:s text:c="2"/>29 57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3382" table:style-name="ce36">
            <text:p><text:s text:c="2"/>3 382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29540" table:style-name="ce36">
            <text:p><text:s text:c="2"/>29 54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5283" table:style-name="ce36">
            <text:p><text:s text:c="2"/>5 28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24108" table:style-name="ce36">
            <text:p><text:s text:c="2"/>24 10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18279" table:style-name="ce37">
            <text:p><text:s text:c="2"/>18 27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12200" table:style-name="ce38">
            <text:p><text:s text:c="2"/>12 20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7909" table:style-name="ce38">
            <text:p><text:s text:c="2"/>7 909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1537" table:style-name="ce37">
            <text:p><text:s text:c="2"/>1 53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12431" table:style-name="ce38">
            <text:p><text:s text:c="2"/>12 43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29397" table:style-name="ce36">
            <text:p><text:s text:c="2"/>29 39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7424" table:style-name="ce36">
            <text:p><text:s text:c="2"/>7 42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9008" table:style-name="ce36">
            <text:p><text:s text:c="2"/>9 008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233" table:style-name="ce36">
            <text:p><text:s text:c="3"/>23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17" table:style-name="ce36">
            <text:p><text:s text:c="3"/>21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5036" table:style-name="ce38">
            <text:p><text:s text:c="2"/>5 03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424" table:style-name="ce37">
            <text:p><text:s text:c="3"/>42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8197" table:style-name="ce37">
            <text:p><text:s text:c="2"/>8 197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10309" table:style-name="ce37">
            <text:p><text:s text:c="2"/>10 30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325" table:style-name="ce37">
            <text:p><text:s text:c="3"/>32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2340" table:style-name="ce36">
            <text:p><text:s text:c="2"/>12 34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8909" table:style-name="ce36">
            <text:p><text:s text:c="2"/>18 909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11289" table:style-name="ce36">
            <text:p><text:s text:c="2"/>11 28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26382" table:style-name="ce36">
            <text:p><text:s text:c="2"/>26 38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12080" table:style-name="ce36">
            <text:p><text:s text:c="2"/>12 08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20909" table:style-name="ce37">
            <text:p><text:s text:c="2"/>20 90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3149" table:style-name="ce38">
            <text:p><text:s text:c="2"/>3 14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1531" table:style-name="ce38">
            <text:p><text:s text:c="2"/>1 531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2670" table:style-name="ce37">
            <text:p><text:s text:c="2"/>2 67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39506" table:style-name="ce38">
            <text:p><text:s text:c="2"/>39 50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17949" table:style-name="ce36">
            <text:p><text:s text:c="2"/>17 94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2752" table:style-name="ce36">
            <text:p><text:s text:c="2"/>2 752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27219" table:style-name="ce36">
            <text:p><text:s text:c="2"/>27 21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17062" table:style-name="ce36">
            <text:p><text:s text:c="2"/>17 06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2003" table:style-name="ce36">
            <text:p><text:s text:c="2"/>2 00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12533" table:style-name="ce37">
            <text:p><text:s text:c="2"/>12 53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13827" table:style-name="ce38">
            <text:p><text:s text:c="2"/>13 82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4674" table:style-name="ce38">
            <text:p><text:s text:c="2"/>4 674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640" table:style-name="ce38">
            <text:p><text:s text:c="3"/>64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588" table:style-name="ce36">
            <text:p><text:s text:c="2"/>1 58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2058" table:style-name="ce36">
            <text:p><text:s text:c="2"/>2 05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60" table:style-name="ce36">
            <text:p><text:s text:c="3"/>6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2750" table:style-name="ce38">
            <text:p><text:s text:c="2"/>2 75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4347" table:style-name="ce37">
            <text:p><text:s text:c="2"/>4 34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7362" table:style-name="ce37">
            <text:p><text:s text:c="2"/>7 362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2391" table:style-name="ce37">
            <text:p><text:s text:c="2"/>2 39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26" table:style-name="ce37">
            <text:p><text:s text:c="3"/>2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0831" table:style-name="ce36">
            <text:p><text:s text:c="2"/>20 83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15694" table:style-name="ce36">
            <text:p><text:s text:c="2"/>15 69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2514" table:style-name="ce36">
            <text:p><text:s text:c="2"/>2 514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713" table:style-name="ce36">
            <text:p><text:s text:c="3"/>71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1197" table:style-name="ce36">
            <text:p><text:s text:c="2"/>1 19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3672" table:style-name="ce37">
            <text:p><text:s text:c="2"/>13 67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25513" table:style-name="ce37">
            <text:p><text:s text:c="2"/>25 51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5133" table:style-name="ce37">
            <text:p><text:s text:c="2"/>5 133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7958" table:style-name="ce37">
            <text:p><text:s text:c="2"/>7 95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12404" table:style-name="ce36">
            <text:p><text:s text:c="2"/>12 404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4315" table:style-name="ce36">
            <text:p><text:s text:c="2"/>4 31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76551" table:style-name="ce36">
            <text:p><text:s text:c="2"/>76 55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1583" table:style-name="ce36">
            <text:p><text:s text:c="2"/>1 583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5244" table:style-name="ce37">
            <text:p><text:s text:c="2"/>5 244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1133" table:style-name="ce36">
            <text:p><text:s text:c="2"/>1 13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1008" table:style-name="ce36">
            <text:p><text:s text:c="2"/>1 00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5634" table:style-name="ce36">
            <text:p><text:s text:c="2"/>5 634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table:style-name="ce10"/>
          <table:table-cell table:style-name="ce11"/>
          <table:table-cell table:style-name="ce37"/>
          <table:table-cell table:number-columns-repeated="16381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807335" table:style-name="ce48">
            <text:p><text:s text:c="2"/>807 335</text:p>
          </table:table-cell>
          <table:table-cell table:number-columns-repeated="16381" table:style-name="ce16"/>
        </table:table-row>
        <table:table-row table:style-name="ro4">
          <table:table-cell table:style-name="ce31"/>
          <table:table-cell table:number-columns-repeated="2" table:style-name="ce32"/>
          <table:table-cell table:number-columns-repeated="16381"/>
        </table:table-row>
        <table:table-row table:style-name="ro8">
          <table:table-cell office:value-type="string" table:style-name="ce3">
            <text:p>Fonte: IBGE, Diretoria de Pesquisas, Coordenação de Contas Nacionais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(1) Importação de bens e serviços líquida de ajuste CIF/FOB.</text:p>
          </table:table-cell>
          <table:table-cell table:number-columns-repeated="16383" table:style-name="ce1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7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7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7P0"/>
    </number:number-style>
    <number:number-style style:name="N68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8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6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49Z</dc:date>
    <meta:print-date>2006-08-24T11:49:52Z</meta:print-date>
  </office:meta>
</office:document-meta>
</file>